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C0000008D3733DEE06BFF866E.png" manifest:media-type="image/png"/>
  <manifest:file-entry manifest:full-path="Pictures/1000000100000075000000498B45779E2E47F487.png" manifest:media-type="image/png"/>
  <manifest:file-entry manifest:full-path="Pictures/1000000100000080000000802F260AA07D3ACAE1.png" manifest:media-type="image/png"/>
  <manifest:file-entry manifest:full-path="Pictures/1000000100000124000001C7F948593C94220F36.png" manifest:media-type="image/png"/>
  <manifest:file-entry manifest:full-path="Pictures/10000001000002D6000001E31476E6CB25A8A027.png" manifest:media-type="image/png"/>
  <manifest:file-entry manifest:full-path="Pictures/1000000100000073000000630FC69D10B34638D3.png" manifest:media-type="image/png"/>
  <manifest:file-entry manifest:full-path="Pictures/10000001000001200000016BC67BF1E625898AC9.png" manifest:media-type="image/png"/>
  <manifest:file-entry manifest:full-path="Pictures/1000000100000110000000A5F6F9B7B930916C4E.png" manifest:media-type="image/png"/>
  <manifest:file-entry manifest:full-path="Pictures/10000001000000CC0000008D67467B4D661F2305.png" manifest:media-type="image/png"/>
  <manifest:file-entry manifest:full-path="Pictures/10000001000000D70000012AC6E8DF58BF544C86.png" manifest:media-type="image/png"/>
  <manifest:file-entry manifest:full-path="Pictures/10000001000000890000007298276B2223A7EC69.png" manifest:media-type="image/png"/>
  <manifest:file-entry manifest:full-path="Pictures/10000001000000C1000000A3366898E6B3A105A0.png" manifest:media-type="image/png"/>
  <manifest:file-entry manifest:full-path="Pictures/1000000100000142000001014E452BCEA828C74B.png" manifest:media-type="image/png"/>
  <manifest:file-entry manifest:full-path="Pictures/10000001000000CC0000008F331C183D92D55CAC.png" manifest:media-type="image/png"/>
  <manifest:file-entry manifest:full-path="Pictures/10000001000000BF00000099EF03990F8948E415.png" manifest:media-type="image/png"/>
  <manifest:file-entry manifest:full-path="Pictures/10000001000000B300000085476573805DF563B3.png" manifest:media-type="image/png"/>
  <manifest:file-entry manifest:full-path="Pictures/1000000100000168000002320E10A7D7703A43AA.png" manifest:media-type="image/png"/>
  <manifest:file-entry manifest:full-path="Pictures/10000001000000C2000000DABB48D30F7B4E70F9.png" manifest:media-type="image/png"/>
  <manifest:file-entry manifest:full-path="Pictures/10000001000000F50000013569A5309F2AB94C51.png" manifest:media-type="image/png"/>
  <manifest:file-entry manifest:full-path="Pictures/1000000100000163000001EEEBE6F1F7E02BEFEF.png" manifest:media-type="image/png"/>
  <manifest:file-entry manifest:full-path="Pictures/10000001000000B8000000B71B5D675B495B09E1.png" manifest:media-type="image/png"/>
  <manifest:file-entry manifest:full-path="Pictures/100000010000015E0000022AE9A6E3AFF70B09F2.png" manifest:media-type="image/png"/>
  <manifest:file-entry manifest:full-path="Pictures/100000010000006C0000006B1AC1A573340F42EA.png" manifest:media-type="image/png"/>
  <manifest:file-entry manifest:full-path="Pictures/10000001000000AB000000D89C996D43C8476E45.png" manifest:media-type="image/png"/>
  <manifest:file-entry manifest:full-path="Pictures/10000001000000C3000000EE0F54A125E4991651.png" manifest:media-type="image/png"/>
  <manifest:file-entry manifest:full-path="Pictures/100000010000014A000000424368DEFE61897551.png" manifest:media-type="image/png"/>
  <manifest:file-entry manifest:full-path="Pictures/10000001000000B20000004B998D5A282AA6373D.png" manifest:media-type="image/png"/>
  <manifest:file-entry manifest:full-path="Pictures/100000010000015600000164BB4A7A00BE139012.png" manifest:media-type="image/png"/>
  <manifest:file-entry manifest:full-path="Pictures/10000001000000B30000009DB8B52D36B0E1D540.png" manifest:media-type="image/png"/>
  <manifest:file-entry manifest:full-path="Pictures/1000000100000164000001A9515FB2801D4A75A3.png" manifest:media-type="image/png"/>
  <manifest:file-entry manifest:full-path="Pictures/1000000000000139000001A70E0EC9E1418330E4.png" manifest:media-type="image/png"/>
  <manifest:file-entry manifest:full-path="Pictures/10000001000000A2000000729939E27C37554E04.png" manifest:media-type="image/png"/>
  <manifest:file-entry manifest:full-path="Pictures/1000000100000141000000C65AB2CCCA2D303BE2.png" manifest:media-type="image/png"/>
  <manifest:file-entry manifest:full-path="Pictures/100000010000012A000000703D7CF985D1FF1160.png" manifest:media-type="image/png"/>
  <manifest:file-entry manifest:full-path="Pictures/100000010000014A00000103D881CE56DB47AFFE.png" manifest:media-type="image/png"/>
  <manifest:file-entry manifest:full-path="Pictures/100000010000013F000000C8D02BF0D70B54CA54.png" manifest:media-type="image/png"/>
  <manifest:file-entry manifest:full-path="Pictures/10000001000000A300000066F97F52678E789F10.png" manifest:media-type="image/png"/>
  <manifest:file-entry manifest:full-path="Pictures/1000000100000129000000A322A10700DBB2A907.png" manifest:media-type="image/png"/>
  <manifest:file-entry manifest:full-path="Pictures/10000001000001280000005FAE294DBDF1F2A4FD.png" manifest:media-type="image/png"/>
  <manifest:file-entry manifest:full-path="Pictures/10000001000000AE000001420B62A93D3A7F9242.png" manifest:media-type="image/png"/>
  <manifest:file-entry manifest:full-path="Pictures/100000000000018700000084BD64AF74684A8CD3.png" manifest:media-type="image/png"/>
  <manifest:file-entry manifest:full-path="Pictures/100000010000012C000000721D70851238562404.png" manifest:media-type="image/png"/>
  <manifest:file-entry manifest:full-path="Pictures/10000001000001300000008A2C1D69F2180A2FE6.png" manifest:media-type="image/png"/>
  <manifest:file-entry manifest:full-path="Pictures/1000000100000162000001E22CF1FAEF3BBC7988.png" manifest:media-type="image/png"/>
  <manifest:file-entry manifest:full-path="Pictures/10000001000000AA000000C0CDB99480C41E98EC.png" manifest:media-type="image/png"/>
  <manifest:file-entry manifest:full-path="Pictures/100000010000016600000202811DDFF611B95C6F.png" manifest:media-type="image/png"/>
  <manifest:file-entry manifest:full-path="Pictures/100000010000005B00000049CE54E4F228CEAB89.png" manifest:media-type="image/png"/>
  <manifest:file-entry manifest:full-path="Pictures/1000000100000074000000541BE7CC013DA4E0E6.png" manifest:media-type="image/png"/>
  <manifest:file-entry manifest:full-path="Pictures/10000001000000B0000000C6F4F4FA0911CDB868.png" manifest:media-type="image/png"/>
  <manifest:file-entry manifest:full-path="Pictures/10000001000000BB000000BED3857C8C3E4E5F71.png" manifest:media-type="image/png"/>
  <manifest:file-entry manifest:full-path="Pictures/100000010000008D000000601EC6487305F659CC.png" manifest:media-type="image/png"/>
  <manifest:file-entry manifest:full-path="Pictures/10000001000000A1000000731255A5E55197E5C1.png" manifest:media-type="image/png"/>
  <manifest:file-entry manifest:full-path="Pictures/10000001000000A30000008A85CD7DC59798927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Consolas" svg:font-family="Consolas"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page"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63ec59"/>
    </style:style>
    <style:style style:name="P4" style:family="paragraph" style:parent-style-name="Standard">
      <style:text-properties officeooo:rsid="03529f02" officeooo:paragraph-rsid="036aa272"/>
    </style:style>
    <style:style style:name="P5" style:family="paragraph" style:parent-style-name="Standard">
      <style:text-properties officeooo:rsid="03529f02" officeooo:paragraph-rsid="036d0717"/>
    </style:style>
    <style:style style:name="P6" style:family="paragraph" style:parent-style-name="Text_20_body">
      <style:text-properties officeooo:rsid="03529f02" officeooo:paragraph-rsid="0368cfd3"/>
    </style:style>
    <style:style style:name="P7" style:family="paragraph" style:parent-style-name="Horizontal_20_Line">
      <style:text-properties officeooo:rsid="03529f02"/>
    </style:style>
    <style:style style:name="P8" style:family="paragraph" style:parent-style-name="Standard">
      <style:text-properties officeooo:rsid="03529f02" officeooo:paragraph-rsid="0399e9e8"/>
    </style:style>
    <style:style style:name="P9" style:family="paragraph" style:parent-style-name="Text_20_body">
      <style:text-properties officeooo:rsid="03529f02" officeooo:paragraph-rsid="0399e9e8"/>
    </style:style>
    <style:style style:name="P10" style:family="paragraph" style:parent-style-name="Text_20_body">
      <style:text-properties officeooo:rsid="03529f02" officeooo:paragraph-rsid="039c1bdb"/>
    </style:style>
    <style:style style:name="P11" style:family="paragraph" style:parent-style-name="Text_20_body">
      <style:text-properties officeooo:rsid="03529f02" officeooo:paragraph-rsid="039ccb52"/>
    </style:style>
    <style:style style:name="P12" style:family="paragraph" style:parent-style-name="Standard">
      <style:text-properties officeooo:rsid="03529f02" officeooo:paragraph-rsid="039e7297"/>
    </style:style>
    <style:style style:name="P13" style:family="paragraph" style:parent-style-name="Standard">
      <style:text-properties officeooo:rsid="03529f02" officeooo:paragraph-rsid="03a5f2b8"/>
    </style:style>
    <style:style style:name="P14" style:family="paragraph" style:parent-style-name="Standard">
      <style:text-properties fo:font-weight="bold" officeooo:rsid="0368cfd3" officeooo:paragraph-rsid="0368cfd3" style:font-weight-asian="bold" style:font-weight-complex="bold"/>
    </style:style>
    <style:style style:name="P15" style:family="paragraph" style:parent-style-name="Standard">
      <style:text-properties fo:font-weight="bold" officeooo:rsid="03529f02" officeooo:paragraph-rsid="0363ec59" style:font-weight-asian="bold" style:font-weight-complex="bold"/>
    </style:style>
    <style:style style:name="P16" style:family="paragraph" style:parent-style-name="Standard">
      <style:text-properties fo:font-weight="bold" officeooo:rsid="036b655e" officeooo:paragraph-rsid="036b655e" style:font-weight-asian="bold" style:font-weight-complex="bold"/>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weight="bold" officeooo:rsid="036a2d2b" officeooo:paragraph-rsid="036a2d2b" style:font-weight-asian="bold" style:font-weight-complex="bold"/>
    </style:style>
    <style:style style:name="P19" style:family="paragraph" style:parent-style-name="Text_20_body">
      <style:text-properties fo:font-weight="bold" officeooo:paragraph-rsid="036d0717" style:font-weight-asian="bold" style:font-weight-complex="bold"/>
    </style:style>
    <style:style style:name="P20" style:family="paragraph" style:parent-style-name="Standard">
      <style:text-properties officeooo:rsid="036aa272" officeooo:paragraph-rsid="036aa272"/>
    </style:style>
    <style:style style:name="P21" style:family="paragraph" style:parent-style-name="Standard">
      <style:text-properties officeooo:rsid="024b9c8f" officeooo:paragraph-rsid="03862084"/>
    </style:style>
    <style:style style:name="P22" style:family="paragraph" style:parent-style-name="Standard">
      <style:text-properties officeooo:rsid="0363ec59" officeooo:paragraph-rsid="03862084"/>
    </style:style>
    <style:style style:name="P23" style:family="paragraph" style:parent-style-name="Standard">
      <style:text-properties officeooo:paragraph-rsid="039057c9"/>
    </style:style>
    <style:style style:name="P24" style:family="paragraph" style:parent-style-name="Text_20_body">
      <style:paragraph-properties fo:margin-top="0in" fo:margin-bottom="0in" style:contextual-spacing="false"/>
      <style:text-properties officeooo:paragraph-rsid="039057c9"/>
    </style:style>
    <style:style style:name="P25" style:family="paragraph" style:parent-style-name="Standard">
      <style:text-properties officeooo:rsid="0320107f" officeooo:paragraph-rsid="039057c9"/>
    </style:style>
    <style:style style:name="P26" style:family="paragraph" style:parent-style-name="Text_20_body">
      <style:text-properties officeooo:rsid="03610eef" officeooo:paragraph-rsid="0368cfd3"/>
    </style:style>
    <style:style style:name="P27" style:family="paragraph" style:parent-style-name="Text_20_body">
      <style:text-properties officeooo:rsid="036d0717" officeooo:paragraph-rsid="036d0717"/>
    </style:style>
    <style:style style:name="P28" style:family="paragraph" style:parent-style-name="Text_20_body">
      <style:text-properties officeooo:rsid="039057c9" officeooo:paragraph-rsid="039057c9"/>
    </style:style>
    <style:style style:name="P29" style:family="paragraph" style:parent-style-name="Heading_20_4">
      <style:text-properties officeooo:paragraph-rsid="037508bc"/>
    </style:style>
    <style:style style:name="P30" style:family="paragraph" style:parent-style-name="Contents_20_1">
      <style:paragraph-properties>
        <style:tab-stops>
          <style:tab-stop style:position="7.4807in" style:type="right" style:leader-style="dotted" style:leader-text="."/>
        </style:tab-stops>
      </style:paragraph-properties>
    </style:style>
    <style:style style:name="P31" style:family="paragraph" style:parent-style-name="Contents_20_2">
      <style:paragraph-properties>
        <style:tab-stops>
          <style:tab-stop style:position="7.4807in" style:type="right" style:leader-style="dotted" style:leader-text="."/>
        </style:tab-stops>
      </style:paragraph-properties>
    </style:style>
    <style:style style:name="P32" style:family="paragraph" style:parent-style-name="Contents_20_3">
      <style:paragraph-properties>
        <style:tab-stops>
          <style:tab-stop style:position="7.4807in" style:type="right" style:leader-style="dotted" style:leader-text="."/>
        </style:tab-stops>
      </style:paragraph-properties>
    </style:style>
    <style:style style:name="P33" style:family="paragraph" style:parent-style-name="Contents_20_4">
      <style:paragraph-properties>
        <style:tab-stops>
          <style:tab-stop style:position="7.4807in" style:type="right" style:leader-style="dotted" style:leader-text="."/>
        </style:tab-stops>
      </style:paragraph-properties>
    </style:style>
    <style:style style:name="P34" style:family="paragraph" style:parent-style-name="Contents_20_5">
      <style:paragraph-properties>
        <style:tab-stops>
          <style:tab-stop style:position="7.4807in" style:type="right" style:leader-style="dotted" style:leader-text="."/>
        </style:tab-stops>
      </style:paragraph-properties>
    </style:style>
    <style:style style:name="P35" style:family="paragraph" style:parent-style-name="Contents_20_6">
      <style:paragraph-properties>
        <style:tab-stops>
          <style:tab-stop style:position="7.4807in" style:type="right" style:leader-style="dotted" style:leader-text="."/>
        </style:tab-stops>
      </style:paragraph-properties>
    </style:style>
    <style:style style:name="P36" style:family="paragraph" style:parent-style-name="Contents_20_Heading">
      <style:paragraph-properties fo:margin-top="0.0398in" fo:margin-bottom="0.0398in" style:contextual-spacing="false"/>
      <style:text-properties fo:color="#ffffff" loext:opacity="100%" officeooo:rsid="007c45d7" officeooo:paragraph-rsid="039057c9"/>
    </style:style>
    <style:style style:name="P37" style:family="paragraph" style:parent-style-name="Text_20_body">
      <style:text-properties officeooo:rsid="03998302" officeooo:paragraph-rsid="03998302"/>
    </style:style>
    <style:style style:name="P38" style:family="paragraph" style:parent-style-name="Standard">
      <style:text-properties officeooo:paragraph-rsid="0363ec59"/>
    </style:style>
    <style:style style:name="P39" style:family="paragraph" style:parent-style-name="Text_20_body">
      <style:text-properties officeooo:paragraph-rsid="0399e9e8"/>
    </style:style>
    <style:style style:name="P40" style:family="paragraph" style:parent-style-name="Standard">
      <style:text-properties officeooo:paragraph-rsid="0399e9e8"/>
    </style:style>
    <style:style style:name="P41" style:family="paragraph" style:parent-style-name="Text_20_body">
      <style:text-properties officeooo:rsid="0399acad" officeooo:paragraph-rsid="0399acad"/>
    </style:style>
    <style:style style:name="P42" style:family="paragraph" style:parent-style-name="Text_20_body">
      <style:text-properties officeooo:rsid="039a978e" officeooo:paragraph-rsid="039a978e"/>
    </style:style>
    <style:style style:name="P43" style:family="paragraph" style:parent-style-name="Text_20_body">
      <style:text-properties officeooo:rsid="039a978e" officeooo:paragraph-rsid="039c1bdb"/>
    </style:style>
    <style:style style:name="P44" style:family="paragraph" style:parent-style-name="Text_20_body">
      <style:text-properties officeooo:paragraph-rsid="039e6ba2"/>
    </style:style>
    <style:style style:name="P45" style:family="paragraph" style:parent-style-name="Text_20_body">
      <style:text-properties officeooo:paragraph-rsid="039ccb52"/>
    </style:style>
    <style:style style:name="P46" style:family="paragraph" style:parent-style-name="Text_20_body">
      <style:text-properties officeooo:rsid="039c1bdb" officeooo:paragraph-rsid="039c1bdb"/>
    </style:style>
    <style:style style:name="P47" style:family="paragraph" style:parent-style-name="Text_20_body">
      <style:text-properties officeooo:rsid="039c1bdb" officeooo:paragraph-rsid="039ccb52"/>
    </style:style>
    <style:style style:name="P48" style:family="paragraph" style:parent-style-name="Text_20_body">
      <style:text-properties officeooo:paragraph-rsid="039c1bdb"/>
    </style:style>
    <style:style style:name="P49" style:family="paragraph" style:parent-style-name="Text_20_body">
      <style:text-properties officeooo:rsid="039ccb52" officeooo:paragraph-rsid="039ccb52"/>
    </style:style>
    <style:style style:name="P50" style:family="paragraph" style:parent-style-name="Heading_20_4">
      <style:text-properties officeooo:paragraph-rsid="039e7297"/>
    </style:style>
    <style:style style:name="P51" style:family="paragraph" style:parent-style-name="Text_20_body">
      <style:text-properties officeooo:paragraph-rsid="039e7297"/>
    </style:style>
    <style:style style:name="P52" style:family="paragraph" style:parent-style-name="Standard">
      <style:text-properties fo:color="#000000" loext:opacity="100%" style:font-name="Consolas" fo:font-size="9.5pt" style:font-size-asian="9.5pt"/>
    </style:style>
    <style:style style:name="P53" style:family="paragraph" style:parent-style-name="Standard">
      <style:text-properties fo:color="#000000" loext:opacity="100%" style:font-name="Consolas" fo:font-size="9.5pt" officeooo:paragraph-rsid="039ccb52" style:font-size-asian="9.5pt"/>
    </style:style>
    <style:style style:name="P54" style:family="paragraph" style:parent-style-name="Heading_20_4">
      <style:text-properties officeooo:paragraph-rsid="03a155c1"/>
    </style:style>
    <style:style style:name="P55" style:family="paragraph" style:parent-style-name="Text_20_body">
      <style:text-properties officeooo:paragraph-rsid="03a155c1"/>
    </style:style>
    <style:style style:name="P56" style:family="paragraph" style:parent-style-name="Heading_20_4">
      <style:text-properties officeooo:paragraph-rsid="03a2daf0"/>
    </style:style>
    <style:style style:name="P57" style:family="paragraph" style:parent-style-name="Text_20_body">
      <style:text-properties officeooo:paragraph-rsid="03a2daf0"/>
    </style:style>
    <style:style style:name="P58" style:family="paragraph" style:parent-style-name="Heading_20_4">
      <style:text-properties officeooo:rsid="03a2daf0" officeooo:paragraph-rsid="03a2daf0"/>
    </style:style>
    <style:style style:name="P59" style:family="paragraph" style:parent-style-name="Text_20_body">
      <style:text-properties officeooo:rsid="03a2daf0" officeooo:paragraph-rsid="03a2daf0"/>
    </style:style>
    <style:style style:name="P60" style:family="paragraph" style:parent-style-name="Heading_20_4">
      <style:text-properties officeooo:paragraph-rsid="03a5f2b8"/>
    </style:style>
    <style:style style:name="P61" style:family="paragraph" style:parent-style-name="Text_20_body">
      <style:text-properties officeooo:rsid="03a7a597" officeooo:paragraph-rsid="03a7a597"/>
    </style:style>
    <style:style style:name="P62" style:family="paragraph" style:parent-style-name="Text_20_body">
      <style:paragraph-properties fo:text-align="justify" style:justify-single-word="false"/>
      <style:text-properties officeooo:paragraph-rsid="03a155c1"/>
    </style:style>
    <style:style style:name="P63" style:family="paragraph" style:parent-style-name="Text_20_body">
      <style:text-properties officeooo:rsid="039e7297" officeooo:paragraph-rsid="03a155c1"/>
    </style:style>
    <style:style style:name="P64" style:family="paragraph" style:parent-style-name="Text_20_body">
      <style:paragraph-properties fo:text-align="justify" style:justify-single-word="false"/>
      <style:text-properties officeooo:rsid="039e7297" officeooo:paragraph-rsid="03a2daf0"/>
    </style:style>
    <style:style style:name="P65" style:family="paragraph" style:parent-style-name="Text_20_body">
      <style:text-properties officeooo:rsid="03a5f2b8" officeooo:paragraph-rsid="03a5f2b8"/>
    </style:style>
    <style:style style:name="P66" style:family="paragraph" style:parent-style-name="Text_20_body">
      <style:text-properties officeooo:rsid="03a155c1" officeooo:paragraph-rsid="03a2daf0"/>
    </style:style>
    <style:style style:name="P67" style:family="paragraph" style:parent-style-name="Text_20_body">
      <style:text-properties officeooo:rsid="03a155c1" officeooo:paragraph-rsid="03a155c1"/>
    </style:style>
    <style:style style:name="P68" style:family="paragraph" style:parent-style-name="Contents_20_1">
      <style:paragraph-properties>
        <style:tab-stops>
          <style:tab-stop style:position="7.4807in" style:type="right" style:leader-style="dotted" style:leader-text="."/>
        </style:tab-stops>
      </style:paragraph-properties>
    </style:style>
    <style:style style:name="P69" style:family="paragraph" style:parent-style-name="Contents_20_2">
      <style:paragraph-properties>
        <style:tab-stops>
          <style:tab-stop style:position="7.4807in" style:type="right" style:leader-style="dotted" style:leader-text="."/>
        </style:tab-stops>
      </style:paragraph-properties>
    </style:style>
    <style:style style:name="P70" style:family="paragraph" style:parent-style-name="Contents_20_3">
      <style:paragraph-properties>
        <style:tab-stops>
          <style:tab-stop style:position="7.4807in" style:type="right" style:leader-style="dotted" style:leader-text="."/>
        </style:tab-stops>
      </style:paragraph-properties>
    </style:style>
    <style:style style:name="P71" style:family="paragraph" style:parent-style-name="Contents_20_4">
      <style:paragraph-properties>
        <style:tab-stops>
          <style:tab-stop style:position="7.4807in" style:type="right" style:leader-style="dotted" style:leader-text="."/>
        </style:tab-stops>
      </style:paragraph-properties>
    </style:style>
    <style:style style:name="P72" style:family="paragraph" style:parent-style-name="Contents_20_5">
      <style:paragraph-properties>
        <style:tab-stops>
          <style:tab-stop style:position="7.4807in" style:type="right" style:leader-style="dotted" style:leader-text="."/>
        </style:tab-stops>
      </style:paragraph-properties>
    </style:style>
    <style:style style:name="P73" style:family="paragraph" style:parent-style-name="Contents_20_6">
      <style:paragraph-properties>
        <style:tab-stops>
          <style:tab-stop style:position="7.4807in" style:type="right" style:leader-style="dotted" style:leader-text="."/>
        </style:tab-stops>
      </style:paragraph-properties>
    </style:style>
    <style:style style:name="P74" style:family="paragraph" style:parent-style-name="Heading_20_1">
      <style:paragraph-properties fo:margin-top="0in" fo:margin-bottom="0in" style:contextual-spacing="false"/>
      <style:text-properties style:font-name="Albany" fo:font-size="18.2000007629395pt" fo:font-weight="bold" officeooo:rsid="033173b4" officeooo:paragraph-rsid="03862084" style:font-name-asian="Microsoft YaHei" style:font-size-asian="18.2000007629395pt" style:font-weight-asian="bold" style:font-name-complex="Mangal1" style:font-size-complex="18.2000007629395pt" style:font-weight-complex="bold"/>
    </style:style>
    <style:style style:name="P75" style:family="paragraph" style:parent-style-name="Heading_20_1">
      <style:paragraph-properties fo:margin-top="0in" fo:margin-bottom="0in" style:contextual-spacing="false"/>
      <style:text-properties officeooo:paragraph-rsid="0363ec59"/>
    </style:style>
    <style:style style:name="P76" style:family="paragraph" style:parent-style-name="Heading_20_3">
      <style:text-properties officeooo:paragraph-rsid="039e6ba2"/>
    </style:style>
    <style:style style:name="P77" style:family="paragraph" style:parent-style-name="Heading_20_3">
      <style:text-properties officeooo:paragraph-rsid="037508bc"/>
    </style:style>
    <style:style style:name="P78" style:family="paragraph" style:parent-style-name="Heading_20_4">
      <style:text-properties officeooo:paragraph-rsid="03a8ce3c"/>
    </style:style>
    <style:style style:name="P79" style:family="paragraph" style:parent-style-name="Heading_20_5">
      <style:text-properties officeooo:paragraph-rsid="036aa272"/>
    </style:style>
    <style:style style:name="P80" style:family="paragraph" style:parent-style-name="Heading_20_5">
      <style:text-properties officeooo:paragraph-rsid="036d0717"/>
    </style:style>
    <style:style style:name="P81" style:family="paragraph" style:parent-style-name="Heading_20_5">
      <style:text-properties officeooo:paragraph-rsid="03a155c1"/>
    </style:style>
    <style:style style:name="P82" style:family="paragraph" style:parent-style-name="Heading_20_5">
      <style:paragraph-properties>
        <style:tab-stops>
          <style:tab-stop style:position="6.6728in"/>
        </style:tab-stops>
      </style:paragraph-properties>
    </style:style>
    <style:style style:name="P83" style:family="paragraph" style:parent-style-name="Heading_20_5">
      <style:paragraph-properties>
        <style:tab-stops>
          <style:tab-stop style:position="6.6728in"/>
        </style:tab-stops>
      </style:paragraph-properties>
      <style:text-properties officeooo:paragraph-rsid="03a155c1"/>
    </style:style>
    <style:style style:name="P84" style:family="paragraph" style:parent-style-name="Heading_20_5">
      <style:text-properties officeooo:rsid="03a7a597" officeooo:paragraph-rsid="03a7a597"/>
    </style:style>
    <style:style style:name="P85" style:family="paragraph" style:parent-style-name="Heading_20_5">
      <style:text-properties officeooo:paragraph-rsid="03769abf"/>
    </style:style>
    <style:style style:name="P86" style:family="paragraph" style:parent-style-name="Heading_20_5">
      <style:text-properties officeooo:rsid="03a8ce3c" officeooo:paragraph-rsid="03a8ce3c"/>
    </style:style>
    <style:style style:name="P87" style:family="paragraph" style:parent-style-name="Heading_20_6">
      <style:text-properties officeooo:paragraph-rsid="03a2daf0"/>
    </style:style>
    <style:style style:name="P88" style:family="paragraph" style:parent-style-name="Heading_20_6">
      <style:text-properties officeooo:paragraph-rsid="03a155c1"/>
    </style:style>
    <style:style style:name="P89" style:family="paragraph" style:parent-style-name="Horizontal_20_Line">
      <style:text-properties officeooo:paragraph-rsid="03a8ce3c"/>
    </style:style>
    <style:style style:name="P90" style:family="paragraph" style:parent-style-name="Horizontal_20_Line">
      <style:text-properties officeooo:rsid="03529f02" officeooo:paragraph-rsid="03a8ce3c"/>
    </style:style>
    <style:style style:name="P91" style:family="paragraph" style:parent-style-name="Text_20_body">
      <style:text-properties officeooo:rsid="03862084" officeooo:paragraph-rsid="03862084"/>
    </style:style>
    <style:style style:name="P92" style:family="paragraph" style:parent-style-name="Text_20_body">
      <style:text-properties officeooo:paragraph-rsid="03a8ce3c"/>
    </style:style>
    <style:style style:name="P93" style:family="paragraph" style:parent-style-name="Text_20_body">
      <style:text-properties officeooo:rsid="03a8ce3c" officeooo:paragraph-rsid="03a8ce3c"/>
    </style:style>
    <style:style style:name="P94" style:family="paragraph" style:parent-style-name="Text_20_body">
      <style:text-properties officeooo:rsid="03a5f2b8" officeooo:paragraph-rsid="03aac84d"/>
    </style:style>
    <style:style style:name="T1" style:family="text">
      <style:text-properties fo:font-size="10pt" officeooo:rsid="001a177c" style:font-size-asian="10pt" style:font-size-complex="10pt"/>
    </style:style>
    <style:style style:name="T2" style:family="text">
      <style:text-properties fo:font-size="10pt" officeooo:rsid="039ff768"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20ddd" style:font-size-asian="10pt" style:font-size-complex="10pt"/>
    </style:style>
    <style:style style:name="T5" style:family="text">
      <style:text-properties fo:font-size="10pt" officeooo:rsid="03868aea"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2cce8"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63ec59" style:font-name-asian="Microsoft YaHei" style:font-size-asian="18.2000007629395pt" style:font-weight-asian="bold" style:font-name-complex="Mangal1" style:font-size-complex="18.2000007629395pt" style:font-weight-complex="bold"/>
    </style:style>
    <style:style style:name="T12" style:family="text">
      <style:text-properties officeooo:rsid="0368cfd3"/>
    </style:style>
    <style:style style:name="T13" style:family="text">
      <style:text-properties officeooo:rsid="036d0717"/>
    </style:style>
    <style:style style:name="T14" style:family="text">
      <style:text-properties officeooo:rsid="036f2447"/>
    </style:style>
    <style:style style:name="T15" style:family="text">
      <style:text-properties officeooo:rsid="036f73ea"/>
    </style:style>
    <style:style style:name="T16" style:family="text">
      <style:text-properties officeooo:rsid="03715bcc"/>
    </style:style>
    <style:style style:name="T17" style:family="text">
      <style:text-properties officeooo:rsid="03733e0c"/>
    </style:style>
    <style:style style:name="T18" style:family="text">
      <style:text-properties officeooo:rsid="037508bc"/>
    </style:style>
    <style:style style:name="T19" style:family="text">
      <style:text-properties officeooo:rsid="03769abf"/>
    </style:style>
    <style:style style:name="T20" style:family="text">
      <style:text-properties officeooo:rsid="03786e05"/>
    </style:style>
    <style:style style:name="T21" style:family="text">
      <style:text-properties officeooo:rsid="037a43e4"/>
    </style:style>
    <style:style style:name="T22" style:family="text">
      <style:text-properties officeooo:rsid="03845e28"/>
    </style:style>
    <style:style style:name="T23" style:family="text">
      <style:text-properties officeooo:rsid="03862084"/>
    </style:style>
    <style:style style:name="T24" style:family="text">
      <style:text-properties officeooo:rsid="03899255"/>
    </style:style>
    <style:style style:name="T25" style:family="text">
      <style:text-properties officeooo:rsid="038a6ad9"/>
    </style:style>
    <style:style style:name="T26" style:family="text">
      <style:text-properties officeooo:rsid="038acabe"/>
    </style:style>
    <style:style style:name="T27" style:family="text">
      <style:text-properties officeooo:rsid="03920ddd"/>
    </style:style>
    <style:style style:name="T28" style:family="text">
      <style:text-properties officeooo:rsid="0393d062"/>
    </style:style>
    <style:style style:name="T29" style:family="text">
      <style:text-properties officeooo:rsid="03946a80"/>
    </style:style>
    <style:style style:name="T30" style:family="text">
      <style:text-properties officeooo:rsid="03952625"/>
    </style:style>
    <style:style style:name="T31" style:family="text">
      <style:text-properties officeooo:rsid="03998302"/>
    </style:style>
    <style:style style:name="T32" style:family="text">
      <style:text-properties officeooo:rsid="0399acad"/>
    </style:style>
    <style:style style:name="T33" style:family="text">
      <style:text-properties officeooo:rsid="0399e9e8"/>
    </style:style>
    <style:style style:name="T34" style:family="text">
      <style:text-properties officeooo:rsid="039a978e"/>
    </style:style>
    <style:style style:name="T35" style:family="text">
      <style:text-properties officeooo:rsid="039c1bdb"/>
    </style:style>
    <style:style style:name="T36" style:family="text">
      <style:text-properties officeooo:rsid="039ccb52"/>
    </style:style>
    <style:style style:name="T37" style:family="text">
      <style:text-properties officeooo:rsid="039e6ba2"/>
    </style:style>
    <style:style style:name="T38" style:family="text">
      <style:text-properties officeooo:rsid="03529f02"/>
    </style:style>
    <style:style style:name="T39" style:family="text">
      <style:text-properties officeooo:rsid="03a155c1"/>
    </style:style>
    <style:style style:name="T40" style:family="text">
      <style:text-properties officeooo:rsid="03a2daf0"/>
    </style:style>
    <style:style style:name="T41" style:family="text">
      <style:text-properties officeooo:rsid="03a7a597"/>
    </style:style>
    <style:style style:name="T42" style:family="text">
      <style:text-properties officeooo:rsid="03a8ce3c"/>
    </style:style>
    <style:style style:name="T43" style:family="text">
      <style:text-properties fo:font-weight="bold" officeooo:rsid="03a8ce3c" style:font-weight-asian="bold" style:font-weight-complex="bold"/>
    </style:style>
    <style:style style:name="T44" style:family="text">
      <style:text-properties fo:font-style="italic" style:font-style-asian="italic" style:font-style-complex="italic"/>
    </style:style>
    <style:style style:name="T45" style:family="text">
      <style:text-properties fo:font-style="italic" officeooo:rsid="03a8ce3c" style:font-style-asian="italic" style:font-style-complex="italic"/>
    </style:style>
    <style:style style:name="T46" style:family="text">
      <style:text-properties fo:font-style="italic" fo:font-weight="bold" officeooo:rsid="03a8ce3c" style:font-style-asian="italic" style:font-weight-asian="bold" style:font-style-complex="italic" style:font-weight-complex="bold"/>
    </style:style>
    <style:style style:name="T47" style:family="text">
      <style:text-properties officeooo:rsid="03aac84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able:table table:name="Tabelle10" table:style-name="Tabelle10">
        <table:table-column table:style-name="Tabelle10.A"/>
        <table:table-column table:style-name="Tabelle10.B"/>
        <table:table-row table:style-name="Tabelle10.1">
          <table:table-cell table:style-name="Tabelle10.A1" office:value-type="string">
            <text:p text:style-name="P24"><draw:frame draw:style-name="fr8" draw:name="Bild20" text:anchor-type="char" svg:width="0.3272in" svg:height="0.3272in" draw:z-index="33"><draw:image xlink:href="Pictures/1000000100000080000000802F260AA07D3ACAE1.png" xlink:type="simple" xlink:show="embed" xlink:actuate="onLoad" draw:mime-type="image/png"/></draw:frame></text:p>
          </table:table-cell>
          <table:table-cell table:style-name="Tabelle10.B1" office:value-type="string">
            <text:p text:style-name="P36"><text:s/>1<text:span text:style-name="T27">3</text:span>.1.8 Editors - Shader Editor - Header - Add Menu - Shad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8"><text:a xlink:type="simple" xlink:href="#__RefHeading___Toc1637_3995298653" text:style-name="Index_20_Link" text:visited-style-name="Index_20_Link">Detailed table of content<text:tab/>1</text:a></text:p>
          <text:p text:style-name="P68"><text:a xlink:type="simple" xlink:href="#__RefHeading___Toc3694_2343488134" text:style-name="Index_20_Link" text:visited-style-name="Index_20_Link">Add menu - Shader<text:tab/>8</text:a></text:p>
          <text:p text:style-name="P69"><text:a xlink:type="simple" xlink:href="#__RefHeading___Toc3186_934432551" text:style-name="Index_20_Link" text:visited-style-name="Index_20_Link">Add Shader<text:tab/>8</text:a></text:p>
          <text:p text:style-name="P69"><text:a xlink:type="simple" xlink:href="#__RefHeading___Toc3146_1022938081" text:style-name="Index_20_Link" text:visited-style-name="Index_20_Link">Anisotropic BSDF<text:tab/>9</text:a></text:p>
          <text:p text:style-name="P69"><text:a xlink:type="simple" xlink:href="#__RefHeading___Toc3015_2224507082" text:style-name="Index_20_Link" text:visited-style-name="Index_20_Link">Background<text:tab/>10</text:a></text:p>
          <text:p text:style-name="P69"><text:a xlink:type="simple" xlink:href="#__RefHeading___Toc3017_2224507082" text:style-name="Index_20_Link" text:visited-style-name="Index_20_Link">Diffuse BSDF<text:tab/>10</text:a></text:p>
          <text:p text:style-name="P69"><text:a xlink:type="simple" xlink:href="#__RefHeading___Toc3019_2224507082" text:style-name="Index_20_Link" text:visited-style-name="Index_20_Link">Emission<text:tab/>11</text:a></text:p>
          <text:p text:style-name="P69"><text:a xlink:type="simple" xlink:href="#__RefHeading___Toc3021_2224507082" text:style-name="Index_20_Link" text:visited-style-name="Index_20_Link">Glass BSDF<text:tab/>11</text:a></text:p>
          <text:p text:style-name="P69"><text:a xlink:type="simple" xlink:href="#__RefHeading___Toc3048_2224507082" text:style-name="Index_20_Link" text:visited-style-name="Index_20_Link">Glossy BSDF<text:tab/>12</text:a></text:p>
          <text:p text:style-name="P69"><text:a xlink:type="simple" xlink:href="#__RefHeading___Toc3050_2224507082" text:style-name="Index_20_Link" text:visited-style-name="Index_20_Link">Hair BSDF<text:tab/>13</text:a></text:p>
          <text:p text:style-name="P69"><text:a xlink:type="simple" xlink:href="#__RefHeading___Toc3052_2224507082" text:style-name="Index_20_Link" text:visited-style-name="Index_20_Link">Holdout<text:tab/>14</text:a></text:p>
          <text:p text:style-name="P69"><text:a xlink:type="simple" xlink:href="#__RefHeading___Toc3054_2224507082" text:style-name="Index_20_Link" text:visited-style-name="Index_20_Link">Mix Shader<text:tab/>14</text:a></text:p>
          <text:p text:style-name="P69"><text:a xlink:type="simple" xlink:href="#__RefHeading___Toc3056_2224507082" text:style-name="Index_20_Link" text:visited-style-name="Index_20_Link">Inputs<text:tab/>14</text:a></text:p>
          <text:p text:style-name="P69"><text:a xlink:type="simple" xlink:href="#__RefHeading___Toc3058_2224507082" text:style-name="Index_20_Link" text:visited-style-name="Index_20_Link">Outputs<text:tab/>15</text:a></text:p>
          <text:p text:style-name="P69"><text:a xlink:type="simple" xlink:href="#__RefHeading___Toc3060_2224507082" text:style-name="Index_20_Link" text:visited-style-name="Index_20_Link">Principled BSDF<text:tab/>15</text:a></text:p>
          <text:p text:style-name="P69"><text:a xlink:type="simple" xlink:href="#__RefHeading___Toc3029_280651245" text:style-name="Index_20_Link" text:visited-style-name="Index_20_Link">Principled Hair BSDF<text:tab/>20</text:a></text:p>
          <text:p text:style-name="P69"><text:a xlink:type="simple" xlink:href="#__RefHeading___Toc3031_280651245" text:style-name="Index_20_Link" text:visited-style-name="Index_20_Link">Principled Volume<text:tab/>27</text:a></text:p>
          <text:p text:style-name="P69"><text:a xlink:type="simple" xlink:href="#__RefHeading___Toc3033_280651245" text:style-name="Index_20_Link" text:visited-style-name="Index_20_Link">Refraction BSDF<text:tab/>28</text:a></text:p>
          <text:p text:style-name="P69"><text:a xlink:type="simple" xlink:href="#__RefHeading___Toc3035_280651245" text:style-name="Index_20_Link" text:visited-style-name="Index_20_Link">Specular BSDF<text:tab/>29</text:a></text:p>
          <text:p text:style-name="P69"><text:a xlink:type="simple" xlink:href="#__RefHeading___Toc3037_280651245" text:style-name="Index_20_Link" text:visited-style-name="Index_20_Link">Subsurface Scattering<text:tab/>31</text:a></text:p>
          <text:p text:style-name="P69"><text:a xlink:type="simple" xlink:href="#__RefHeading___Toc3039_280651245" text:style-name="Index_20_Link" text:visited-style-name="Index_20_Link">Toon BSDF<text:tab/>32</text:a></text:p>
          <text:p text:style-name="P69"><text:a xlink:type="simple" xlink:href="#__RefHeading___Toc3041_280651245" text:style-name="Index_20_Link" text:visited-style-name="Index_20_Link">Translucent BSDF<text:tab/>33</text:a></text:p>
          <text:p text:style-name="P69"><text:a xlink:type="simple" xlink:href="#__RefHeading___Toc3043_280651245" text:style-name="Index_20_Link" text:visited-style-name="Index_20_Link">Transparent BSDF<text:tab/>33</text:a></text:p>
          <text:p text:style-name="P69"><text:a xlink:type="simple" xlink:href="#__RefHeading___Toc3045_280651245" text:style-name="Index_20_Link" text:visited-style-name="Index_20_Link">Sheen BSDF<text:tab/>34</text:a></text:p>
          <text:p text:style-name="P69"><text:a xlink:type="simple" xlink:href="#__RefHeading___Toc3047_280651245" text:style-name="Index_20_Link" text:visited-style-name="Index_20_Link">Volume Absorption<text:tab/>35</text:a></text:p>
          <text:p text:style-name="P69"><text:a xlink:type="simple" xlink:href="#__RefHeading___Toc3049_280651245" text:style-name="Index_20_Link" text:visited-style-name="Index_20_Link">Volume Scatter<text:tab/>35</text:a></text:p>
        </text:index-body>
      </text:table-of-content>
      <text:p text:style-name="P25"/>
      <text:p text:style-name="P21"/>
      <table:table table:name="Tabelle1" table:style-name="Tabelle1">
        <table:table-column table:style-name="Tabelle1.A"/>
        <table:table-row>
          <table:table-cell table:style-name="Tabelle1.A1" office:value-type="string">
            <text:h text:style-name="P74" text:outline-level="1"><text:bookmark-start text:name="__RefHeading___Toc1637_3995298653"/>D<text:span text:style-name="T23">etailed table of content</text:span><text:bookmark-end text:name="__RefHeading___Toc1637_399529865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8"><text:a xlink:type="simple" xlink:href="#__RefHeading___Toc1637_3995298653" text:style-name="Index_20_Link" text:visited-style-name="Index_20_Link">Detailed table of content<text:tab/>1</text:a></text:p>
          <text:p text:style-name="P68"><text:a xlink:type="simple" xlink:href="#__RefHeading___Toc3694_2343488134" text:style-name="Index_20_Link" text:visited-style-name="Index_20_Link">Add menu - Shader<text:tab/>8</text:a></text:p>
          <text:p text:style-name="P69"><text:a xlink:type="simple" xlink:href="#__RefHeading___Toc3186_934432551" text:style-name="Index_20_Link" text:visited-style-name="Index_20_Link">Add Shader<text:tab/>8</text:a></text:p>
          <text:p text:style-name="P70"><text:a xlink:type="simple" xlink:href="#__RefHeading___Toc1639_3995298653" text:style-name="Index_20_Link" text:visited-style-name="Index_20_Link">Inputs<text:tab/>8</text:a></text:p>
          <text:p text:style-name="P71"><text:a xlink:type="simple" xlink:href="#__RefHeading___Toc1641_3995298653" text:style-name="Index_20_Link" text:visited-style-name="Index_20_Link">Shaders<text:tab/>8</text:a></text:p>
          <text:p text:style-name="P70"><text:a xlink:type="simple" xlink:href="#__RefHeading___Toc1643_3995298653" text:style-name="Index_20_Link" text:visited-style-name="Index_20_Link">Outputs<text:tab/>9</text:a></text:p>
          <text:p text:style-name="P71"><text:a xlink:type="simple" xlink:href="#__RefHeading___Toc1645_3995298653" text:style-name="Index_20_Link" text:visited-style-name="Index_20_Link">Shader<text:tab/>9</text:a></text:p>
          <text:p text:style-name="P69"><text:a xlink:type="simple" xlink:href="#__RefHeading___Toc3146_1022938081" text:style-name="Index_20_Link" text:visited-style-name="Index_20_Link">Anisotropic BSDF<text:tab/>9</text:a></text:p>
          <text:p text:style-name="P70"><text:a xlink:type="simple" xlink:href="#__RefHeading___Toc3148_1022938081" text:style-name="Index_20_Link" text:visited-style-name="Index_20_Link">Inputs<text:tab/>9</text:a></text:p>
          <text:p text:style-name="P71"><text:a xlink:type="simple" xlink:href="#__RefHeading___Toc3150_1022938081" text:style-name="Index_20_Link" text:visited-style-name="Index_20_Link">Color<text:tab/>9</text:a></text:p>
          <text:p text:style-name="P71"><text:a xlink:type="simple" xlink:href="#__RefHeading___Toc3152_1022938081" text:style-name="Index_20_Link" text:visited-style-name="Index_20_Link">Roughness<text:tab/>9</text:a></text:p>
          <text:p text:style-name="P71"><text:a xlink:type="simple" xlink:href="#__RefHeading___Toc3154_1022938081" text:style-name="Index_20_Link" text:visited-style-name="Index_20_Link">Anisotropy<text:tab/>9</text:a></text:p>
          <text:p text:style-name="P71"><text:a xlink:type="simple" xlink:href="#__RefHeading___Toc3156_1022938081" text:style-name="Index_20_Link" text:visited-style-name="Index_20_Link">Rotation<text:tab/>9</text:a></text:p>
          <text:p text:style-name="P71"><text:a xlink:type="simple" xlink:href="#__RefHeading___Toc3158_1022938081" text:style-name="Index_20_Link" text:visited-style-name="Index_20_Link">Normal<text:tab/>9</text:a></text:p>
          <text:p text:style-name="P71"><text:a xlink:type="simple" xlink:href="#__RefHeading___Toc3160_1022938081" text:style-name="Index_20_Link" text:visited-style-name="Index_20_Link"><text:soft-page-break/>Tangent<text:tab/>9</text:a></text:p>
          <text:p text:style-name="P70"><text:a xlink:type="simple" xlink:href="#__RefHeading___Toc3162_1022938081" text:style-name="Index_20_Link" text:visited-style-name="Index_20_Link">Properties<text:tab/>9</text:a></text:p>
          <text:p text:style-name="P71"><text:a xlink:type="simple" xlink:href="#__RefHeading___Toc3164_1022938081" text:style-name="Index_20_Link" text:visited-style-name="Index_20_Link">Distribution<text:tab/>9</text:a></text:p>
          <text:p text:style-name="P70"><text:a xlink:type="simple" xlink:href="#__RefHeading___Toc3166_1022938081" text:style-name="Index_20_Link" text:visited-style-name="Index_20_Link">Outputs<text:tab/>10</text:a></text:p>
          <text:p text:style-name="P71"><text:a xlink:type="simple" xlink:href="#__RefHeading___Toc3168_1022938081" text:style-name="Index_20_Link" text:visited-style-name="Index_20_Link">BSDF<text:tab/>10</text:a></text:p>
          <text:p text:style-name="P69"><text:a xlink:type="simple" xlink:href="#__RefHeading___Toc3015_2224507082" text:style-name="Index_20_Link" text:visited-style-name="Index_20_Link">Background<text:tab/>10</text:a></text:p>
          <text:p text:style-name="P70"><text:a xlink:type="simple" xlink:href="#__RefHeading___Toc1647_3995298653" text:style-name="Index_20_Link" text:visited-style-name="Index_20_Link">Inputs<text:tab/>10</text:a></text:p>
          <text:p text:style-name="P71"><text:a xlink:type="simple" xlink:href="#__RefHeading___Toc1649_3995298653" text:style-name="Index_20_Link" text:visited-style-name="Index_20_Link">Color<text:tab/>10</text:a></text:p>
          <text:p text:style-name="P71"><text:a xlink:type="simple" xlink:href="#__RefHeading___Toc1651_3995298653" text:style-name="Index_20_Link" text:visited-style-name="Index_20_Link">Strength<text:tab/>10</text:a></text:p>
          <text:p text:style-name="P70"><text:a xlink:type="simple" xlink:href="#__RefHeading___Toc1653_3995298653" text:style-name="Index_20_Link" text:visited-style-name="Index_20_Link">Outputs<text:tab/>10</text:a></text:p>
          <text:p text:style-name="P71"><text:a xlink:type="simple" xlink:href="#__RefHeading___Toc1655_3995298653" text:style-name="Index_20_Link" text:visited-style-name="Index_20_Link">Background<text:tab/>10</text:a></text:p>
          <text:p text:style-name="P69"><text:a xlink:type="simple" xlink:href="#__RefHeading___Toc3017_2224507082" text:style-name="Index_20_Link" text:visited-style-name="Index_20_Link">Diffuse BSDF<text:tab/>10</text:a></text:p>
          <text:p text:style-name="P70"><text:a xlink:type="simple" xlink:href="#__RefHeading___Toc1657_3995298653" text:style-name="Index_20_Link" text:visited-style-name="Index_20_Link">Inputs<text:tab/>10</text:a></text:p>
          <text:p text:style-name="P71"><text:a xlink:type="simple" xlink:href="#__RefHeading___Toc1659_3995298653" text:style-name="Index_20_Link" text:visited-style-name="Index_20_Link">Color<text:tab/>10</text:a></text:p>
          <text:p text:style-name="P71"><text:a xlink:type="simple" xlink:href="#__RefHeading___Toc1661_3995298653" text:style-name="Index_20_Link" text:visited-style-name="Index_20_Link">Roughness Cycles Only<text:tab/>10</text:a></text:p>
          <text:p text:style-name="P71"><text:a xlink:type="simple" xlink:href="#__RefHeading___Toc1663_3995298653" text:style-name="Index_20_Link" text:visited-style-name="Index_20_Link">Normal<text:tab/>10</text:a></text:p>
          <text:p text:style-name="P70"><text:a xlink:type="simple" xlink:href="#__RefHeading___Toc1665_3995298653" text:style-name="Index_20_Link" text:visited-style-name="Index_20_Link">Outputs<text:tab/>10</text:a></text:p>
          <text:p text:style-name="P71"><text:a xlink:type="simple" xlink:href="#__RefHeading___Toc1667_3995298653" text:style-name="Index_20_Link" text:visited-style-name="Index_20_Link">BSDF<text:tab/>10</text:a></text:p>
          <text:p text:style-name="P69"><text:a xlink:type="simple" xlink:href="#__RefHeading___Toc3019_2224507082" text:style-name="Index_20_Link" text:visited-style-name="Index_20_Link">Emission<text:tab/>11</text:a></text:p>
          <text:p text:style-name="P70"><text:a xlink:type="simple" xlink:href="#__RefHeading___Toc1669_3995298653" text:style-name="Index_20_Link" text:visited-style-name="Index_20_Link">Inputs<text:tab/>11</text:a></text:p>
          <text:p text:style-name="P71"><text:a xlink:type="simple" xlink:href="#__RefHeading___Toc1671_3995298653" text:style-name="Index_20_Link" text:visited-style-name="Index_20_Link">Color<text:tab/>11</text:a></text:p>
          <text:p text:style-name="P71"><text:a xlink:type="simple" xlink:href="#__RefHeading___Toc1673_3995298653" text:style-name="Index_20_Link" text:visited-style-name="Index_20_Link">Strength<text:tab/>11</text:a></text:p>
          <text:p text:style-name="P70"><text:a xlink:type="simple" xlink:href="#__RefHeading___Toc1675_3995298653" text:style-name="Index_20_Link" text:visited-style-name="Index_20_Link">Outputs<text:tab/>11</text:a></text:p>
          <text:p text:style-name="P71"><text:a xlink:type="simple" xlink:href="#__RefHeading___Toc1677_3995298653" text:style-name="Index_20_Link" text:visited-style-name="Index_20_Link">Emission<text:tab/>11</text:a></text:p>
          <text:p text:style-name="P69"><text:a xlink:type="simple" xlink:href="#__RefHeading___Toc3021_2224507082" text:style-name="Index_20_Link" text:visited-style-name="Index_20_Link">Glass BSDF<text:tab/>11</text:a></text:p>
          <text:p text:style-name="P70"><text:a xlink:type="simple" xlink:href="#__RefHeading___Toc1679_3995298653" text:style-name="Index_20_Link" text:visited-style-name="Index_20_Link">Inputs<text:tab/>11</text:a></text:p>
          <text:p text:style-name="P71"><text:a xlink:type="simple" xlink:href="#__RefHeading___Toc1681_3995298653" text:style-name="Index_20_Link" text:visited-style-name="Index_20_Link">Color<text:tab/>11</text:a></text:p>
          <text:p text:style-name="P71"><text:a xlink:type="simple" xlink:href="#__RefHeading___Toc1683_3995298653" text:style-name="Index_20_Link" text:visited-style-name="Index_20_Link">Roughness<text:tab/>11</text:a></text:p>
          <text:p text:style-name="P71"><text:a xlink:type="simple" xlink:href="#__RefHeading___Toc1685_3995298653" text:style-name="Index_20_Link" text:visited-style-name="Index_20_Link">IOR<text:tab/>11</text:a></text:p>
          <text:p text:style-name="P71"><text:a xlink:type="simple" xlink:href="#__RefHeading___Toc1687_3995298653" text:style-name="Index_20_Link" text:visited-style-name="Index_20_Link">Normal<text:tab/>11</text:a></text:p>
          <text:p text:style-name="P70"><text:a xlink:type="simple" xlink:href="#__RefHeading___Toc1689_3995298653" text:style-name="Index_20_Link" text:visited-style-name="Index_20_Link">Properties<text:tab/>11</text:a></text:p>
          <text:p text:style-name="P71"><text:a xlink:type="simple" xlink:href="#__RefHeading___Toc1691_3995298653" text:style-name="Index_20_Link" text:visited-style-name="Index_20_Link">Distribution<text:tab/>11</text:a></text:p>
          <text:p text:style-name="P72"><text:a xlink:type="simple" xlink:href="#__RefHeading___Toc1693_3995298653" text:style-name="Index_20_Link" text:visited-style-name="Index_20_Link">Sharp<text:tab/>11</text:a></text:p>
          <text:p text:style-name="P72"><text:a xlink:type="simple" xlink:href="#__RefHeading___Toc1695_3995298653" text:style-name="Index_20_Link" text:visited-style-name="Index_20_Link">GGX<text:tab/>11</text:a></text:p>
          <text:p text:style-name="P72"><text:a xlink:type="simple" xlink:href="#__RefHeading___Toc1697_3995298653" text:style-name="Index_20_Link" text:visited-style-name="Index_20_Link">Multiple-scattering GGX<text:tab/>12</text:a></text:p>
          <text:p text:style-name="P72"><text:a xlink:type="simple" xlink:href="#__RefHeading___Toc1699_3995298653" text:style-name="Index_20_Link" text:visited-style-name="Index_20_Link">Beckmann<text:tab/>12</text:a></text:p>
          <text:p text:style-name="P72"><text:a xlink:type="simple" xlink:href="#__RefHeading___Toc1701_3995298653" text:style-name="Index_20_Link" text:visited-style-name="Index_20_Link">Ashikhmin-Shirley<text:tab/>12</text:a></text:p>
          <text:p text:style-name="P70"><text:a xlink:type="simple" xlink:href="#__RefHeading___Toc1703_3995298653" text:style-name="Index_20_Link" text:visited-style-name="Index_20_Link">Outputs<text:tab/>12</text:a></text:p>
          <text:p text:style-name="P71"><text:a xlink:type="simple" xlink:href="#__RefHeading___Toc1705_3995298653" text:style-name="Index_20_Link" text:visited-style-name="Index_20_Link">BSDF<text:tab/>12</text:a></text:p>
          <text:p text:style-name="P69"><text:a xlink:type="simple" xlink:href="#__RefHeading___Toc3048_2224507082" text:style-name="Index_20_Link" text:visited-style-name="Index_20_Link">Glossy BSDF<text:tab/>12</text:a></text:p>
          <text:p text:style-name="P70"><text:a xlink:type="simple" xlink:href="#__RefHeading___Toc1707_3995298653" text:style-name="Index_20_Link" text:visited-style-name="Index_20_Link">Inputs<text:tab/>12</text:a></text:p>
          <text:p text:style-name="P71"><text:a xlink:type="simple" xlink:href="#__RefHeading___Toc1709_3995298653" text:style-name="Index_20_Link" text:visited-style-name="Index_20_Link">Color<text:tab/>12</text:a></text:p>
          <text:p text:style-name="P71"><text:a xlink:type="simple" xlink:href="#__RefHeading___Toc1711_3995298653" text:style-name="Index_20_Link" text:visited-style-name="Index_20_Link">Roughness<text:tab/>12</text:a></text:p>
          <text:p text:style-name="P71"><text:a xlink:type="simple" xlink:href="#__RefHeading___Toc1713_3995298653" text:style-name="Index_20_Link" text:visited-style-name="Index_20_Link">Normal<text:tab/>12</text:a></text:p>
          <text:p text:style-name="P70"><text:a xlink:type="simple" xlink:href="#__RefHeading___Toc1715_3995298653" text:style-name="Index_20_Link" text:visited-style-name="Index_20_Link">Properties<text:tab/>12</text:a></text:p>
          <text:p text:style-name="P71"><text:a xlink:type="simple" xlink:href="#__RefHeading___Toc1717_3995298653" text:style-name="Index_20_Link" text:visited-style-name="Index_20_Link">Distribution<text:tab/>12</text:a></text:p>
          <text:p text:style-name="P72"><text:a xlink:type="simple" xlink:href="#__RefHeading___Toc1719_3995298653" text:style-name="Index_20_Link" text:visited-style-name="Index_20_Link">Sharp<text:tab/>12</text:a></text:p>
          <text:p text:style-name="P72"><text:a xlink:type="simple" xlink:href="#__RefHeading___Toc1721_3995298653" text:style-name="Index_20_Link" text:visited-style-name="Index_20_Link">Beckmann<text:tab/>12</text:a></text:p>
          <text:p text:style-name="P72"><text:a xlink:type="simple" xlink:href="#__RefHeading___Toc1723_3995298653" text:style-name="Index_20_Link" text:visited-style-name="Index_20_Link">GGX<text:tab/>13</text:a></text:p>
          <text:p text:style-name="P72"><text:a xlink:type="simple" xlink:href="#__RefHeading___Toc1725_3995298653" text:style-name="Index_20_Link" text:visited-style-name="Index_20_Link">Ashikhmin-Shirley<text:tab/>13</text:a></text:p>
          <text:p text:style-name="P72"><text:a xlink:type="simple" xlink:href="#__RefHeading___Toc1727_3995298653" text:style-name="Index_20_Link" text:visited-style-name="Index_20_Link">Multiple-scattering GGX<text:tab/>13</text:a></text:p>
          <text:p text:style-name="P70"><text:a xlink:type="simple" xlink:href="#__RefHeading___Toc1729_3995298653" text:style-name="Index_20_Link" text:visited-style-name="Index_20_Link">Outputs<text:tab/>13</text:a></text:p>
          <text:p text:style-name="P71"><text:a xlink:type="simple" xlink:href="#__RefHeading___Toc1731_3995298653" text:style-name="Index_20_Link" text:visited-style-name="Index_20_Link">BSDF<text:tab/>13</text:a></text:p>
          <text:p text:style-name="P69"><text:a xlink:type="simple" xlink:href="#__RefHeading___Toc3050_2224507082" text:style-name="Index_20_Link" text:visited-style-name="Index_20_Link"><text:soft-page-break/>Hair BSDF<text:tab/>13</text:a></text:p>
          <text:p text:style-name="P70"><text:a xlink:type="simple" xlink:href="#__RefHeading___Toc1733_3995298653" text:style-name="Index_20_Link" text:visited-style-name="Index_20_Link">Inputs<text:tab/>13</text:a></text:p>
          <text:p text:style-name="P71"><text:a xlink:type="simple" xlink:href="#__RefHeading___Toc1735_3995298653" text:style-name="Index_20_Link" text:visited-style-name="Index_20_Link">Color<text:tab/>13</text:a></text:p>
          <text:p text:style-name="P71"><text:a xlink:type="simple" xlink:href="#__RefHeading___Toc1737_3995298653" text:style-name="Index_20_Link" text:visited-style-name="Index_20_Link">Offset<text:tab/>13</text:a></text:p>
          <text:p text:style-name="P71"><text:a xlink:type="simple" xlink:href="#__RefHeading___Toc1739_3995298653" text:style-name="Index_20_Link" text:visited-style-name="Index_20_Link">Roughness U/V<text:tab/>13</text:a></text:p>
          <text:p text:style-name="P71"><text:a xlink:type="simple" xlink:href="#__RefHeading___Toc1741_3995298653" text:style-name="Index_20_Link" text:visited-style-name="Index_20_Link">Tangent<text:tab/>13</text:a></text:p>
          <text:p text:style-name="P70"><text:a xlink:type="simple" xlink:href="#__RefHeading___Toc1743_3995298653" text:style-name="Index_20_Link" text:visited-style-name="Index_20_Link">Properties<text:tab/>13</text:a></text:p>
          <text:p text:style-name="P71"><text:a xlink:type="simple" xlink:href="#__RefHeading___Toc1745_3995298653" text:style-name="Index_20_Link" text:visited-style-name="Index_20_Link">Component<text:tab/>13</text:a></text:p>
          <text:p text:style-name="P71"><text:a xlink:type="simple" xlink:href="#__RefHeading___Toc1747_3995298653" text:style-name="Index_20_Link" text:visited-style-name="Index_20_Link">Reflection<text:tab/>14</text:a></text:p>
          <text:p text:style-name="P71"><text:a xlink:type="simple" xlink:href="#__RefHeading___Toc1749_3995298653" text:style-name="Index_20_Link" text:visited-style-name="Index_20_Link">Transmission<text:tab/>14</text:a></text:p>
          <text:p text:style-name="P70"><text:a xlink:type="simple" xlink:href="#__RefHeading___Toc1751_3995298653" text:style-name="Index_20_Link" text:visited-style-name="Index_20_Link">Outputs<text:tab/>14</text:a></text:p>
          <text:p text:style-name="P71"><text:a xlink:type="simple" xlink:href="#__RefHeading___Toc1753_3995298653" text:style-name="Index_20_Link" text:visited-style-name="Index_20_Link">BSDF<text:tab/>14</text:a></text:p>
          <text:p text:style-name="P69"><text:a xlink:type="simple" xlink:href="#__RefHeading___Toc3052_2224507082" text:style-name="Index_20_Link" text:visited-style-name="Index_20_Link">Holdout<text:tab/>14</text:a></text:p>
          <text:p text:style-name="P70"><text:a xlink:type="simple" xlink:href="#__RefHeading___Toc1755_3995298653" text:style-name="Index_20_Link" text:visited-style-name="Index_20_Link">Outputs<text:tab/>14</text:a></text:p>
          <text:p text:style-name="P71"><text:a xlink:type="simple" xlink:href="#__RefHeading___Toc1757_3995298653" text:style-name="Index_20_Link" text:visited-style-name="Index_20_Link">Holdout<text:tab/>14</text:a></text:p>
          <text:p text:style-name="P69"><text:a xlink:type="simple" xlink:href="#__RefHeading___Toc3054_2224507082" text:style-name="Index_20_Link" text:visited-style-name="Index_20_Link">Mix Shader<text:tab/>14</text:a></text:p>
          <text:p text:style-name="P69"><text:a xlink:type="simple" xlink:href="#__RefHeading___Toc3056_2224507082" text:style-name="Index_20_Link" text:visited-style-name="Index_20_Link">Inputs<text:tab/>14</text:a></text:p>
          <text:p text:style-name="P70"><text:a xlink:type="simple" xlink:href="#__RefHeading___Toc1759_3995298653" text:style-name="Index_20_Link" text:visited-style-name="Index_20_Link">Shader<text:tab/>14</text:a></text:p>
          <text:p text:style-name="P70"><text:a xlink:type="simple" xlink:href="#__RefHeading___Toc1761_3995298653" text:style-name="Index_20_Link" text:visited-style-name="Index_20_Link">Factor<text:tab/>14</text:a></text:p>
          <text:p text:style-name="P69"><text:a xlink:type="simple" xlink:href="#__RefHeading___Toc3058_2224507082" text:style-name="Index_20_Link" text:visited-style-name="Index_20_Link">Outputs<text:tab/>15</text:a></text:p>
          <text:p text:style-name="P70"><text:a xlink:type="simple" xlink:href="#__RefHeading___Toc1763_3995298653" text:style-name="Index_20_Link" text:visited-style-name="Index_20_Link">Shader<text:tab/>15</text:a></text:p>
          <text:p text:style-name="P69"><text:a xlink:type="simple" xlink:href="#__RefHeading___Toc3060_2224507082" text:style-name="Index_20_Link" text:visited-style-name="Index_20_Link">Principled BSDF<text:tab/>15</text:a></text:p>
          <text:p text:style-name="P70"><text:a xlink:type="simple" xlink:href="#__RefHeading___Toc1765_3995298653" text:style-name="Index_20_Link" text:visited-style-name="Index_20_Link">Inputs<text:tab/>15</text:a></text:p>
          <text:p text:style-name="P71"><text:a xlink:type="simple" xlink:href="#__RefHeading___Toc1767_3995298653" text:style-name="Index_20_Link" text:visited-style-name="Index_20_Link">Base Color<text:tab/>15</text:a></text:p>
          <text:p text:style-name="P71"><text:a xlink:type="simple" xlink:href="#__RefHeading___Toc1775_3995298653" text:style-name="Index_20_Link" text:visited-style-name="Index_20_Link">Metallic<text:tab/>15</text:a></text:p>
          <text:p text:style-name="P71"><text:a xlink:type="simple" xlink:href="#__RefHeading___Toc1781_3995298653" text:style-name="Index_20_Link" text:visited-style-name="Index_20_Link">Roughness<text:tab/>15</text:a></text:p>
          <text:p text:style-name="P71"><text:a xlink:type="simple" xlink:href="#__RefHeading___Toc1795_3995298653" text:style-name="Index_20_Link" text:visited-style-name="Index_20_Link">IOR<text:tab/>15</text:a></text:p>
          <text:p text:style-name="P71"><text:a xlink:type="simple" xlink:href="#__RefHeading___Toc1805_3995298653" text:style-name="Index_20_Link" text:visited-style-name="Index_20_Link">Alpha<text:tab/>16</text:a></text:p>
          <text:p text:style-name="P71"><text:a xlink:type="simple" xlink:href="#__RefHeading___Toc1807_3995298653" text:style-name="Index_20_Link" text:visited-style-name="Index_20_Link">Normal<text:tab/>16</text:a></text:p>
          <text:p text:style-name="P71"><text:a xlink:type="simple" xlink:href="#__RefHeading___Toc3899_1112412218" text:style-name="Index_20_Link" text:visited-style-name="Index_20_Link">Subsurface Subtab<text:tab/>16</text:a></text:p>
          <text:p text:style-name="P72"><text:a xlink:type="simple" xlink:href="#__RefHeading___Toc1821_39952986531" text:style-name="Index_20_Link" text:visited-style-name="Index_20_Link">Mode Christensen-Burley<text:tab/>16</text:a></text:p>
          <text:p text:style-name="P73"><text:a xlink:type="simple" xlink:href="#__RefHeading___Toc3901_1112412218" text:style-name="Index_20_Link" text:visited-style-name="Index_20_Link">Weight<text:tab/>16</text:a></text:p>
          <text:p text:style-name="P73"><text:a xlink:type="simple" xlink:href="#__RefHeading___Toc1771_39952986532" text:style-name="Index_20_Link" text:visited-style-name="Index_20_Link">Subsurface Radius<text:tab/>16</text:a></text:p>
          <text:p text:style-name="P73"><text:a xlink:type="simple" xlink:href="#__RefHeading___Toc3903_1112412218" text:style-name="Index_20_Link" text:visited-style-name="Index_20_Link">Scale<text:tab/>16</text:a></text:p>
          <text:p text:style-name="P72"><text:a xlink:type="simple" xlink:href="#__RefHeading___Toc3905_1112412218" text:style-name="Index_20_Link" text:visited-style-name="Index_20_Link">Mode Random Walk<text:tab/>16</text:a></text:p>
          <text:p text:style-name="P73"><text:a xlink:type="simple" xlink:href="#__RefHeading___Toc3907_1112412218" text:style-name="Index_20_Link" text:visited-style-name="Index_20_Link">Weight<text:tab/>16</text:a></text:p>
          <text:p text:style-name="P73"><text:a xlink:type="simple" xlink:href="#__RefHeading___Toc1771_3995298653" text:style-name="Index_20_Link" text:visited-style-name="Index_20_Link">Subsurface Radius<text:tab/>16</text:a></text:p>
          <text:p text:style-name="P73"><text:a xlink:type="simple" xlink:href="#__RefHeading___Toc3909_1112412218" text:style-name="Index_20_Link" text:visited-style-name="Index_20_Link">Scale<text:tab/>17</text:a></text:p>
          <text:p text:style-name="P73"><text:a xlink:type="simple" xlink:href="#__RefHeading___Toc3911_1112412218" text:style-name="Index_20_Link" text:visited-style-name="Index_20_Link">Anisotropy<text:tab/>17</text:a></text:p>
          <text:p text:style-name="P72"><text:a xlink:type="simple" xlink:href="#__RefHeading___Toc3913_1112412218" text:style-name="Index_20_Link" text:visited-style-name="Index_20_Link">Mode Random Walk (Skin)<text:tab/>17</text:a></text:p>
          <text:p text:style-name="P73"><text:a xlink:type="simple" xlink:href="#__RefHeading___Toc3915_1112412218" text:style-name="Index_20_Link" text:visited-style-name="Index_20_Link">Weight<text:tab/>17</text:a></text:p>
          <text:p text:style-name="P73"><text:a xlink:type="simple" xlink:href="#__RefHeading___Toc1771_39952986531" text:style-name="Index_20_Link" text:visited-style-name="Index_20_Link">Subsurface Radius<text:tab/>17</text:a></text:p>
          <text:p text:style-name="P73"><text:a xlink:type="simple" xlink:href="#__RefHeading___Toc3917_1112412218" text:style-name="Index_20_Link" text:visited-style-name="Index_20_Link">Scale<text:tab/>17</text:a></text:p>
          <text:p text:style-name="P73"><text:a xlink:type="simple" xlink:href="#__RefHeading___Toc3919_1112412218" text:style-name="Index_20_Link" text:visited-style-name="Index_20_Link">IOR<text:tab/>17</text:a></text:p>
          <text:p text:style-name="P73"><text:a xlink:type="simple" xlink:href="#__RefHeading___Toc3921_1112412218" text:style-name="Index_20_Link" text:visited-style-name="Index_20_Link">Anisotropy<text:tab/>17</text:a></text:p>
          <text:p text:style-name="P71"><text:a xlink:type="simple" xlink:href="#__RefHeading___Toc3923_1112412218" text:style-name="Index_20_Link" text:visited-style-name="Index_20_Link">Specular Subtab<text:tab/>17</text:a></text:p>
          <text:p text:style-name="P72"><text:a xlink:type="simple" xlink:href="#__RefHeading___Toc3925_1112412218" text:style-name="Index_20_Link" text:visited-style-name="Index_20_Link">Specular Mode<text:tab/>17</text:a></text:p>
          <text:p text:style-name="P73"><text:a xlink:type="simple" xlink:href="#__RefHeading___Toc1815_3995298653" text:style-name="Index_20_Link" text:visited-style-name="Index_20_Link">GGX<text:tab/>17</text:a></text:p>
          <text:p text:style-name="P73"><text:a xlink:type="simple" xlink:href="#__RefHeading___Toc1817_3995298653" text:style-name="Index_20_Link" text:visited-style-name="Index_20_Link">Multiple-scattering GGX<text:tab/>17</text:a></text:p>
          <text:p text:style-name="P71"><text:a xlink:type="simple" xlink:href="#__RefHeading___Toc1777_3995298653" text:style-name="Index_20_Link" text:visited-style-name="Index_20_Link">IOR Level<text:tab/>18</text:a></text:p>
          <text:p text:style-name="P71"><text:a xlink:type="simple" xlink:href="#__RefHeading___Toc1779_3995298653" text:style-name="Index_20_Link" text:visited-style-name="Index_20_Link">Tint<text:tab/>18</text:a></text:p>
          <text:p text:style-name="P71"><text:a xlink:type="simple" xlink:href="#__RefHeading___Toc1783_3995298653" text:style-name="Index_20_Link" text:visited-style-name="Index_20_Link">Anisotropic<text:tab/>18</text:a></text:p>
          <text:p text:style-name="P71"><text:a xlink:type="simple" xlink:href="#__RefHeading___Toc1785_3995298653" text:style-name="Index_20_Link" text:visited-style-name="Index_20_Link">Anisotropic Rotation<text:tab/>18</text:a></text:p>
          <text:p text:style-name="P71"><text:a xlink:type="simple" xlink:href="#__RefHeading___Toc1811_39952986531" text:style-name="Index_20_Link" text:visited-style-name="Index_20_Link"><text:soft-page-break/>Tangent<text:tab/>18</text:a></text:p>
          <text:p text:style-name="P71"><text:a xlink:type="simple" xlink:href="#__RefHeading___Toc3927_1112412218" text:style-name="Index_20_Link" text:visited-style-name="Index_20_Link">Transmission Subpanel<text:tab/>18</text:a></text:p>
          <text:p text:style-name="P72"><text:a xlink:type="simple" xlink:href="#__RefHeading___Toc3929_1112412218" text:style-name="Index_20_Link" text:visited-style-name="Index_20_Link">Weigth<text:tab/>18</text:a></text:p>
          <text:p text:style-name="P71"><text:a xlink:type="simple" xlink:href="#__RefHeading___Toc3931_1112412218" text:style-name="Index_20_Link" text:visited-style-name="Index_20_Link">Coat subpanel<text:tab/>18</text:a></text:p>
          <text:p text:style-name="P71"><text:a xlink:type="simple" xlink:href="#__RefHeading___Toc3933_1112412218" text:style-name="Index_20_Link" text:visited-style-name="Index_20_Link">Weight<text:tab/>19</text:a></text:p>
          <text:p text:style-name="P71"><text:a xlink:type="simple" xlink:href="#__RefHeading___Toc3935_1112412218" text:style-name="Index_20_Link" text:visited-style-name="Index_20_Link">Roughness<text:tab/>19</text:a></text:p>
          <text:p text:style-name="P71"><text:a xlink:type="simple" xlink:href="#__RefHeading___Toc3937_1112412218" text:style-name="Index_20_Link" text:visited-style-name="Index_20_Link">IOR<text:tab/>19</text:a></text:p>
          <text:p text:style-name="P71"><text:a xlink:type="simple" xlink:href="#__RefHeading___Toc3939_1112412218" text:style-name="Index_20_Link" text:visited-style-name="Index_20_Link">Tint<text:tab/>19</text:a></text:p>
          <text:p text:style-name="P71"><text:a xlink:type="simple" xlink:href="#__RefHeading___Toc1809_3995298653" text:style-name="Index_20_Link" text:visited-style-name="Index_20_Link">Normal<text:tab/>19</text:a></text:p>
          <text:p text:style-name="P71"><text:a xlink:type="simple" xlink:href="#__RefHeading___Toc3941_1112412218" text:style-name="Index_20_Link" text:visited-style-name="Index_20_Link">Sheen subpanel<text:tab/>19</text:a></text:p>
          <text:p text:style-name="P72"><text:a xlink:type="simple" xlink:href="#__RefHeading___Toc1787_3995298653" text:style-name="Index_20_Link" text:visited-style-name="Index_20_Link">Weight<text:tab/>19</text:a></text:p>
          <text:p text:style-name="P72"><text:a xlink:type="simple" xlink:href="#__RefHeading___Toc3943_1112412218" text:style-name="Index_20_Link" text:visited-style-name="Index_20_Link">Roughness<text:tab/>19</text:a></text:p>
          <text:p text:style-name="P72"><text:a xlink:type="simple" xlink:href="#__RefHeading___Toc1789_3995298653" text:style-name="Index_20_Link" text:visited-style-name="Index_20_Link">Tint<text:tab/>19</text:a></text:p>
          <text:p text:style-name="P71"><text:a xlink:type="simple" xlink:href="#__RefHeading___Toc1801_3995298653" text:style-name="Index_20_Link" text:visited-style-name="Index_20_Link">Emission subpanel<text:tab/>19</text:a></text:p>
          <text:p text:style-name="P72"><text:a xlink:type="simple" xlink:href="#__RefHeading___Toc3945_1112412218" text:style-name="Index_20_Link" text:visited-style-name="Index_20_Link">Color<text:tab/>19</text:a></text:p>
          <text:p text:style-name="P72"><text:a xlink:type="simple" xlink:href="#__RefHeading___Toc1803_3995298653" text:style-name="Index_20_Link" text:visited-style-name="Index_20_Link">Emission Strength<text:tab/>19</text:a></text:p>
          <text:p text:style-name="P71"><text:a xlink:type="simple" xlink:href="#__RefHeading___Toc1801_3995298653%20Copy%201" text:style-name="Index_20_Link" text:visited-style-name="Index_20_Link">Thin Film subpanel<text:tab/>19</text:a></text:p>
          <text:p text:style-name="P72"><text:a xlink:type="simple" xlink:href="#__RefHeading___Toc3945_1112412218%20Copy%201" text:style-name="Index_20_Link" text:visited-style-name="Index_20_Link">Thickness<text:tab/>20</text:a></text:p>
          <text:p text:style-name="P72"><text:a xlink:type="simple" xlink:href="#__RefHeading___Toc1803_3995298653%20Copy%201" text:style-name="Index_20_Link" text:visited-style-name="Index_20_Link">IOR<text:tab/>20</text:a></text:p>
          <text:p text:style-name="P70"><text:a xlink:type="simple" xlink:href="#__RefHeading___Toc1825_3995298653" text:style-name="Index_20_Link" text:visited-style-name="Index_20_Link">Outputs<text:tab/>20</text:a></text:p>
          <text:p text:style-name="P71"><text:a xlink:type="simple" xlink:href="#__RefHeading___Toc1827_3995298653" text:style-name="Index_20_Link" text:visited-style-name="Index_20_Link">BSDF<text:tab/>20</text:a></text:p>
          <text:p text:style-name="P69"><text:a xlink:type="simple" xlink:href="#__RefHeading___Toc3029_280651245" text:style-name="Index_20_Link" text:visited-style-name="Index_20_Link">Principled Hair BSDF<text:tab/>20</text:a></text:p>
          <text:p text:style-name="P70"><text:a xlink:type="simple" xlink:href="#__RefHeading___Toc3552_2642346136" text:style-name="Index_20_Link" text:visited-style-name="Index_20_Link">Properties<text:tab/>20</text:a></text:p>
          <text:p text:style-name="P71"><text:a xlink:type="simple" xlink:href="#__RefHeading___Toc3554_2642346136" text:style-name="Index_20_Link" text:visited-style-name="Index_20_Link">Scattering Mode<text:tab/>20</text:a></text:p>
          <text:p text:style-name="P72"><text:a xlink:type="simple" xlink:href="#__RefHeading___Toc3556_2642346136" text:style-name="Index_20_Link" text:visited-style-name="Index_20_Link">Chiang Model versus Huang Model<text:tab/>20</text:a></text:p>
          <text:p text:style-name="P71"><text:a xlink:type="simple" xlink:href="#__RefHeading___Toc1829_3995298653" text:style-name="Index_20_Link" text:visited-style-name="Index_20_Link">Color Parametrization<text:tab/>20</text:a></text:p>
          <text:p text:style-name="P70"><text:a xlink:type="simple" xlink:href="#__RefHeading___Toc3558_2642346136" text:style-name="Index_20_Link" text:visited-style-name="Index_20_Link">Inputs<text:tab/>20</text:a></text:p>
          <text:p text:style-name="P71"><text:a xlink:type="simple" xlink:href="#__RefHeading___Toc1835_3995298653" text:style-name="Index_20_Link" text:visited-style-name="Index_20_Link">Huang - Absorption coefficient<text:tab/>21</text:a></text:p>
          <text:p text:style-name="P72"><text:a xlink:type="simple" xlink:href="#__RefHeading___Toc3560_2642346136" text:style-name="Index_20_Link" text:visited-style-name="Index_20_Link">Absorption Coefficient<text:tab/>21</text:a></text:p>
          <text:p text:style-name="P72"><text:a xlink:type="simple" xlink:href="#__RefHeading___Toc3562_2642346136" text:style-name="Index_20_Link" text:visited-style-name="Index_20_Link">Aspect Ratio<text:tab/>21</text:a></text:p>
          <text:p text:style-name="P72"><text:a xlink:type="simple" xlink:href="#__RefHeading___Toc3564_2642346136" text:style-name="Index_20_Link" text:visited-style-name="Index_20_Link">Roughness<text:tab/>21</text:a></text:p>
          <text:p text:style-name="P72"><text:a xlink:type="simple" xlink:href="#__RefHeading___Toc3566_2642346136" text:style-name="Index_20_Link" text:visited-style-name="Index_20_Link">IOR<text:tab/>21</text:a></text:p>
          <text:p text:style-name="P72"><text:a xlink:type="simple" xlink:href="#__RefHeading___Toc3568_2642346136" text:style-name="Index_20_Link" text:visited-style-name="Index_20_Link">Offset<text:tab/>21</text:a></text:p>
          <text:p text:style-name="P72"><text:a xlink:type="simple" xlink:href="#__RefHeading___Toc3570_2642346136" text:style-name="Index_20_Link" text:visited-style-name="Index_20_Link">Random Roughness<text:tab/>21</text:a></text:p>
          <text:p text:style-name="P72"><text:a xlink:type="simple" xlink:href="#__RefHeading___Toc3572_2642346136" text:style-name="Index_20_Link" text:visited-style-name="Index_20_Link">Random<text:tab/>21</text:a></text:p>
          <text:p text:style-name="P72"><text:a xlink:type="simple" xlink:href="#__RefHeading___Toc3574_2642346136" text:style-name="Index_20_Link" text:visited-style-name="Index_20_Link">Reflection<text:tab/>21</text:a></text:p>
          <text:p text:style-name="P72"><text:a xlink:type="simple" xlink:href="#__RefHeading___Toc3576_2642346136" text:style-name="Index_20_Link" text:visited-style-name="Index_20_Link">Transmission<text:tab/>21</text:a></text:p>
          <text:p text:style-name="P72"><text:a xlink:type="simple" xlink:href="#__RefHeading___Toc3578_2642346136" text:style-name="Index_20_Link" text:visited-style-name="Index_20_Link">Secondary Reflection<text:tab/>21</text:a></text:p>
          <text:p text:style-name="P71"><text:a xlink:type="simple" xlink:href="#__RefHeading___Toc1833_3995298653" text:style-name="Index_20_Link" text:visited-style-name="Index_20_Link">Huang - Melanin concentration<text:tab/>22</text:a></text:p>
          <text:p text:style-name="P72"><text:a xlink:type="simple" xlink:href="#__RefHeading___Toc1843_39952986531" text:style-name="Index_20_Link" text:visited-style-name="Index_20_Link">Melanin<text:tab/>22</text:a></text:p>
          <text:p text:style-name="P72"><text:a xlink:type="simple" xlink:href="#__RefHeading___Toc1845_39952986531" text:style-name="Index_20_Link" text:visited-style-name="Index_20_Link">Melanin Redness<text:tab/>22</text:a></text:p>
          <text:p text:style-name="P72"><text:a xlink:type="simple" xlink:href="#__RefHeading___Toc1847_39952986531" text:style-name="Index_20_Link" text:visited-style-name="Index_20_Link">Tint<text:tab/>22</text:a></text:p>
          <text:p text:style-name="P72"><text:a xlink:type="simple" xlink:href="#__RefHeading___Toc3580_2642346136" text:style-name="Index_20_Link" text:visited-style-name="Index_20_Link">IOR<text:tab/>22</text:a></text:p>
          <text:p text:style-name="P72"><text:a xlink:type="simple" xlink:href="#__RefHeading___Toc3582_2642346136" text:style-name="Index_20_Link" text:visited-style-name="Index_20_Link">Offset<text:tab/>22</text:a></text:p>
          <text:p text:style-name="P72"><text:a xlink:type="simple" xlink:href="#__RefHeading___Toc1861_39952986532" text:style-name="Index_20_Link" text:visited-style-name="Index_20_Link">Random Color<text:tab/>22</text:a></text:p>
          <text:p text:style-name="P72"><text:a xlink:type="simple" xlink:href="#__RefHeading___Toc3584_2642346136" text:style-name="Index_20_Link" text:visited-style-name="Index_20_Link">Random Roughness<text:tab/>23</text:a></text:p>
          <text:p text:style-name="P72"><text:a xlink:type="simple" xlink:href="#__RefHeading___Toc3586_2642346136" text:style-name="Index_20_Link" text:visited-style-name="Index_20_Link">Reflection<text:tab/>23</text:a></text:p>
          <text:p text:style-name="P72"><text:a xlink:type="simple" xlink:href="#__RefHeading___Toc3588_2642346136" text:style-name="Index_20_Link" text:visited-style-name="Index_20_Link">Transmission<text:tab/>23</text:a></text:p>
          <text:p text:style-name="P72"><text:a xlink:type="simple" xlink:href="#__RefHeading___Toc3590_2642346136" text:style-name="Index_20_Link" text:visited-style-name="Index_20_Link">Secondary Reflection<text:tab/>23</text:a></text:p>
          <text:p text:style-name="P71"><text:a xlink:type="simple" xlink:href="#__RefHeading___Toc3592_2642346136" text:style-name="Index_20_Link" text:visited-style-name="Index_20_Link">Huang - Direct Coloring<text:tab/>23</text:a></text:p>
          <text:p text:style-name="P72"><text:a xlink:type="simple" xlink:href="#__RefHeading___Toc3594_2642346136" text:style-name="Index_20_Link" text:visited-style-name="Index_20_Link">Aspect Ratio<text:tab/>23</text:a></text:p>
          <text:p text:style-name="P72"><text:a xlink:type="simple" xlink:href="#__RefHeading___Toc3596_2642346136" text:style-name="Index_20_Link" text:visited-style-name="Index_20_Link">Roughness<text:tab/>23</text:a></text:p>
          <text:p text:style-name="P72"><text:a xlink:type="simple" xlink:href="#__RefHeading___Toc3598_2642346136" text:style-name="Index_20_Link" text:visited-style-name="Index_20_Link">IOR<text:tab/>23</text:a></text:p>
          <text:p text:style-name="P72"><text:a xlink:type="simple" xlink:href="#__RefHeading___Toc3600_2642346136" text:style-name="Index_20_Link" text:visited-style-name="Index_20_Link"><text:soft-page-break/>Offset<text:tab/>23</text:a></text:p>
          <text:p text:style-name="P72"><text:a xlink:type="simple" xlink:href="#__RefHeading___Toc3602_2642346136" text:style-name="Index_20_Link" text:visited-style-name="Index_20_Link">Random Roughness<text:tab/>23</text:a></text:p>
          <text:p text:style-name="P72"><text:a xlink:type="simple" xlink:href="#__RefHeading___Toc3604_2642346136" text:style-name="Index_20_Link" text:visited-style-name="Index_20_Link">Reflection<text:tab/>23</text:a></text:p>
          <text:p text:style-name="P72"><text:a xlink:type="simple" xlink:href="#__RefHeading___Toc3606_2642346136" text:style-name="Index_20_Link" text:visited-style-name="Index_20_Link">Transmission<text:tab/>24</text:a></text:p>
          <text:p text:style-name="P72"><text:a xlink:type="simple" xlink:href="#__RefHeading___Toc3608_2642346136" text:style-name="Index_20_Link" text:visited-style-name="Index_20_Link">Secondary Reflection<text:tab/>24</text:a></text:p>
          <text:p text:style-name="P71"><text:a xlink:type="simple" xlink:href="#__RefHeading___Toc1835_39952986531" text:style-name="Index_20_Link" text:visited-style-name="Index_20_Link">Chiang - Absorption coefficient<text:tab/>24</text:a></text:p>
          <text:p text:style-name="P72"><text:a xlink:type="simple" xlink:href="#__RefHeading___Toc3610_2642346136" text:style-name="Index_20_Link" text:visited-style-name="Index_20_Link">Absorption Coefficient<text:tab/>24</text:a></text:p>
          <text:p text:style-name="P72"><text:a xlink:type="simple" xlink:href="#__RefHeading___Toc3612_2642346136" text:style-name="Index_20_Link" text:visited-style-name="Index_20_Link">Roughness<text:tab/>24</text:a></text:p>
          <text:p text:style-name="P72"><text:a xlink:type="simple" xlink:href="#__RefHeading___Toc1853_39952986531" text:style-name="Index_20_Link" text:visited-style-name="Index_20_Link">Radial Roughness<text:tab/>24</text:a></text:p>
          <text:p text:style-name="P72"><text:a xlink:type="simple" xlink:href="#__RefHeading___Toc3614_2642346136" text:style-name="Index_20_Link" text:visited-style-name="Index_20_Link">Coat<text:tab/>24</text:a></text:p>
          <text:p text:style-name="P72"><text:a xlink:type="simple" xlink:href="#__RefHeading___Toc3616_2642346136" text:style-name="Index_20_Link" text:visited-style-name="Index_20_Link">IOR<text:tab/>24</text:a></text:p>
          <text:p text:style-name="P72"><text:a xlink:type="simple" xlink:href="#__RefHeading___Toc3618_2642346136" text:style-name="Index_20_Link" text:visited-style-name="Index_20_Link">Offset<text:tab/>24</text:a></text:p>
          <text:p text:style-name="P72"><text:a xlink:type="simple" xlink:href="#__RefHeading___Toc3620_2642346136" text:style-name="Index_20_Link" text:visited-style-name="Index_20_Link">Random Roughness<text:tab/>25</text:a></text:p>
          <text:p text:style-name="P72"><text:a xlink:type="simple" xlink:href="#__RefHeading___Toc3622_2642346136" text:style-name="Index_20_Link" text:visited-style-name="Index_20_Link">Random<text:tab/>25</text:a></text:p>
          <text:p text:style-name="P71"><text:a xlink:type="simple" xlink:href="#__RefHeading___Toc1833_39952986531" text:style-name="Index_20_Link" text:visited-style-name="Index_20_Link">Chiang - Melanin concentration<text:tab/>25</text:a></text:p>
          <text:p text:style-name="P72"><text:a xlink:type="simple" xlink:href="#__RefHeading___Toc1843_399529865311" text:style-name="Index_20_Link" text:visited-style-name="Index_20_Link">Melanin<text:tab/>25</text:a></text:p>
          <text:p text:style-name="P72"><text:a xlink:type="simple" xlink:href="#__RefHeading___Toc1845_399529865311" text:style-name="Index_20_Link" text:visited-style-name="Index_20_Link">Melanin Redness<text:tab/>25</text:a></text:p>
          <text:p text:style-name="P72"><text:a xlink:type="simple" xlink:href="#__RefHeading___Toc1847_399529865311" text:style-name="Index_20_Link" text:visited-style-name="Index_20_Link">Tint<text:tab/>25</text:a></text:p>
          <text:p text:style-name="P72"><text:a xlink:type="simple" xlink:href="#__RefHeading___Toc3624_2642346136" text:style-name="Index_20_Link" text:visited-style-name="Index_20_Link">Roughness<text:tab/>26</text:a></text:p>
          <text:p text:style-name="P72"><text:a xlink:type="simple" xlink:href="#__RefHeading___Toc1853_3995298653" text:style-name="Index_20_Link" text:visited-style-name="Index_20_Link">Radial Roughness<text:tab/>26</text:a></text:p>
          <text:p text:style-name="P72"><text:a xlink:type="simple" xlink:href="#__RefHeading___Toc3626_2642346136" text:style-name="Index_20_Link" text:visited-style-name="Index_20_Link">Coat<text:tab/>26</text:a></text:p>
          <text:p text:style-name="P72"><text:a xlink:type="simple" xlink:href="#__RefHeading___Toc3628_2642346136" text:style-name="Index_20_Link" text:visited-style-name="Index_20_Link">IOR<text:tab/>26</text:a></text:p>
          <text:p text:style-name="P72"><text:a xlink:type="simple" xlink:href="#__RefHeading___Toc3630_2642346136" text:style-name="Index_20_Link" text:visited-style-name="Index_20_Link">Offset<text:tab/>26</text:a></text:p>
          <text:p text:style-name="P72"><text:a xlink:type="simple" xlink:href="#__RefHeading___Toc1861_39952986531" text:style-name="Index_20_Link" text:visited-style-name="Index_20_Link">Random Color<text:tab/>26</text:a></text:p>
          <text:p text:style-name="P72"><text:a xlink:type="simple" xlink:href="#__RefHeading___Toc3632_2642346136" text:style-name="Index_20_Link" text:visited-style-name="Index_20_Link">Random Roughness<text:tab/>26</text:a></text:p>
          <text:p text:style-name="P71"><text:a xlink:type="simple" xlink:href="#__RefHeading___Toc3634_2642346136" text:style-name="Index_20_Link" text:visited-style-name="Index_20_Link">Chiang - Direct Coloring<text:tab/>26</text:a></text:p>
          <text:p text:style-name="P72"><text:a xlink:type="simple" xlink:href="#__RefHeading___Toc1841_3995298653" text:style-name="Index_20_Link" text:visited-style-name="Index_20_Link">Color<text:tab/>26</text:a></text:p>
          <text:p text:style-name="P72"><text:a xlink:type="simple" xlink:href="#__RefHeading___Toc3636_2642346136" text:style-name="Index_20_Link" text:visited-style-name="Index_20_Link">Roughness<text:tab/>27</text:a></text:p>
          <text:p text:style-name="P72"><text:a xlink:type="simple" xlink:href="#__RefHeading___Toc3638_2642346136" text:style-name="Index_20_Link" text:visited-style-name="Index_20_Link">Radial Roughness<text:tab/>27</text:a></text:p>
          <text:p text:style-name="P72"><text:a xlink:type="simple" xlink:href="#__RefHeading___Toc1855_3995298653" text:style-name="Index_20_Link" text:visited-style-name="Index_20_Link">Coat<text:tab/>27</text:a></text:p>
          <text:p text:style-name="P72"><text:a xlink:type="simple" xlink:href="#__RefHeading___Toc1857_3995298653" text:style-name="Index_20_Link" text:visited-style-name="Index_20_Link">IOR<text:tab/>27</text:a></text:p>
          <text:p text:style-name="P72"><text:a xlink:type="simple" xlink:href="#__RefHeading___Toc1859_3995298653" text:style-name="Index_20_Link" text:visited-style-name="Index_20_Link">Offset<text:tab/>27</text:a></text:p>
          <text:p text:style-name="P72"><text:a xlink:type="simple" xlink:href="#__RefHeading___Toc1863_3995298653" text:style-name="Index_20_Link" text:visited-style-name="Index_20_Link">Random Roughness<text:tab/>27</text:a></text:p>
          <text:p text:style-name="P70"><text:a xlink:type="simple" xlink:href="#__RefHeading___Toc1871_3995298653" text:style-name="Index_20_Link" text:visited-style-name="Index_20_Link">Outputs<text:tab/>27</text:a></text:p>
          <text:p text:style-name="P71"><text:a xlink:type="simple" xlink:href="#__RefHeading___Toc1873_3995298653" text:style-name="Index_20_Link" text:visited-style-name="Index_20_Link">BSDF<text:tab/>27</text:a></text:p>
          <text:p text:style-name="P69"><text:a xlink:type="simple" xlink:href="#__RefHeading___Toc3031_280651245" text:style-name="Index_20_Link" text:visited-style-name="Index_20_Link">Principled Volume<text:tab/>27</text:a></text:p>
          <text:p text:style-name="P70"><text:a xlink:type="simple" xlink:href="#__RefHeading___Toc1875_3995298653" text:style-name="Index_20_Link" text:visited-style-name="Index_20_Link">Inputs<text:tab/>27</text:a></text:p>
          <text:p text:style-name="P71"><text:a xlink:type="simple" xlink:href="#__RefHeading___Toc1877_3995298653" text:style-name="Index_20_Link" text:visited-style-name="Index_20_Link">Color<text:tab/>27</text:a></text:p>
          <text:p text:style-name="P71"><text:a xlink:type="simple" xlink:href="#__RefHeading___Toc1879_3995298653" text:style-name="Index_20_Link" text:visited-style-name="Index_20_Link">Color Attribute<text:tab/>27</text:a></text:p>
          <text:p text:style-name="P71"><text:a xlink:type="simple" xlink:href="#__RefHeading___Toc1881_3995298653" text:style-name="Index_20_Link" text:visited-style-name="Index_20_Link">Density<text:tab/>28</text:a></text:p>
          <text:p text:style-name="P71"><text:a xlink:type="simple" xlink:href="#__RefHeading___Toc1883_3995298653" text:style-name="Index_20_Link" text:visited-style-name="Index_20_Link">Density Attribute<text:tab/>28</text:a></text:p>
          <text:p text:style-name="P71"><text:a xlink:type="simple" xlink:href="#__RefHeading___Toc1885_3995298653" text:style-name="Index_20_Link" text:visited-style-name="Index_20_Link">Anisotropy<text:tab/>28</text:a></text:p>
          <text:p text:style-name="P71"><text:a xlink:type="simple" xlink:href="#__RefHeading___Toc1887_3995298653" text:style-name="Index_20_Link" text:visited-style-name="Index_20_Link">Absorption Color<text:tab/>28</text:a></text:p>
          <text:p text:style-name="P71"><text:a xlink:type="simple" xlink:href="#__RefHeading___Toc1889_3995298653" text:style-name="Index_20_Link" text:visited-style-name="Index_20_Link">Emission Strength<text:tab/>28</text:a></text:p>
          <text:p text:style-name="P71"><text:a xlink:type="simple" xlink:href="#__RefHeading___Toc1891_3995298653" text:style-name="Index_20_Link" text:visited-style-name="Index_20_Link">Emission Color<text:tab/>28</text:a></text:p>
          <text:p text:style-name="P71"><text:a xlink:type="simple" xlink:href="#__RefHeading___Toc1893_3995298653" text:style-name="Index_20_Link" text:visited-style-name="Index_20_Link">Blackbody Intensity<text:tab/>28</text:a></text:p>
          <text:p text:style-name="P71"><text:a xlink:type="simple" xlink:href="#__RefHeading___Toc1895_3995298653" text:style-name="Index_20_Link" text:visited-style-name="Index_20_Link">Blackbody Tint<text:tab/>28</text:a></text:p>
          <text:p text:style-name="P71"><text:a xlink:type="simple" xlink:href="#__RefHeading___Toc1897_3995298653" text:style-name="Index_20_Link" text:visited-style-name="Index_20_Link">Temperature<text:tab/>28</text:a></text:p>
          <text:p text:style-name="P71"><text:a xlink:type="simple" xlink:href="#__RefHeading___Toc1899_3995298653" text:style-name="Index_20_Link" text:visited-style-name="Index_20_Link">Temperature Attribute<text:tab/>28</text:a></text:p>
          <text:p text:style-name="P70"><text:a xlink:type="simple" xlink:href="#__RefHeading___Toc1901_3995298653" text:style-name="Index_20_Link" text:visited-style-name="Index_20_Link">Outputs<text:tab/>28</text:a></text:p>
          <text:p text:style-name="P71"><text:a xlink:type="simple" xlink:href="#__RefHeading___Toc1903_3995298653" text:style-name="Index_20_Link" text:visited-style-name="Index_20_Link">Volume<text:tab/>28</text:a></text:p>
          <text:p text:style-name="P69"><text:a xlink:type="simple" xlink:href="#__RefHeading___Toc3033_280651245" text:style-name="Index_20_Link" text:visited-style-name="Index_20_Link">Refraction BSDF<text:tab/>28</text:a></text:p>
          <text:p text:style-name="P70"><text:a xlink:type="simple" xlink:href="#__RefHeading___Toc1905_3995298653" text:style-name="Index_20_Link" text:visited-style-name="Index_20_Link">Inputs<text:tab/>29</text:a></text:p>
          <text:p text:style-name="P71"><text:a xlink:type="simple" xlink:href="#__RefHeading___Toc1907_3995298653" text:style-name="Index_20_Link" text:visited-style-name="Index_20_Link"><text:soft-page-break/>Color<text:tab/>29</text:a></text:p>
          <text:p text:style-name="P71"><text:a xlink:type="simple" xlink:href="#__RefHeading___Toc1909_3995298653" text:style-name="Index_20_Link" text:visited-style-name="Index_20_Link">Roughness<text:tab/>29</text:a></text:p>
          <text:p text:style-name="P71"><text:a xlink:type="simple" xlink:href="#__RefHeading___Toc1911_3995298653" text:style-name="Index_20_Link" text:visited-style-name="Index_20_Link">Normal<text:tab/>29</text:a></text:p>
          <text:p text:style-name="P70"><text:a xlink:type="simple" xlink:href="#__RefHeading___Toc1913_3995298653" text:style-name="Index_20_Link" text:visited-style-name="Index_20_Link">Properties<text:tab/>29</text:a></text:p>
          <text:p text:style-name="P71"><text:a xlink:type="simple" xlink:href="#__RefHeading___Toc1915_3995298653" text:style-name="Index_20_Link" text:visited-style-name="Index_20_Link">Distribution<text:tab/>29</text:a></text:p>
          <text:p text:style-name="P70"><text:a xlink:type="simple" xlink:href="#__RefHeading___Toc1917_3995298653" text:style-name="Index_20_Link" text:visited-style-name="Index_20_Link">Outputs<text:tab/>29</text:a></text:p>
          <text:p text:style-name="P71"><text:a xlink:type="simple" xlink:href="#__RefHeading___Toc1919_3995298653" text:style-name="Index_20_Link" text:visited-style-name="Index_20_Link">BSDF<text:tab/>29</text:a></text:p>
          <text:p text:style-name="P69"><text:a xlink:type="simple" xlink:href="#__RefHeading___Toc3035_280651245" text:style-name="Index_20_Link" text:visited-style-name="Index_20_Link">Specular BSDF<text:tab/>29</text:a></text:p>
          <text:p text:style-name="P70"><text:a xlink:type="simple" xlink:href="#__RefHeading___Toc1921_3995298653" text:style-name="Index_20_Link" text:visited-style-name="Index_20_Link">Inputs<text:tab/>29</text:a></text:p>
          <text:p text:style-name="P71"><text:a xlink:type="simple" xlink:href="#__RefHeading___Toc1923_3995298653" text:style-name="Index_20_Link" text:visited-style-name="Index_20_Link">Base Color<text:tab/>29</text:a></text:p>
          <text:p text:style-name="P71"><text:a xlink:type="simple" xlink:href="#__RefHeading___Toc1925_3995298653" text:style-name="Index_20_Link" text:visited-style-name="Index_20_Link">Specular Color<text:tab/>29</text:a></text:p>
          <text:p text:style-name="P71"><text:a xlink:type="simple" xlink:href="#__RefHeading___Toc1927_3995298653" text:style-name="Index_20_Link" text:visited-style-name="Index_20_Link">Roughness<text:tab/>30</text:a></text:p>
          <text:p text:style-name="P71"><text:a xlink:type="simple" xlink:href="#__RefHeading___Toc1929_3995298653" text:style-name="Index_20_Link" text:visited-style-name="Index_20_Link">Emissive Color<text:tab/>30</text:a></text:p>
          <text:p text:style-name="P71"><text:a xlink:type="simple" xlink:href="#__RefHeading___Toc1931_3995298653" text:style-name="Index_20_Link" text:visited-style-name="Index_20_Link">Transparency<text:tab/>30</text:a></text:p>
          <text:p text:style-name="P71"><text:a xlink:type="simple" xlink:href="#__RefHeading___Toc1933_3995298653" text:style-name="Index_20_Link" text:visited-style-name="Index_20_Link">Normal<text:tab/>30</text:a></text:p>
          <text:p text:style-name="P71"><text:a xlink:type="simple" xlink:href="#__RefHeading___Toc1935_3995298653" text:style-name="Index_20_Link" text:visited-style-name="Index_20_Link">Clear coat<text:tab/>30</text:a></text:p>
          <text:p text:style-name="P71"><text:a xlink:type="simple" xlink:href="#__RefHeading___Toc1937_3995298653" text:style-name="Index_20_Link" text:visited-style-name="Index_20_Link">Clear coat Roughness<text:tab/>30</text:a></text:p>
          <text:p text:style-name="P71"><text:a xlink:type="simple" xlink:href="#__RefHeading___Toc1939_3995298653" text:style-name="Index_20_Link" text:visited-style-name="Index_20_Link">Clear coat Normal<text:tab/>30</text:a></text:p>
          <text:p text:style-name="P71"><text:a xlink:type="simple" xlink:href="#__RefHeading___Toc1941_3995298653" text:style-name="Index_20_Link" text:visited-style-name="Index_20_Link">Ambient Occlusion<text:tab/>30</text:a></text:p>
          <text:p text:style-name="P70"><text:a xlink:type="simple" xlink:href="#__RefHeading___Toc1943_3995298653" text:style-name="Index_20_Link" text:visited-style-name="Index_20_Link">Outputs<text:tab/>30</text:a></text:p>
          <text:p text:style-name="P71"><text:a xlink:type="simple" xlink:href="#__RefHeading___Toc1945_3995298653" text:style-name="Index_20_Link" text:visited-style-name="Index_20_Link">BSDF<text:tab/>30</text:a></text:p>
          <text:p text:style-name="P69"><text:a xlink:type="simple" xlink:href="#__RefHeading___Toc3037_280651245" text:style-name="Index_20_Link" text:visited-style-name="Index_20_Link">Subsurface Scattering<text:tab/>31</text:a></text:p>
          <text:p text:style-name="P70"><text:a xlink:type="simple" xlink:href="#__RefHeading___Toc1947_3995298653" text:style-name="Index_20_Link" text:visited-style-name="Index_20_Link">Inputs<text:tab/>31</text:a></text:p>
          <text:p text:style-name="P71"><text:a xlink:type="simple" xlink:href="#__RefHeading___Toc1949_3995298653" text:style-name="Index_20_Link" text:visited-style-name="Index_20_Link">Color<text:tab/>31</text:a></text:p>
          <text:p text:style-name="P71"><text:a xlink:type="simple" xlink:href="#__RefHeading___Toc1951_3995298653" text:style-name="Index_20_Link" text:visited-style-name="Index_20_Link">Scale<text:tab/>31</text:a></text:p>
          <text:p text:style-name="P71"><text:a xlink:type="simple" xlink:href="#__RefHeading___Toc1953_3995298653" text:style-name="Index_20_Link" text:visited-style-name="Index_20_Link">Radius<text:tab/>31</text:a></text:p>
          <text:p text:style-name="P71"><text:a xlink:type="simple" xlink:href="#__RefHeading___Toc1955_3995298653" text:style-name="Index_20_Link" text:visited-style-name="Index_20_Link">Sharpness<text:tab/>31</text:a></text:p>
          <text:p text:style-name="P71"><text:a xlink:type="simple" xlink:href="#__RefHeading___Toc1957_3995298653" text:style-name="Index_20_Link" text:visited-style-name="Index_20_Link">Normal<text:tab/>31</text:a></text:p>
          <text:p text:style-name="P71"><text:a xlink:type="simple" xlink:href="#__RefHeading___Toc1959_3995298653" text:style-name="Index_20_Link" text:visited-style-name="Index_20_Link">Texture Blur<text:tab/>31</text:a></text:p>
          <text:p text:style-name="P70"><text:a xlink:type="simple" xlink:href="#__RefHeading___Toc1961_3995298653" text:style-name="Index_20_Link" text:visited-style-name="Index_20_Link">Properties<text:tab/>31</text:a></text:p>
          <text:p text:style-name="P71"><text:a xlink:type="simple" xlink:href="#__RefHeading___Toc1963_3995298653" text:style-name="Index_20_Link" text:visited-style-name="Index_20_Link">Falloff Method<text:tab/>31</text:a></text:p>
          <text:p text:style-name="P72"><text:a xlink:type="simple" xlink:href="#__RefHeading___Toc1965_3995298653" text:style-name="Index_20_Link" text:visited-style-name="Index_20_Link">Christensen-Burley<text:tab/>32</text:a></text:p>
          <text:p text:style-name="P72"><text:a xlink:type="simple" xlink:href="#__RefHeading___Toc1967_3995298653" text:style-name="Index_20_Link" text:visited-style-name="Index_20_Link">Random Walk<text:tab/>32</text:a></text:p>
          <text:p text:style-name="P71"><text:a xlink:type="simple" xlink:href="#__RefHeading___Toc1969_3995298653" text:style-name="Index_20_Link" text:visited-style-name="Index_20_Link">Cubic<text:tab/>32</text:a></text:p>
          <text:p text:style-name="P71"><text:a xlink:type="simple" xlink:href="#__RefHeading___Toc1971_3995298653" text:style-name="Index_20_Link" text:visited-style-name="Index_20_Link">Gaussian<text:tab/>32</text:a></text:p>
          <text:p text:style-name="P70"><text:a xlink:type="simple" xlink:href="#__RefHeading___Toc1973_3995298653" text:style-name="Index_20_Link" text:visited-style-name="Index_20_Link">Outputs<text:tab/>32</text:a></text:p>
          <text:p text:style-name="P71"><text:a xlink:type="simple" xlink:href="#__RefHeading___Toc1975_3995298653" text:style-name="Index_20_Link" text:visited-style-name="Index_20_Link">BSSRDF<text:tab/>32</text:a></text:p>
          <text:p text:style-name="P69"><text:a xlink:type="simple" xlink:href="#__RefHeading___Toc3039_280651245" text:style-name="Index_20_Link" text:visited-style-name="Index_20_Link">Toon BSDF<text:tab/>32</text:a></text:p>
          <text:p text:style-name="P70"><text:a xlink:type="simple" xlink:href="#__RefHeading___Toc1977_3995298653" text:style-name="Index_20_Link" text:visited-style-name="Index_20_Link">Inputs<text:tab/>32</text:a></text:p>
          <text:p text:style-name="P71"><text:a xlink:type="simple" xlink:href="#__RefHeading___Toc1979_3995298653" text:style-name="Index_20_Link" text:visited-style-name="Index_20_Link">Color<text:tab/>32</text:a></text:p>
          <text:p text:style-name="P71"><text:a xlink:type="simple" xlink:href="#__RefHeading___Toc1981_3995298653" text:style-name="Index_20_Link" text:visited-style-name="Index_20_Link">Size<text:tab/>32</text:a></text:p>
          <text:p text:style-name="P71"><text:a xlink:type="simple" xlink:href="#__RefHeading___Toc1983_3995298653" text:style-name="Index_20_Link" text:visited-style-name="Index_20_Link">Smooth<text:tab/>32</text:a></text:p>
          <text:p text:style-name="P71"><text:a xlink:type="simple" xlink:href="#__RefHeading___Toc1985_3995298653" text:style-name="Index_20_Link" text:visited-style-name="Index_20_Link">Normal<text:tab/>33</text:a></text:p>
          <text:p text:style-name="P70"><text:a xlink:type="simple" xlink:href="#__RefHeading___Toc1987_3995298653" text:style-name="Index_20_Link" text:visited-style-name="Index_20_Link">Properties<text:tab/>33</text:a></text:p>
          <text:p text:style-name="P71"><text:a xlink:type="simple" xlink:href="#__RefHeading___Toc1989_3995298653" text:style-name="Index_20_Link" text:visited-style-name="Index_20_Link">Component<text:tab/>33</text:a></text:p>
          <text:p text:style-name="P72"><text:a xlink:type="simple" xlink:href="#__RefHeading___Toc1991_3995298653" text:style-name="Index_20_Link" text:visited-style-name="Index_20_Link">Diffuse<text:tab/>33</text:a></text:p>
          <text:p text:style-name="P72"><text:a xlink:type="simple" xlink:href="#__RefHeading___Toc1993_3995298653" text:style-name="Index_20_Link" text:visited-style-name="Index_20_Link">Glossy<text:tab/>33</text:a></text:p>
          <text:p text:style-name="P70"><text:a xlink:type="simple" xlink:href="#__RefHeading___Toc1995_3995298653" text:style-name="Index_20_Link" text:visited-style-name="Index_20_Link">Outputs<text:tab/>33</text:a></text:p>
          <text:p text:style-name="P71"><text:a xlink:type="simple" xlink:href="#__RefHeading___Toc1997_3995298653" text:style-name="Index_20_Link" text:visited-style-name="Index_20_Link">BSDF<text:tab/>33</text:a></text:p>
          <text:p text:style-name="P69"><text:a xlink:type="simple" xlink:href="#__RefHeading___Toc3041_280651245" text:style-name="Index_20_Link" text:visited-style-name="Index_20_Link">Translucent BSDF<text:tab/>33</text:a></text:p>
          <text:p text:style-name="P70"><text:a xlink:type="simple" xlink:href="#__RefHeading___Toc1999_3995298653" text:style-name="Index_20_Link" text:visited-style-name="Index_20_Link">Inputs<text:tab/>33</text:a></text:p>
          <text:p text:style-name="P71"><text:a xlink:type="simple" xlink:href="#__RefHeading___Toc2001_3995298653" text:style-name="Index_20_Link" text:visited-style-name="Index_20_Link">Color<text:tab/>33</text:a></text:p>
          <text:p text:style-name="P71"><text:a xlink:type="simple" xlink:href="#__RefHeading___Toc2003_3995298653" text:style-name="Index_20_Link" text:visited-style-name="Index_20_Link">Normal<text:tab/>33</text:a></text:p>
          <text:p text:style-name="P70"><text:a xlink:type="simple" xlink:href="#__RefHeading___Toc2005_3995298653" text:style-name="Index_20_Link" text:visited-style-name="Index_20_Link"><text:soft-page-break/>Outputs<text:tab/>33</text:a></text:p>
          <text:p text:style-name="P71"><text:a xlink:type="simple" xlink:href="#__RefHeading___Toc2007_3995298653" text:style-name="Index_20_Link" text:visited-style-name="Index_20_Link">BSDF output<text:tab/>33</text:a></text:p>
          <text:p text:style-name="P69"><text:a xlink:type="simple" xlink:href="#__RefHeading___Toc3043_280651245" text:style-name="Index_20_Link" text:visited-style-name="Index_20_Link">Transparent BSDF<text:tab/>33</text:a></text:p>
          <text:p text:style-name="P70"><text:a xlink:type="simple" xlink:href="#__RefHeading___Toc2009_3995298653" text:style-name="Index_20_Link" text:visited-style-name="Index_20_Link">Inputs<text:tab/>34</text:a></text:p>
          <text:p text:style-name="P71"><text:a xlink:type="simple" xlink:href="#__RefHeading___Toc2011_3995298653" text:style-name="Index_20_Link" text:visited-style-name="Index_20_Link">Color<text:tab/>34</text:a></text:p>
          <text:p text:style-name="P70"><text:a xlink:type="simple" xlink:href="#__RefHeading___Toc2013_3995298653" text:style-name="Index_20_Link" text:visited-style-name="Index_20_Link">Outputs<text:tab/>34</text:a></text:p>
          <text:p text:style-name="P71"><text:a xlink:type="simple" xlink:href="#__RefHeading___Toc2015_3995298653" text:style-name="Index_20_Link" text:visited-style-name="Index_20_Link">BSDF<text:tab/>34</text:a></text:p>
          <text:p text:style-name="P69"><text:a xlink:type="simple" xlink:href="#__RefHeading___Toc3045_280651245" text:style-name="Index_20_Link" text:visited-style-name="Index_20_Link">Sheen BSDF<text:tab/>34</text:a></text:p>
          <text:p text:style-name="P70"><text:a xlink:type="simple" xlink:href="#__RefHeading___Toc2017_3995298653" text:style-name="Index_20_Link" text:visited-style-name="Index_20_Link">Inputs<text:tab/>34</text:a></text:p>
          <text:p text:style-name="P71"><text:a xlink:type="simple" xlink:href="#__RefHeading___Toc2019_3995298653" text:style-name="Index_20_Link" text:visited-style-name="Index_20_Link">Color<text:tab/>34</text:a></text:p>
          <text:p text:style-name="P71"><text:a xlink:type="simple" xlink:href="#__RefHeading___Toc2021_3995298653" text:style-name="Index_20_Link" text:visited-style-name="Index_20_Link">Sigma<text:tab/>34</text:a></text:p>
          <text:p text:style-name="P71"><text:a xlink:type="simple" xlink:href="#__RefHeading___Toc2023_3995298653" text:style-name="Index_20_Link" text:visited-style-name="Index_20_Link">Normal<text:tab/>34</text:a></text:p>
          <text:p text:style-name="P70"><text:a xlink:type="simple" xlink:href="#__RefHeading___Toc3209_1606114879" text:style-name="Index_20_Link" text:visited-style-name="Index_20_Link">Properties<text:tab/>34</text:a></text:p>
          <text:p text:style-name="P71"><text:a xlink:type="simple" xlink:href="#__RefHeading___Toc3211_1606114879" text:style-name="Index_20_Link" text:visited-style-name="Index_20_Link">Distribution<text:tab/>34</text:a></text:p>
          <text:p text:style-name="P70"><text:a xlink:type="simple" xlink:href="#__RefHeading___Toc2025_3995298653" text:style-name="Index_20_Link" text:visited-style-name="Index_20_Link">Outputs<text:tab/>34</text:a></text:p>
          <text:p text:style-name="P71"><text:a xlink:type="simple" xlink:href="#__RefHeading___Toc2027_3995298653" text:style-name="Index_20_Link" text:visited-style-name="Index_20_Link">BSDF<text:tab/>34</text:a></text:p>
          <text:p text:style-name="P69"><text:a xlink:type="simple" xlink:href="#__RefHeading___Toc3047_280651245" text:style-name="Index_20_Link" text:visited-style-name="Index_20_Link">Volume Absorption<text:tab/>35</text:a></text:p>
          <text:p text:style-name="P70"><text:a xlink:type="simple" xlink:href="#__RefHeading___Toc2029_3995298653" text:style-name="Index_20_Link" text:visited-style-name="Index_20_Link">Inputs<text:tab/>35</text:a></text:p>
          <text:p text:style-name="P71"><text:a xlink:type="simple" xlink:href="#__RefHeading___Toc2031_3995298653" text:style-name="Index_20_Link" text:visited-style-name="Index_20_Link">Color<text:tab/>35</text:a></text:p>
          <text:p text:style-name="P71"><text:a xlink:type="simple" xlink:href="#__RefHeading___Toc2033_3995298653" text:style-name="Index_20_Link" text:visited-style-name="Index_20_Link">Density<text:tab/>35</text:a></text:p>
          <text:p text:style-name="P70"><text:a xlink:type="simple" xlink:href="#__RefHeading___Toc2035_3995298653" text:style-name="Index_20_Link" text:visited-style-name="Index_20_Link">Outputs<text:tab/>35</text:a></text:p>
          <text:p text:style-name="P71"><text:a xlink:type="simple" xlink:href="#__RefHeading___Toc2037_3995298653" text:style-name="Index_20_Link" text:visited-style-name="Index_20_Link">Volume<text:tab/>35</text:a></text:p>
          <text:p text:style-name="P69"><text:a xlink:type="simple" xlink:href="#__RefHeading___Toc3049_280651245" text:style-name="Index_20_Link" text:visited-style-name="Index_20_Link">Volume Scatter<text:tab/>35</text:a></text:p>
          <text:p text:style-name="P70"><text:a xlink:type="simple" xlink:href="#__RefHeading___Toc2039_3995298653" text:style-name="Index_20_Link" text:visited-style-name="Index_20_Link">Inputs<text:tab/>35</text:a></text:p>
          <text:p text:style-name="P71"><text:a xlink:type="simple" xlink:href="#__RefHeading___Toc2041_3995298653" text:style-name="Index_20_Link" text:visited-style-name="Index_20_Link">Color<text:tab/>35</text:a></text:p>
          <text:p text:style-name="P71"><text:a xlink:type="simple" xlink:href="#__RefHeading___Toc2043_3995298653" text:style-name="Index_20_Link" text:visited-style-name="Index_20_Link">Density<text:tab/>35</text:a></text:p>
          <text:p text:style-name="P71"><text:a xlink:type="simple" xlink:href="#__RefHeading___Toc2045_3995298653" text:style-name="Index_20_Link" text:visited-style-name="Index_20_Link">Anisotropy<text:tab/>35</text:a></text:p>
          <text:p text:style-name="P70"><text:a xlink:type="simple" xlink:href="#__RefHeading___Toc2047_3995298653" text:style-name="Index_20_Link" text:visited-style-name="Index_20_Link">Output<text:tab/>35</text:a></text:p>
          <text:p text:style-name="P71"><text:a xlink:type="simple" xlink:href="#__RefHeading___Toc2049_3995298653" text:style-name="Index_20_Link" text:visited-style-name="Index_20_Link">Volume<text:tab/>35</text:a></text:p>
        </text:index-body>
      </text:table-of-content>
      <text:p text:style-name="P22"/>
      <table:table table:name="Tabelle4" table:style-name="Tabelle4">
        <table:table-column table:style-name="Tabelle4.A"/>
        <table:table-row>
          <table:table-cell table:style-name="Tabelle4.A1" office:value-type="string">
            <text:h text:style-name="P75" text:outline-level="1"><text:bookmark-start text:name="__RefHeading___Toc3694_2343488134"/><text:span text:style-name="T9">A</text:span><text:span text:style-name="T10">dd</text:span><text:span text:style-name="T8"> menu - </text:span><text:span text:style-name="T10">S</text:span><text:span text:style-name="T11">hader</text:span><text:bookmark-end text:name="__RefHeading___Toc3694_2343488134"/></text:h>
          </table:table-cell>
        </table:table-row>
      </table:table>
      <text:p text:style-name="P3"/>
      <text:p text:style-name="P26">The shader section contains the different shader nodes. The content is different for the sub modes Object, World and Line Style.<text:span text:style-name="T13"> And it is dependant of the chosen render engine.</text:span></text:p>
      <text:p text:style-name="P27">Left Eevee, right Cycles:</text:p>
      <text:p text:style-name="P6"><draw:frame draw:style-name="fr7" draw:name="Bild30" text:anchor-type="paragraph" svg:x="0.1472in" svg:y="0.1465in" svg:width="1.9217in" svg:height="2.4217in" draw:z-index="1"><draw:image xlink:href="Pictures/10000001000001200000016BC67BF1E625898AC9.png" xlink:type="simple" xlink:show="embed" xlink:actuate="onLoad" draw:mime-type="image/png"/></draw:frame><draw:frame draw:style-name="fr7" draw:name="Bild40" text:anchor-type="paragraph" svg:x="2.3126in" svg:y="0.1402in" svg:width="1.9453in" svg:height="3.0311in" draw:z-index="10"><draw:image xlink:href="Pictures/1000000100000124000001C7F948593C94220F36.png" xlink:type="simple" xlink:show="embed" xlink:actuate="onLoad" draw:mime-type="image/png"/></draw:frame></text:p>
      <text:p text:style-name="P6"/>
      <text:p text:style-name="P6"/>
      <text:p text:style-name="P6"/>
      <text:p text:style-name="P6"/>
      <text:p text:style-name="P6"/>
      <text:h text:style-name="Heading_20_2" text:outline-level="2"/>
      <text:p text:style-name="Text_20_body"/>
      <text:p text:style-name="Text_20_body"/>
      <text:p text:style-name="Text_20_body"/>
      <text:p text:style-name="P28">World / Line Art :</text:p>
      <text:p text:style-name="Text_20_body"><draw:frame draw:style-name="fr6" draw:name="Bild31" text:anchor-type="paragraph" svg:x="2.2236in" svg:y="0.1563in" svg:width="1.7874in" svg:height="0.9366in" draw:z-index="2"><draw:image xlink:href="Pictures/100000010000010C0000008D3733DEE06BFF866E.png" xlink:type="simple" xlink:show="embed" xlink:actuate="onLoad" draw:mime-type="image/png"/></draw:frame><draw:frame draw:style-name="fr6" draw:name="Bild3" text:anchor-type="paragraph" svg:x="0.0272in" svg:y="0.1598in" svg:width="1.811in" svg:height="1.0984in" draw:z-index="32"><draw:image xlink:href="Pictures/1000000100000110000000A5F6F9B7B930916C4E.png" xlink:type="simple" xlink:show="embed" xlink:actuate="onLoad" draw:mime-type="image/png"/></draw:frame></text:p>
      <text:p text:style-name="Text_20_body"/>
      <text:p text:style-name="Text_20_body"/>
      <text:p text:style-name="Text_20_body"/>
      <text:p text:style-name="Text_20_body"/>
      <text:p text:style-name="Text_20_body"/>
      <text:p text:style-name="Horizontal_20_Line"/>
      <text:h text:style-name="Heading_20_2" text:outline-level="2"><draw:frame draw:style-name="fr3" draw:name="Bild29" text:anchor-type="paragraph" svg:y="0.2717in" svg:width="1.3583in" svg:height="0.9366in" draw:z-index="0"><draw:image xlink:href="Pictures/10000001000000CC0000008D67467B4D661F2305.png" xlink:type="simple" xlink:show="embed" xlink:actuate="onLoad" draw:mime-type="image/png"/></draw:frame><text:bookmark-start text:name="__RefHeading___Toc3186_934432551"/>Add<text:span text:style-name="T12"> Shader</text:span><text:bookmark-end text:name="__RefHeading___Toc3186_934432551"/></text:h>
      <text:p text:style-name="P3">The Add node is used to add two Shaders together.</text:p>
      <text:h text:style-name="Heading_20_3" text:outline-level="3"><text:bookmark-start text:name="__RefHeading___Toc1639_3995298653"/>Inputs<text:bookmark-end text:name="__RefHeading___Toc1639_3995298653"/></text:h>
      <text:h text:style-name="Heading_20_4" text:outline-level="4"><text:bookmark-start text:name="__RefHeading___Toc1641_3995298653"/>Shaders<text:bookmark-end text:name="__RefHeading___Toc1641_3995298653"/></text:h>
      <text:p text:style-name="P3">Standard shader inputs.</text:p>
      <text:p text:style-name="P3"/>
      <text:h text:style-name="Heading_20_3" text:outline-level="3"><text:bookmark-start text:name="__RefHeading___Toc1643_3995298653"/><text:soft-page-break/>Outputs<text:bookmark-end text:name="__RefHeading___Toc1643_3995298653"/></text:h>
      <text:h text:style-name="Heading_20_4" text:outline-level="4"><text:bookmark-start text:name="__RefHeading___Toc1645_3995298653"/>Shader<text:bookmark-end text:name="__RefHeading___Toc1645_3995298653"/></text:h>
      <text:p text:style-name="P3">Standard shader output.</text:p>
      <text:p text:style-name="P3"/>
      <text:p text:style-name="Horizontal_20_Line"/>
      <text:h text:style-name="Heading_20_2" text:outline-level="2"><draw:frame draw:style-name="fr3" draw:name="Bild1" text:anchor-type="paragraph" svg:y="0.2717in" svg:width="1.4335in" svg:height="1.9839in" draw:z-index="30"><draw:image xlink:href="Pictures/10000001000000D70000012AC6E8DF58BF544C86.png" xlink:type="simple" xlink:show="embed" xlink:actuate="onLoad" draw:mime-type="image/png"/></draw:frame><text:bookmark-start text:name="__RefHeading___Toc3146_1022938081"/>Anisotropic BSDF<text:bookmark-end text:name="__RefHeading___Toc3146_1022938081"/></text:h>
      <text:p text:style-name="P3"/>
      <text:p text:style-name="P17">Cycles Only</text:p>
      <text:p text:style-name="Text_20_body"><text:span text:style-name="T24">A</text:span>dd<text:span text:style-name="T24">s</text:span> a glossy reflection<text:span text:style-name="T24">. The</text:span> U and V direction roughness<text:span text:style-name="T24"> can be controlled separately</text:span>. The tangents used for shading are derived from the active UV map. If no UV map is available, they are automatically generated using a sphere mapping based on the mesh bounding box.</text:p>
      <text:h text:style-name="Heading_20_3" text:outline-level="3"><text:bookmark-start text:name="__RefHeading___Toc3148_1022938081"/>Inputs<text:bookmark-end text:name="__RefHeading___Toc3148_1022938081"/></text:h>
      <text:h text:style-name="Heading_20_4" text:outline-level="4"><text:bookmark-start text:name="__RefHeading___Toc3150_1022938081"/>Color<text:bookmark-end text:name="__RefHeading___Toc3150_1022938081"/></text:h>
      <text:p text:style-name="Text_20_body">Color of the surface, or physically speaking, the probability that light is reflected for each wavelength.</text:p>
      <text:h text:style-name="Heading_20_4" text:outline-level="4"><text:bookmark-start text:name="__RefHeading___Toc3152_1022938081"/>Roughness<text:bookmark-end text:name="__RefHeading___Toc3152_1022938081"/></text:h>
      <text:p text:style-name="Text_20_body">Sharpness of the reflection; perfectly sharp at 0.0 and smoother with higher values.</text:p>
      <text:h text:style-name="Heading_20_4" text:outline-level="4"><text:bookmark-start text:name="__RefHeading___Toc3154_1022938081"/>Anisotropy<text:bookmark-end text:name="__RefHeading___Toc3154_1022938081"/></text:h>
      <text:p text:style-name="Text_20_body">Amount of anisotropy in the reflection; 0.0 gives a round highlight. Higher values give elongated highlights orthogonal to the tangent direction; negative values give highlights shaped along the tangent direction.</text:p>
      <text:h text:style-name="Heading_20_4" text:outline-level="4"><text:bookmark-start text:name="__RefHeading___Toc3156_1022938081"/>Rotation<text:bookmark-end text:name="__RefHeading___Toc3156_1022938081"/></text:h>
      <text:p text:style-name="Text_20_body">Rotation of the anisotropic tangent direction. Value 0.0 equals 0° rotation, 0.25 equals 90° and 1.0 equals 360° = 0°. This can be used to texture the tangent direction.</text:p>
      <text:h text:style-name="Heading_20_4" text:outline-level="4"><text:bookmark-start text:name="__RefHeading___Toc3158_1022938081"/>Normal<text:bookmark-end text:name="__RefHeading___Toc3158_1022938081"/></text:h>
      <text:p text:style-name="Text_20_body">Normal used for shading; if nothing is connected the default shading normal is used.</text:p>
      <text:h text:style-name="Heading_20_4" text:outline-level="4"><text:bookmark-start text:name="__RefHeading___Toc3160_1022938081"/>Tangent<text:bookmark-end text:name="__RefHeading___Toc3160_1022938081"/></text:h>
      <text:p text:style-name="Text_20_body">Tangent used for shading; if nothing is connected the default shading tangent is used.</text:p>
      <text:h text:style-name="Heading_20_3" text:outline-level="3"><draw:frame draw:style-name="fr3" draw:name="Bild2" text:anchor-type="paragraph" svg:y="0.2717in" svg:width="1.2874in" svg:height="1.0866in" draw:z-index="31"><draw:image xlink:href="Pictures/10000001000000C1000000A3366898E6B3A105A0.png" xlink:type="simple" xlink:show="embed" xlink:actuate="onLoad" draw:mime-type="image/png"/></draw:frame><text:bookmark-start text:name="__RefHeading___Toc3162_1022938081"/>Properties<text:bookmark-end text:name="__RefHeading___Toc3162_1022938081"/></text:h>
      <text:h text:style-name="Heading_20_4" text:outline-level="4"><text:bookmark-start text:name="__RefHeading___Toc3164_1022938081"/>Distribution<text:bookmark-end text:name="__RefHeading___Toc3164_1022938081"/></text:h>
      <text:p text:style-name="Text_20_body"><text:span text:style-name="T24">The available </text:span>Microfacet distribution <text:span text:style-name="T24">methods</text:span>. Beckmann, GGX and Ashikhmin-Shirley can use the Roughness input for blurry reflections.</text:p>
      <text:p text:style-name="Text_20_body"/>
      <text:h text:style-name="Heading_20_3" text:outline-level="3"><text:bookmark-start text:name="__RefHeading___Toc3166_1022938081"/><text:soft-page-break/>Outputs<text:bookmark-end text:name="__RefHeading___Toc3166_1022938081"/></text:h>
      <text:h text:style-name="Heading_20_4" text:outline-level="4"><text:bookmark-start text:name="__RefHeading___Toc3168_1022938081"/>BSDF<text:bookmark-end text:name="__RefHeading___Toc3168_1022938081"/></text:h>
      <text:p text:style-name="Text_20_body">Standard shader output.</text:p>
      <text:p text:style-name="P3"/>
      <text:p text:style-name="P7"/>
      <text:h text:style-name="Heading_20_2" text:outline-level="2"><draw:frame draw:style-name="fr3" draw:name="Bild33" text:anchor-type="paragraph" svg:y="0.2717in" svg:width="1.3583in" svg:height="0.9528in" draw:z-index="3"><draw:image xlink:href="Pictures/10000001000000CC0000008F331C183D92D55CAC.png" xlink:type="simple" xlink:show="embed" xlink:actuate="onLoad" draw:mime-type="image/png"/></draw:frame><text:bookmark-start text:name="__RefHeading___Toc3015_2224507082"/>Background<text:bookmark-end text:name="__RefHeading___Toc3015_2224507082"/></text:h>
      <text:p text:style-name="P14"><text:span text:style-name="T25">Shader Type </text:span>World</text:p>
      <text:p text:style-name="P3"/>
      <text:p text:style-name="P3">The Background shader node is used to add background light emission. </text:p>
      <text:h text:style-name="Heading_20_3" text:outline-level="3"><text:bookmark-start text:name="__RefHeading___Toc1647_3995298653"/>Inputs<text:bookmark-end text:name="__RefHeading___Toc1647_3995298653"/></text:h>
      <text:h text:style-name="Heading_20_4" text:outline-level="4"><text:bookmark-start text:name="__RefHeading___Toc1649_3995298653"/>Color<text:bookmark-end text:name="__RefHeading___Toc1649_3995298653"/></text:h>
      <text:p text:style-name="P3">Color of the emitted light.</text:p>
      <text:h text:style-name="Heading_20_4" text:outline-level="4"><text:bookmark-start text:name="__RefHeading___Toc1651_3995298653"/>Strength<text:bookmark-end text:name="__RefHeading___Toc1651_3995298653"/></text:h>
      <text:p text:style-name="P3">Strength of the emitted light.</text:p>
      <text:h text:style-name="Heading_20_3" text:outline-level="3"><text:bookmark-start text:name="__RefHeading___Toc1653_3995298653"/>Outputs<text:bookmark-end text:name="__RefHeading___Toc1653_3995298653"/></text:h>
      <text:h text:style-name="Heading_20_4" text:outline-level="4"><text:bookmark-start text:name="__RefHeading___Toc1655_3995298653"/>Background<text:bookmark-end text:name="__RefHeading___Toc1655_3995298653"/></text:h>
      <text:p text:style-name="P3">Standard shader output.</text:p>
      <text:p text:style-name="P3"/>
      <text:p text:style-name="P7"/>
      <text:h text:style-name="Heading_20_2" text:outline-level="2"><draw:frame draw:style-name="fr3" draw:name="Bild34" text:anchor-type="paragraph" svg:y="0.0953in" svg:width="1.2717in" svg:height="1.0193in" draw:z-index="4"><draw:image xlink:href="Pictures/10000001000000BF00000099EF03990F8948E415.png" xlink:type="simple" xlink:show="embed" xlink:actuate="onLoad" draw:mime-type="image/png"/></draw:frame><text:bookmark-start text:name="__RefHeading___Toc3017_2224507082"/>Diffuse BSDF<text:bookmark-end text:name="__RefHeading___Toc3017_2224507082"/></text:h>
      <text:p text:style-name="P18"><text:span text:style-name="T25">Shader Type </text:span>Object</text:p>
      <text:p text:style-name="P3">The Diffuse BSDF node is used to add Lambertian and Oren-Nayar diffuse reflection.</text:p>
      <text:h text:style-name="Heading_20_3" text:outline-level="3"><text:bookmark-start text:name="__RefHeading___Toc1657_3995298653"/>Inputs<text:bookmark-end text:name="__RefHeading___Toc1657_3995298653"/></text:h>
      <text:h text:style-name="Heading_20_4" text:outline-level="4"><text:bookmark-start text:name="__RefHeading___Toc1659_3995298653"/>Color<text:bookmark-end text:name="__RefHeading___Toc1659_3995298653"/></text:h>
      <text:p text:style-name="P3">Color of the surface, or physically speaking, the probability that light is reflected or transmitted for each wavelength.</text:p>
      <text:h text:style-name="Heading_20_4" text:outline-level="4"><text:bookmark-start text:name="__RefHeading___Toc1661_3995298653"/>Roughness Cycles Only<text:bookmark-end text:name="__RefHeading___Toc1661_3995298653"/></text:h>
      <text:p text:style-name="P3">Surface roughness; 0.0 gives standard Lambertian reflection, higher values activate the Oren-Nayar BSDF.</text:p>
      <text:h text:style-name="Heading_20_4" text:outline-level="4"><text:bookmark-start text:name="__RefHeading___Toc1663_3995298653"/>Normal<text:bookmark-end text:name="__RefHeading___Toc1663_3995298653"/></text:h>
      <text:p text:style-name="P3">Normal used for shading; if nothing is connected the default shading normal is used.</text:p>
      <text:p text:style-name="P3"/>
      <text:h text:style-name="Heading_20_3" text:outline-level="3"><text:bookmark-start text:name="__RefHeading___Toc1665_3995298653"/>Outputs<text:bookmark-end text:name="__RefHeading___Toc1665_3995298653"/></text:h>
      <text:h text:style-name="Heading_20_4" text:outline-level="4"><text:bookmark-start text:name="__RefHeading___Toc1667_3995298653"/>BSDF<text:bookmark-end text:name="__RefHeading___Toc1667_3995298653"/></text:h>
      <text:p text:style-name="P3">Standard shader output.</text:p>
      <text:p text:style-name="P7"/>
      <text:h text:style-name="Heading_20_2" text:outline-level="2"><draw:frame draw:style-name="fr3" draw:name="Bild35" text:anchor-type="paragraph" svg:y="0.0953in" svg:width="1.1929in" svg:height="0.8862in" draw:z-index="5"><draw:image xlink:href="Pictures/10000001000000B300000085476573805DF563B3.png" xlink:type="simple" xlink:show="embed" xlink:actuate="onLoad" draw:mime-type="image/png"/></draw:frame><text:bookmark-start text:name="__RefHeading___Toc3019_2224507082"/><text:soft-page-break/>Emission<text:bookmark-end text:name="__RefHeading___Toc3019_2224507082"/></text:h>
      <text:p text:style-name="P3">The Emission node emits light.</text:p>
      <text:h text:style-name="Heading_20_3" text:outline-level="3"><text:bookmark-start text:name="__RefHeading___Toc1669_3995298653"/>Inputs<text:bookmark-end text:name="__RefHeading___Toc1669_3995298653"/></text:h>
      <text:h text:style-name="Heading_20_4" text:outline-level="4"><text:bookmark-start text:name="__RefHeading___Toc1671_3995298653"/>Color<text:bookmark-end text:name="__RefHeading___Toc1671_3995298653"/></text:h>
      <text:p text:style-name="P3">Color of the emitted light.</text:p>
      <text:h text:style-name="Heading_20_4" text:outline-level="4"><text:bookmark-start text:name="__RefHeading___Toc1673_3995298653"/>Strength<text:bookmark-end text:name="__RefHeading___Toc1673_3995298653"/></text:h>
      <text:p text:style-name="P3">Strength of the emitted light. For point and area lights, the unit is Watts. For materials, a value of 1.0 will ensure that the object in the image has the exact same color as the Color input, i.e. make it ‘shadeless’.</text:p>
      <text:h text:style-name="Heading_20_3" text:outline-level="3"><text:bookmark-start text:name="__RefHeading___Toc1675_3995298653"/>Outputs<text:bookmark-end text:name="__RefHeading___Toc1675_3995298653"/></text:h>
      <text:h text:style-name="Heading_20_4" text:outline-level="4"><text:bookmark-start text:name="__RefHeading___Toc1677_3995298653"/>Emission<text:bookmark-end text:name="__RefHeading___Toc1677_3995298653"/></text:h>
      <text:p text:style-name="P3">The Emission shader output can both be plugged into the Surface Input as well as the Volume Input of the Material Output node.</text:p>
      <text:p text:style-name="P3"/>
      <text:p text:style-name="P7"/>
      <text:h text:style-name="Heading_20_2" text:outline-level="2"><draw:frame draw:style-name="fr3" draw:name="Bild36" text:anchor-type="paragraph" svg:y="0.0953in" svg:width="1.2917in" svg:height="1.4528in" draw:z-index="6"><draw:image xlink:href="Pictures/10000001000000C2000000DABB48D30F7B4E70F9.png" xlink:type="simple" xlink:show="embed" xlink:actuate="onLoad" draw:mime-type="image/png"/></draw:frame><text:bookmark-start text:name="__RefHeading___Toc3021_2224507082"/>Glass BSDF<text:bookmark-end text:name="__RefHeading___Toc3021_2224507082"/></text:h>
      <text:p text:style-name="P20">A glass shader.</text:p>
      <text:h text:style-name="Heading_20_3" text:outline-level="3"><text:bookmark-start text:name="__RefHeading___Toc1679_3995298653"/>Inputs<text:bookmark-end text:name="__RefHeading___Toc1679_3995298653"/></text:h>
      <text:h text:style-name="Heading_20_4" text:outline-level="4"><text:bookmark-start text:name="__RefHeading___Toc1681_3995298653"/>Color<text:bookmark-end text:name="__RefHeading___Toc1681_3995298653"/></text:h>
      <text:p text:style-name="P3">Color of the surface, or physically speaking, the probability that light is transmitted for each wavelength.</text:p>
      <text:h text:style-name="Heading_20_4" text:outline-level="4"><text:bookmark-start text:name="__RefHeading___Toc1683_3995298653"/>Roughness<text:bookmark-end text:name="__RefHeading___Toc1683_3995298653"/></text:h>
      <text:p text:style-name="P3">Influences sharpness of the refraction; perfectly sharp at 0.0 and smoother with higher values.</text:p>
      <text:h text:style-name="Heading_20_4" text:outline-level="4"><text:bookmark-start text:name="__RefHeading___Toc1685_3995298653"/>IOR<text:bookmark-end text:name="__RefHeading___Toc1685_3995298653"/></text:h>
      <text:p text:style-name="P3">Index of refraction (IOR) defining how much the ray changes direction. At 1. 0 rays pass straight through like transparent; higher values give more refraction.</text:p>
      <text:h text:style-name="Heading_20_4" text:outline-level="4"><text:bookmark-start text:name="__RefHeading___Toc1687_3995298653"/>Normal<text:bookmark-end text:name="__RefHeading___Toc1687_3995298653"/></text:h>
      <text:p text:style-name="P3">Normal used for shading.</text:p>
      <text:h text:style-name="Heading_20_3" text:outline-level="3"><text:bookmark-start text:name="__RefHeading___Toc1689_3995298653"/>Properties<text:bookmark-end text:name="__RefHeading___Toc1689_3995298653"/></text:h>
      <text:h text:style-name="Heading_20_4" text:outline-level="4"><draw:frame draw:style-name="fr3" draw:name="Bild37" text:anchor-type="paragraph" svg:y="0.1272in" svg:width="0.7681in" svg:height="0.661in" draw:z-index="7"><draw:image xlink:href="Pictures/1000000100000073000000630FC69D10B34638D3.png" xlink:type="simple" xlink:show="embed" xlink:actuate="onLoad" draw:mime-type="image/png"/></draw:frame><text:bookmark-start text:name="__RefHeading___Toc1691_3995298653"/>Distribution<text:bookmark-end text:name="__RefHeading___Toc1691_3995298653"/></text:h>
      <text:p text:style-name="P3">The micro facet distribution method to use.</text:p>
      <text:h text:style-name="Heading_20_5" text:outline-level="5"><text:bookmark-start text:name="__RefHeading___Toc1693_3995298653"/>Sharp<text:bookmark-end text:name="__RefHeading___Toc1693_3995298653"/></text:h>
      <text:p text:style-name="P4">Results in perfectly sharp reflections like a mirror. The Roughness value is not used.</text:p>
      <text:h text:style-name="Heading_20_5" text:outline-level="5"><text:bookmark-start text:name="__RefHeading___Toc1695_3995298653"/>GGX<text:bookmark-end text:name="__RefHeading___Toc1695_3995298653"/></text:h>
      <text:p text:style-name="P4">GGX micro facet distribution.</text:p>
      <text:h text:style-name="P79" text:outline-level="5"><text:bookmark-start text:name="__RefHeading___Toc1697_3995298653"/><text:soft-page-break/>Multiple-scattering GGX <text:bookmark-end text:name="__RefHeading___Toc1697_3995298653"/></text:h>
      <text:p text:style-name="P17">Cycles Only</text:p>
      <text:p text:style-name="Text_20_body">Takes multiple bounce (scattering) events between micro facets into account. This gives a more energy conserving results, which would otherwise be visible as excessive darkening.</text:p>
      <text:h text:style-name="Heading_20_5" text:outline-level="5"><text:bookmark-start text:name="__RefHeading___Toc1699_3995298653"/>Beckmann <text:bookmark-end text:name="__RefHeading___Toc1699_3995298653"/></text:h>
      <text:p text:style-name="Text_20_body">Cycles Only</text:p>
      <text:p text:style-name="Text_20_body">Beckmann micro facet distribution.</text:p>
      <text:h text:style-name="Heading_20_5" text:outline-level="5"><text:bookmark-start text:name="__RefHeading___Toc1701_3995298653"/>Ashikhmin-Shirley <text:bookmark-end text:name="__RefHeading___Toc1701_3995298653"/></text:h>
      <text:p text:style-name="P17">Cycles Only</text:p>
      <text:p text:style-name="Text_20_body">Ashikhmin-Shirley micro facet distribution.</text:p>
      <text:h text:style-name="Heading_20_3" text:outline-level="3"><text:bookmark-start text:name="__RefHeading___Toc1703_3995298653"/>Outputs<text:bookmark-end text:name="__RefHeading___Toc1703_3995298653"/></text:h>
      <text:h text:style-name="Heading_20_4" text:outline-level="4"><text:bookmark-start text:name="__RefHeading___Toc1705_3995298653"/>BSDF<text:bookmark-end text:name="__RefHeading___Toc1705_3995298653"/></text:h>
      <text:p text:style-name="P3">Standard shader output.</text:p>
      <text:p text:style-name="P3"/>
      <text:p text:style-name="P7"/>
      <text:h text:style-name="Heading_20_2" text:outline-level="2"><draw:frame draw:style-name="fr3" draw:name="Bild38" text:anchor-type="paragraph" svg:y="0.1272in" svg:width="1.2283in" svg:height="1.2201in" draw:z-index="8"><draw:image xlink:href="Pictures/10000001000000B8000000B71B5D675B495B09E1.png" xlink:type="simple" xlink:show="embed" xlink:actuate="onLoad" draw:mime-type="image/png"/></draw:frame><text:bookmark-start text:name="__RefHeading___Toc3048_2224507082"/>Glossy BSDF<text:bookmark-end text:name="__RefHeading___Toc3048_2224507082"/></text:h>
      <text:p text:style-name="P16">Object sub mode only</text:p>
      <text:p text:style-name="P3"/>
      <text:p text:style-name="P3">The Glossy BSDF node is used to add reflection with micro facet distribution, used for materials such as metal or mirrors.</text:p>
      <text:h text:style-name="Heading_20_3" text:outline-level="3"><text:bookmark-start text:name="__RefHeading___Toc1707_3995298653"/>Inputs<text:bookmark-end text:name="__RefHeading___Toc1707_3995298653"/></text:h>
      <text:h text:style-name="Heading_20_4" text:outline-level="4"><text:bookmark-start text:name="__RefHeading___Toc1709_3995298653"/>Color<text:bookmark-end text:name="__RefHeading___Toc1709_3995298653"/></text:h>
      <text:p text:style-name="P3">Color of the surface, or physically speaking, the probability that light is reflected for each wavelength.</text:p>
      <text:h text:style-name="Heading_20_4" text:outline-level="4"><text:bookmark-start text:name="__RefHeading___Toc1711_3995298653"/>Roughness<text:bookmark-end text:name="__RefHeading___Toc1711_3995298653"/></text:h>
      <text:p text:style-name="P3">Input for the surface roughness resulting in sharp to blurry reflections.</text:p>
      <text:h text:style-name="Heading_20_4" text:outline-level="4"><text:bookmark-start text:name="__RefHeading___Toc1713_3995298653"/>Normal<text:bookmark-end text:name="__RefHeading___Toc1713_3995298653"/></text:h>
      <text:p text:style-name="P3">Normal used for shading.</text:p>
      <text:p text:style-name="P3"/>
      <text:h text:style-name="Heading_20_3" text:outline-level="3"><draw:frame draw:style-name="fr3" draw:name="Bild39" text:anchor-type="paragraph" svg:y="0.1272in" svg:width="0.7201in" svg:height="0.7126in" draw:z-index="9"><draw:image xlink:href="Pictures/100000010000006C0000006B1AC1A573340F42EA.png" xlink:type="simple" xlink:show="embed" xlink:actuate="onLoad" draw:mime-type="image/png"/></draw:frame><text:bookmark-start text:name="__RefHeading___Toc1715_3995298653"/>Properties<text:bookmark-end text:name="__RefHeading___Toc1715_3995298653"/></text:h>
      <text:h text:style-name="Heading_20_4" text:outline-level="4"><text:bookmark-start text:name="__RefHeading___Toc1717_3995298653"/>Distribution<text:bookmark-end text:name="__RefHeading___Toc1717_3995298653"/></text:h>
      <text:p text:style-name="P3">Micro facet distribution to use.</text:p>
      <text:h text:style-name="Heading_20_5" text:outline-level="5"><text:bookmark-start text:name="__RefHeading___Toc1719_3995298653"/>Sharp<text:bookmark-end text:name="__RefHeading___Toc1719_3995298653"/></text:h>
      <text:p text:style-name="P3">Results in perfectly sharp reflections like a mirror. The Roughness value is not used.</text:p>
      <text:h text:style-name="P80" text:outline-level="5"><text:bookmark-start text:name="__RefHeading___Toc1721_3995298653"/>Beckmann <text:bookmark-end text:name="__RefHeading___Toc1721_3995298653"/></text:h>
      <text:p text:style-name="P19">Cycles Only</text:p>
      <text:p text:style-name="P5"><text:soft-page-break/>Beckmann micro facet distribution.</text:p>
      <text:h text:style-name="Heading_20_5" text:outline-level="5"><text:bookmark-start text:name="__RefHeading___Toc1723_3995298653"/>GGX<text:bookmark-end text:name="__RefHeading___Toc1723_3995298653"/></text:h>
      <text:p text:style-name="Text_20_body">GGX micro facet distribution.</text:p>
      <text:h text:style-name="Heading_20_5" text:outline-level="5"><text:bookmark-start text:name="__RefHeading___Toc1725_3995298653"/>Ashikhmin-Shirley <text:bookmark-end text:name="__RefHeading___Toc1725_3995298653"/></text:h>
      <text:p text:style-name="Text_20_body">Cycles Only</text:p>
      <text:p text:style-name="Text_20_body">Ashikhmin-Shirley micro facet distribution.</text:p>
      <text:h text:style-name="Heading_20_5" text:outline-level="5"><text:bookmark-start text:name="__RefHeading___Toc1727_3995298653"/>Multiple-scattering GGX <text:bookmark-end text:name="__RefHeading___Toc1727_3995298653"/></text:h>
      <text:p text:style-name="P17">Cycles Only</text:p>
      <text:p text:style-name="Text_20_body">Takes multiple bounce (scattering) events between micro facets into account. This gives a more energy conserving results, which would otherwise be visible as excessive darkening.</text:p>
      <text:h text:style-name="Heading_20_3" text:outline-level="3"><text:bookmark-start text:name="__RefHeading___Toc1729_3995298653"/>Outputs<text:bookmark-end text:name="__RefHeading___Toc1729_3995298653"/></text:h>
      <text:h text:style-name="Heading_20_4" text:outline-level="4"><text:bookmark-start text:name="__RefHeading___Toc1731_3995298653"/>BSDF<text:bookmark-end text:name="__RefHeading___Toc1731_3995298653"/></text:h>
      <text:p text:style-name="P3">Standard shader output.</text:p>
      <text:p text:style-name="P7"/>
      <text:h text:style-name="Heading_20_2" text:outline-level="2"><draw:frame draw:style-name="fr3" draw:name="Bild41" text:anchor-type="paragraph" svg:y="0.1272in" svg:width="1.2992in" svg:height="1.5866in" draw:z-index="11"><draw:image xlink:href="Pictures/10000001000000C3000000EE0F54A125E4991651.png" xlink:type="simple" xlink:show="embed" xlink:actuate="onLoad" draw:mime-type="image/png"/></draw:frame><text:bookmark-start text:name="__RefHeading___Toc3050_2224507082"/>Hair BSDF<text:bookmark-end text:name="__RefHeading___Toc3050_2224507082"/></text:h>
      <text:p text:style-name="P17">Cycles Only</text:p>
      <text:p text:style-name="Text_20_body">The Hair BSDF node is used to add shading for Hair.</text:p>
      <text:h text:style-name="Heading_20_3" text:outline-level="3"><text:bookmark-start text:name="__RefHeading___Toc1733_3995298653"/>Inputs<text:bookmark-end text:name="__RefHeading___Toc1733_3995298653"/></text:h>
      <text:h text:style-name="Heading_20_4" text:outline-level="4"><text:bookmark-start text:name="__RefHeading___Toc1735_3995298653"/>Color<text:bookmark-end text:name="__RefHeading___Toc1735_3995298653"/></text:h>
      <text:p text:style-name="Text_20_body">Color of the hair.</text:p>
      <text:h text:style-name="Heading_20_4" text:outline-level="4"><text:bookmark-start text:name="__RefHeading___Toc1737_3995298653"/>Offset<text:bookmark-end text:name="__RefHeading___Toc1737_3995298653"/></text:h>
      <text:p text:style-name="Text_20_body">Controls the way the light is rotated (angular shift) for the reflection/transmission.</text:p>
      <text:h text:style-name="Heading_20_4" text:outline-level="4"><text:bookmark-start text:name="__RefHeading___Toc1739_3995298653"/>Roughness U/V<text:bookmark-end text:name="__RefHeading___Toc1739_3995298653"/></text:h>
      <text:p text:style-name="Text_20_body">Controls the roughness in the direction light is skewed, and perpendicular to it.</text:p>
      <text:h text:style-name="Heading_20_4" text:outline-level="4"><text:bookmark-start text:name="__RefHeading___Toc1741_3995298653"/>Tangent<text:bookmark-end text:name="__RefHeading___Toc1741_3995298653"/></text:h>
      <text:p text:style-name="Text_20_body">Input tangent.</text:p>
      <text:h text:style-name="Heading_20_3" text:outline-level="3"><text:bookmark-start text:name="__RefHeading___Toc1743_3995298653"/>Properties<text:bookmark-end text:name="__RefHeading___Toc1743_3995298653"/></text:h>
      <text:h text:style-name="Heading_20_4" text:outline-level="4"><text:bookmark-start text:name="__RefHeading___Toc1745_3995298653"/>Component<text:bookmark-end text:name="__RefHeading___Toc1745_3995298653"/></text:h>
      <text:p text:style-name="Text_20_body">There are two components that can be used to control the look of the hair. Usually you are going to want each of these and use a Mix Node.</text:p>
      <text:h text:style-name="Heading_20_4" text:outline-level="4"><text:bookmark-start text:name="__RefHeading___Toc1747_3995298653"/><text:soft-page-break/>Reflection<text:bookmark-end text:name="__RefHeading___Toc1747_3995298653"/></text:h>
      <text:p text:style-name="Text_20_body">The light that bounces off the surface of the hair.</text:p>
      <text:h text:style-name="Heading_20_4" text:outline-level="4"><text:bookmark-start text:name="__RefHeading___Toc1749_3995298653"/>Transmission<text:bookmark-end text:name="__RefHeading___Toc1749_3995298653"/></text:h>
      <text:p text:style-name="Text_20_body">The light that passes through the hair and comes out the other side.</text:p>
      <text:h text:style-name="Heading_20_3" text:outline-level="3"><text:bookmark-start text:name="__RefHeading___Toc1751_3995298653"/>Outputs<text:bookmark-end text:name="__RefHeading___Toc1751_3995298653"/></text:h>
      <text:h text:style-name="Heading_20_4" text:outline-level="4"><text:bookmark-start text:name="__RefHeading___Toc1753_3995298653"/>BSDF<text:bookmark-end text:name="__RefHeading___Toc1753_3995298653"/></text:h>
      <text:p text:style-name="Text_20_body">Standard shader output.</text:p>
      <text:p text:style-name="P3"/>
      <text:p text:style-name="Horizontal_20_Line"/>
      <text:h text:style-name="Heading_20_2" text:outline-level="2"><draw:frame draw:style-name="fr3" draw:name="Bild42" text:anchor-type="paragraph" svg:y="0.1272in" svg:width="1.1846in" svg:height="0.5in" draw:z-index="12"><draw:image xlink:href="Pictures/10000001000000B20000004B998D5A282AA6373D.png" xlink:type="simple" xlink:show="embed" xlink:actuate="onLoad" draw:mime-type="image/png"/></draw:frame><text:bookmark-start text:name="__RefHeading___Toc3052_2224507082"/>Holdout<text:bookmark-end text:name="__RefHeading___Toc3052_2224507082"/></text:h>
      <text:p text:style-name="Text_20_body"><draw:frame draw:style-name="fr3" draw:name="Bild43" text:anchor-type="paragraph" svg:y="0.4173in" svg:width="2.2799in" svg:height="2.3744in" draw:z-index="13"><draw:image xlink:href="Pictures/100000010000015600000164BB4A7A00BE139012.png" xlink:type="simple" xlink:show="embed" xlink:actuate="onLoad" draw:mime-type="image/png"/></draw:frame>The Holdout shader node is used to create a “hole” in the image with zero alpha transparency, which is useful for compositing (see alpha channel).</text:p>
      <text:p text:style-name="Text_20_body">Note that the holdout shader can only create alpha when <text:span text:style-name="T14">Transparent is enabled. This can be found in the render settings. </text:span>Properties <text:span text:style-name="T22">&gt;</text:span> Render <text:span text:style-name="T22">&gt;</text:span> Film <text:span text:style-name="T22">&gt;</text:span> Transparent is enabled. If it is disabled, the holdout shader will be black.</text:p>
      <text:p text:style-name="P3"/>
      <text:h text:style-name="Heading_20_3" text:outline-level="3"><text:bookmark-start text:name="__RefHeading___Toc1755_3995298653"/>Outputs<text:bookmark-end text:name="__RefHeading___Toc1755_3995298653"/></text:h>
      <text:h text:style-name="Heading_20_4" text:outline-level="4"><text:bookmark-start text:name="__RefHeading___Toc1757_3995298653"/>Holdout<text:bookmark-end text:name="__RefHeading___Toc1757_3995298653"/></text:h>
      <text:p text:style-name="Text_20_body">Standard shader output.</text:p>
      <text:p text:style-name="P3"/>
      <text:p text:style-name="P7"/>
      <text:h text:style-name="Heading_20_2" text:outline-level="2"><draw:frame draw:style-name="fr3" draw:name="Bild44" text:anchor-type="paragraph" svg:y="0.1272in" svg:width="1.1929in" svg:height="1.0472in" draw:z-index="14"><draw:image xlink:href="Pictures/10000001000000B30000009DB8B52D36B0E1D540.png" xlink:type="simple" xlink:show="embed" xlink:actuate="onLoad" draw:mime-type="image/png"/></draw:frame><text:bookmark-start text:name="__RefHeading___Toc3054_2224507082"/>Mix Shader<text:bookmark-end text:name="__RefHeading___Toc3054_2224507082"/></text:h>
      <text:p text:style-name="Text_20_body">The Mix node is used to mix two shaders together. Mixing can be used for material layering, where the Factor input may, for example, be connected to a Blend Weight node.</text:p>
      <text:h text:style-name="Heading_20_2" text:outline-level="2"><text:bookmark-start text:name="__RefHeading___Toc3056_2224507082"/>Inputs<text:bookmark-end text:name="__RefHeading___Toc3056_2224507082"/></text:h>
      <text:h text:style-name="Heading_20_3" text:outline-level="3"><text:bookmark-start text:name="__RefHeading___Toc1759_3995298653"/>Shader<text:bookmark-end text:name="__RefHeading___Toc1759_3995298653"/></text:h>
      <text:p text:style-name="Text_20_body">Shaders to mix, such that incoming rays hit either with the specified probability in the Factor socket.</text:p>
      <text:h text:style-name="Heading_20_3" text:outline-level="3"><text:bookmark-start text:name="__RefHeading___Toc1761_3995298653"/>Factor<text:bookmark-end text:name="__RefHeading___Toc1761_3995298653"/></text:h>
      <text:p text:style-name="Text_20_body">Blend weight to use for mixing two shaders; at zero it uses the first shader entirely and at one the second shader.</text:p>
      <text:h text:style-name="Heading_20_2" text:outline-level="2"><text:bookmark-start text:name="__RefHeading___Toc3058_2224507082"/><text:soft-page-break/>Outputs<text:bookmark-end text:name="__RefHeading___Toc3058_2224507082"/></text:h>
      <text:h text:style-name="Heading_20_3" text:outline-level="3"><text:bookmark-start text:name="__RefHeading___Toc1763_3995298653"/>Shader<text:bookmark-end text:name="__RefHeading___Toc1763_3995298653"/></text:h>
      <text:p text:style-name="P3">Standard shader output.</text:p>
      <text:p text:style-name="P3"/>
      <text:p text:style-name="Horizontal_20_Line"/>
      <text:h text:style-name="Heading_20_2" text:outline-level="2"><text:bookmark-start text:name="__RefHeading___Toc3060_2224507082"/>Principled BSDF<draw:frame draw:style-name="fr2" draw:name="Image1" text:anchor-type="char" svg:x="4.6492in" svg:y="0.1319in" svg:width="2.9173in" svg:height="3.9429in" draw:z-index="51"><draw:image xlink:href="Pictures/1000000000000139000001A70E0EC9E1418330E4.png" xlink:type="simple" xlink:show="embed" xlink:actuate="onLoad" draw:mime-type="image/png"/></draw:frame><text:bookmark-end text:name="__RefHeading___Toc3060_2224507082"/></text:h>
      <text:p text:style-name="P3"/>
      <text:p text:style-name="Text_20_body">The Principled BSDF that combines multiple <text:span text:style-name="T28">shader </text:span>layers into a single easy to use node. It is based on the Disney principled model also known as the “PBR” shader, making it compatible with other software such as Pixar’s Renderman® and Unreal Engine®. Image textures painted or baked from software like Substance Painter® may be directly linked to the corresponding parameters in this shader.</text:p>
      <text:p text:style-name="Text_20_body">This “Uber” shader includes multiple layers to create a wide variety of materials. The base layer is a user controlled mix between diffuse, metal, subsurface scattering and transmission. On top of that there is a specular layer, sheen layer and clear coat layer.</text:p>
      <text:p text:style-name="Text_20_body">Note<text:span text:style-name="T26">! </text:span>The emphasis on compatibility with other software means that it interprets certain input parameters differently from older Blender nodes.</text:p>
      <text:p text:style-name="P3"/>
      <text:h text:style-name="Heading_20_3" text:outline-level="3"><text:bookmark-start text:name="__RefHeading___Toc1765_3995298653"/>Inputs<text:bookmark-end text:name="__RefHeading___Toc1765_3995298653"/></text:h>
      <text:h text:style-name="Heading_20_4" text:outline-level="4"><text:bookmark-start text:name="__RefHeading___Toc1767_3995298653"/>Base Color<text:bookmark-end text:name="__RefHeading___Toc1767_3995298653"/></text:h>
      <text:p text:style-name="Text_20_body">Diffuse or metal surface color.</text:p>
      <text:h text:style-name="P50" text:outline-level="4"><text:bookmark-start text:name="__RefHeading___Toc1775_3995298653"/>Metallic<text:bookmark-end text:name="__RefHeading___Toc1775_3995298653"/></text:h>
      <text:p text:style-name="P51">Blends between a non-metallic and metallic material model. A value of 1.0 gives a fully specular reflection tinted with the base color, without diffuse reflection or transmission. At 0.0 the material consists of a diffuse or transmissive base layer, with a specular reflection layer on top.</text:p>
      <text:h text:style-name="P50" text:outline-level="4"><text:bookmark-start text:name="__RefHeading___Toc1781_3995298653"/>Roughness<text:bookmark-end text:name="__RefHeading___Toc1781_3995298653"/></text:h>
      <text:p text:style-name="P51">Specifies micro facet roughness of the surface for diffuse and specular reflection.</text:p>
      <text:p text:style-name="P51">Hint<text:span text:style-name="T15">. </text:span>When converting from the older Glossy BSDF node, use the square root of the original value.</text:p>
      <text:h text:style-name="P50" text:outline-level="4"><text:bookmark-start text:name="__RefHeading___Toc1795_3995298653"/>IOR<text:bookmark-end text:name="__RefHeading___Toc1795_3995298653"/></text:h>
      <text:p text:style-name="Text_20_body">Index of refraction for transmission.</text:p>
      <text:p text:style-name="P12"><text:soft-page-break/></text:p>
      <text:h text:style-name="P50" text:outline-level="4"><text:bookmark-start text:name="__RefHeading___Toc1805_3995298653"/>Alpha<text:bookmark-end text:name="__RefHeading___Toc1805_3995298653"/></text:h>
      <text:p text:style-name="Text_20_body">Controls the transparency of the surface, with 1.0 fully opaque. Usually linked to the Alpha output of an Image Texture node.</text:p>
      <text:h text:style-name="P50" text:outline-level="4"><text:bookmark-start text:name="__RefHeading___Toc1807_3995298653"/>Normal<text:bookmark-end text:name="__RefHeading___Toc1807_3995298653"/></text:h>
      <text:p text:style-name="P12">Controls the normals of the base layers.</text:p>
      <text:p text:style-name="P12"/>
      <text:h text:style-name="Heading_20_4" text:outline-level="4"><text:bookmark-start text:name="__RefHeading___Toc3899_1112412218"/>Subsurface Subtab<text:bookmark-end text:name="__RefHeading___Toc3899_1112412218"/></text:h>
      <text:h text:style-name="P81" text:outline-level="5"><draw:frame draw:style-name="fr3" draw:name="Bild14" text:anchor-type="paragraph" svg:y="0.1425in" svg:width="2.1374in" svg:height="1.3189in" draw:z-index="44"><draw:image xlink:href="Pictures/1000000100000141000000C65AB2CCCA2D303BE2.png" xlink:type="simple" xlink:show="embed" xlink:actuate="onLoad" draw:mime-type="image/png"/></draw:frame><text:bookmark-start text:name="__RefHeading___Toc1821_39952986531"/><text:span text:style-name="T39">Mode </text:span>Christensen-Burley<text:bookmark-end text:name="__RefHeading___Toc1821_39952986531"/></text:h>
      <text:p text:style-name="P62">Christensen-Burley<text:span text:style-name="T39"> i</text:span>s an approximation to physically-based volume scattering. Gives less blurry results than Cubic and Gaussian functions.</text:p>
      <text:h text:style-name="P87" text:outline-level="6"><text:bookmark-start text:name="__RefHeading___Toc3901_1112412218"/>Weight<text:bookmark-end text:name="__RefHeading___Toc3901_1112412218"/></text:h>
      <text:p text:style-name="P57">Mix between diffuse and subsurface scattering. Rather than being a simple mix between Diffuse and Subsurface Scattering, it acts as a multiplier for the Subsurface Radius.</text:p>
      <text:h text:style-name="P87" text:outline-level="6"><text:bookmark-start text:name="__RefHeading___Toc1771_39952986532"/>Subsurface Radius<text:bookmark-end text:name="__RefHeading___Toc1771_39952986532"/></text:h>
      <text:p text:style-name="P66">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P87" text:outline-level="6"><text:bookmark-start text:name="__RefHeading___Toc3903_1112412218"/>Scale<text:bookmark-end text:name="__RefHeading___Toc3903_1112412218"/></text:h>
      <text:p text:style-name="P64">Scale of the subsurf scattering ( multiplied with radius)<text:span text:style-name="T39">.</text:span></text:p>
      <text:h text:style-name="P82" text:outline-level="5"><draw:frame draw:style-name="fr3" draw:name="Bild13" text:anchor-type="paragraph" svg:y="0.1425in" svg:width="2.1457in" svg:height="1.7126in" draw:z-index="43"><draw:image xlink:href="Pictures/1000000100000142000001014E452BCEA828C74B.png" xlink:type="simple" xlink:show="embed" xlink:actuate="onLoad" draw:mime-type="image/png"/></draw:frame><text:bookmark-start text:name="__RefHeading___Toc3905_1112412218"/>Mode Random Walk<text:bookmark-end text:name="__RefHeading___Toc3905_1112412218"/></text:h>
      <text:p text:style-name="Text_20_body">Random Walk<text:span text:style-name="T39"> </text:span>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6" text:outline-level="6"><text:bookmark-start text:name="__RefHeading___Toc3907_1112412218"/>Weight<text:bookmark-end text:name="__RefHeading___Toc3907_1112412218"/></text:h>
      <text:p text:style-name="P55">Mix between diffuse and subsurface scattering. Rather than being a simple mix between Diffuse and Subsurface Scattering, it acts as a multiplier for the Subsurface Radius.</text:p>
      <text:h text:style-name="Heading_20_6" text:outline-level="6"><text:bookmark-start text:name="__RefHeading___Toc1771_3995298653"/>Subsurface Radius<text:bookmark-end text:name="__RefHeading___Toc1771_3995298653"/></text:h>
      <text:p text:style-name="P67">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6" text:outline-level="6"><text:bookmark-start text:name="__RefHeading___Toc3909_1112412218"/><text:soft-page-break/>Scale<text:bookmark-end text:name="__RefHeading___Toc3909_1112412218"/></text:h>
      <text:p text:style-name="P63">Scale of the subsurf scattering ( multiplied with radius)<text:span text:style-name="T39">.</text:span></text:p>
      <text:h text:style-name="Heading_20_6" text:outline-level="6"><text:bookmark-start text:name="__RefHeading___Toc3911_1112412218"/>Anisotropy<text:bookmark-end text:name="__RefHeading___Toc3911_1112412218"/></text:h>
      <text:p text:style-name="P67">Adds some random directional light scattering.</text:p>
      <text:h text:style-name="P83" text:outline-level="5"><draw:frame draw:style-name="fr3" draw:name="Bild15" text:anchor-type="paragraph" svg:y="0.1425in" svg:width="2.2008in" svg:height="1.7283in" draw:z-index="45"><draw:image xlink:href="Pictures/100000010000014A00000103D881CE56DB47AFFE.png" xlink:type="simple" xlink:show="embed" xlink:actuate="onLoad" draw:mime-type="image/png"/></draw:frame><text:bookmark-start text:name="__RefHeading___Toc3913_1112412218"/>Mode Random Walk<text:span text:style-name="T39"> (Skin)</text:span><text:bookmark-end text:name="__RefHeading___Toc3913_1112412218"/></text:h>
      <text:p text:style-name="P55">Random Walk<text:span text:style-name="T39"> </text:span>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P88" text:outline-level="6"><text:bookmark-start text:name="__RefHeading___Toc3915_1112412218"/>Weight<text:bookmark-end text:name="__RefHeading___Toc3915_1112412218"/></text:h>
      <text:p text:style-name="P55">Mix between diffuse and subsurface scattering. Rather than being a simple mix between Diffuse and Subsurface Scattering, it acts as a multiplier for the Subsurface Radius.</text:p>
      <text:h text:style-name="P88" text:outline-level="6"><text:bookmark-start text:name="__RefHeading___Toc1771_39952986531"/>Subsurface Radius<text:bookmark-end text:name="__RefHeading___Toc1771_39952986531"/></text:h>
      <text:p text:style-name="P67">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P88" text:outline-level="6"><text:bookmark-start text:name="__RefHeading___Toc3917_1112412218"/>Scale<text:bookmark-end text:name="__RefHeading___Toc3917_1112412218"/></text:h>
      <text:p text:style-name="P63">Scale of the subsurf scattering ( multiplied with radius)<text:span text:style-name="T39">.</text:span></text:p>
      <text:h text:style-name="Heading_20_6" text:outline-level="6"><text:bookmark-start text:name="__RefHeading___Toc3919_1112412218"/>IOR<text:bookmark-end text:name="__RefHeading___Toc3919_1112412218"/></text:h>
      <text:p text:style-name="P59">Adds a refraction for more realistic results.</text:p>
      <text:h text:style-name="P88" text:outline-level="6"><text:bookmark-start text:name="__RefHeading___Toc3921_1112412218"/>Anisotropy<text:bookmark-end text:name="__RefHeading___Toc3921_1112412218"/></text:h>
      <text:p text:style-name="P67">Adds some random directional light scattering.</text:p>
      <text:p text:style-name="Horizontal_20_Line"/>
      <text:h text:style-name="Heading_20_4" text:outline-level="4"><draw:frame draw:style-name="fr3" draw:name="Bild16" text:anchor-type="paragraph" svg:y="0.1425in" svg:width="2.1256in" svg:height="1.3346in" draw:z-index="46"><draw:image xlink:href="Pictures/100000010000013F000000C8D02BF0D70B54CA54.png" xlink:type="simple" xlink:show="embed" xlink:actuate="onLoad" draw:mime-type="image/png"/></draw:frame><text:bookmark-start text:name="__RefHeading___Toc3923_1112412218"/>Specular Subtab<text:bookmark-end text:name="__RefHeading___Toc3923_1112412218"/></text:h>
      <text:h text:style-name="Heading_20_5" text:outline-level="5"><text:bookmark-start text:name="__RefHeading___Toc3925_1112412218"/>Specular Mode<text:bookmark-end text:name="__RefHeading___Toc3925_1112412218"/></text:h>
      <text:h text:style-name="Heading_20_6" text:outline-level="6"><text:bookmark-start text:name="__RefHeading___Toc1815_3995298653"/>GGX<text:bookmark-end text:name="__RefHeading___Toc1815_3995298653"/></text:h>
      <text:p text:style-name="P57">A method that is faster than Multiple-scattering GGX but is less physically accurate. Selecting it enables the Transmission Roughness input.</text:p>
      <text:h text:style-name="Heading_20_6" text:outline-level="6"><text:bookmark-start text:name="__RefHeading___Toc1817_3995298653"/>Multiple-scattering GGX<text:bookmark-end text:name="__RefHeading___Toc1817_3995298653"/></text:h>
      <text:p text:style-name="P57">Takes multiple bounce (scattering) events between micro facets into account. This gives a more energy conserving results, which would otherwise be visible as excessive darkening.</text:p>
      <text:h text:style-name="P58" text:outline-level="4"><text:bookmark-start text:name="__RefHeading___Toc1777_3995298653"/><text:soft-page-break/>IOR Level<text:bookmark-end text:name="__RefHeading___Toc1777_3995298653"/></text:h>
      <text:p text:style-name="Text_20_body">Amount of dielectric specular reflection. Specifies facing (along normal) reflectivity in the most common 0 - 8% range.</text:p>
      <text:p text:style-name="Text_20_body">Hint<text:span text:style-name="T15">. </text:span>To compute this value for a realistic material with a known index of refraction, you may use this special case of the Fresnel formula: specular=((ior-1)/(ior+1))2/0.08</text:p>
      <text:p text:style-name="Text_20_body">For example:</text:p>
      <text:p text:style-name="Text_20_body">water: ior = 1.33, specular = 0.25</text:p>
      <text:p text:style-name="Text_20_body">glass: ior = 1.5, specular = 0.5</text:p>
      <text:p text:style-name="Text_20_body">diamond: ior = 2.417, specular = 2.15</text:p>
      <text:p text:style-name="Text_20_body">Since materials with reflectivity above 8% do exist, the field allows values above 1.</text:p>
      <text:h text:style-name="Heading_20_4" text:outline-level="4"><text:bookmark-start text:name="__RefHeading___Toc1779_3995298653"/>Tint<text:bookmark-end text:name="__RefHeading___Toc1779_3995298653"/></text:h>
      <text:p text:style-name="Text_20_body">Tints the facing specular reflection using the base color, while glancing reflection remains white.</text:p>
      <text:p text:style-name="Text_20_body">Normal dielectrics have colorless reflection, so this parameter is not technically physically correct and is provided for faking the appearance of materials with complex surface structure.</text:p>
      <text:h text:style-name="P54" text:outline-level="4"><text:bookmark-start text:name="__RefHeading___Toc1783_3995298653"/>Anisotrop<text:span text:style-name="T40">ic</text:span><text:bookmark-end text:name="__RefHeading___Toc1783_3995298653"/></text:h>
      <text:p text:style-name="P63">Amount of anisotropy for specular reflection. Higher values give elongated highlights along the tangent direction; negative values give highlights shaped perpendicular to the tangent direction.</text:p>
      <text:h text:style-name="Heading_20_4" text:outline-level="4"><text:bookmark-start text:name="__RefHeading___Toc1785_3995298653"/>Anisotropic Rotation <text:bookmark-end text:name="__RefHeading___Toc1785_3995298653"/></text:h>
      <text:p text:style-name="Text_20_body">Rotates the direction of anisotropy, with 1.0 going full circle.</text:p>
      <text:p text:style-name="Text_20_body">Hint<text:span text:style-name="T15">. </text:span>Compared to the Anisotropic BSDF node, the direction of highlight elongation is rotated by 90°. Add 0.25 to the value to correct.</text:p>
      <text:h text:style-name="P56" text:outline-level="4"><text:bookmark-start text:name="__RefHeading___Toc1811_39952986531"/>Tangent<text:bookmark-end text:name="__RefHeading___Toc1811_39952986531"/></text:h>
      <text:p text:style-name="Text_20_body">Controls the tangent for the Anisotropic layer.</text:p>
      <text:p text:style-name="Horizontal_20_Line"/>
      <text:h text:style-name="Heading_20_4" text:outline-level="4"><draw:frame draw:style-name="fr3" draw:name="Bild17" text:anchor-type="paragraph" svg:y="0.1425in" svg:width="2.2008in" svg:height="0.4366in" draw:z-index="47"><draw:image xlink:href="Pictures/100000010000014A000000424368DEFE61897551.png" xlink:type="simple" xlink:show="embed" xlink:actuate="onLoad" draw:mime-type="image/png"/></draw:frame><text:bookmark-start text:name="__RefHeading___Toc3927_1112412218"/>Transmission Subpanel<text:bookmark-end text:name="__RefHeading___Toc3927_1112412218"/></text:h>
      <text:h text:style-name="Heading_20_5" text:outline-level="5"><text:bookmark-start text:name="__RefHeading___Toc3929_1112412218"/>Weigth<text:bookmark-end text:name="__RefHeading___Toc3929_1112412218"/></text:h>
      <text:p text:style-name="P59">Blend between transmission and other base layers.</text:p>
      <text:p text:style-name="Horizontal_20_Line"/>
      <text:h text:style-name="Heading_20_4" text:outline-level="4"><draw:frame draw:style-name="fr3" draw:name="Bild18" text:anchor-type="paragraph" svg:y="0.1425in" svg:width="1.9807in" svg:height="1.0866in" draw:z-index="48"><draw:image xlink:href="Pictures/1000000100000129000000A322A10700DBB2A907.png" xlink:type="simple" xlink:show="embed" xlink:actuate="onLoad" draw:mime-type="image/png"/></draw:frame><text:bookmark-start text:name="__RefHeading___Toc3931_1112412218"/>Coat subpanel<text:bookmark-end text:name="__RefHeading___Toc3931_1112412218"/></text:h>
      <text:p text:style-name="Text_20_body">Extra white specular layer on top of others. This is useful for materials like car paint and the like.</text:p>
      <text:h text:style-name="Heading_20_4" text:outline-level="4"><text:bookmark-start text:name="__RefHeading___Toc3933_1112412218"/><text:soft-page-break/>Weight<text:bookmark-end text:name="__RefHeading___Toc3933_1112412218"/></text:h>
      <text:p text:style-name="P61">Controls the intensity of the coat layer. Both, the reflection and the tinting. For physically based materials this value should be zero.</text:p>
      <text:h text:style-name="Heading_20_4" text:outline-level="4"><text:bookmark-start text:name="__RefHeading___Toc3935_1112412218"/>Roughness<text:bookmark-end text:name="__RefHeading___Toc3935_1112412218"/></text:h>
      <text:p text:style-name="Text_20_body">Roughness of clear coat specular.</text:p>
      <text:h text:style-name="Heading_20_4" text:outline-level="4"><text:bookmark-start text:name="__RefHeading___Toc3937_1112412218"/>IOR<text:bookmark-end text:name="__RefHeading___Toc3937_1112412218"/></text:h>
      <text:p text:style-name="P65">The index of refraction of the coat layer. It affects the reflectivity and the falloff of coat tinting.</text:p>
      <text:h text:style-name="Heading_20_4" text:outline-level="4"><text:bookmark-start text:name="__RefHeading___Toc3939_1112412218"/>Tint<text:bookmark-end text:name="__RefHeading___Toc3939_1112412218"/></text:h>
      <text:p text:style-name="P65">The coat color. Saturation increases at shallower angles as the light travels farther through the medium.</text:p>
      <text:h text:style-name="P60" text:outline-level="4"><text:bookmark-start text:name="__RefHeading___Toc1809_3995298653"/>Normal<text:bookmark-end text:name="__RefHeading___Toc1809_3995298653"/></text:h>
      <text:p text:style-name="P13">Controls the normals of the coat layer.</text:p>
      <text:p text:style-name="P65"/>
      <text:p text:style-name="Horizontal_20_Line"/>
      <text:h text:style-name="Heading_20_4" text:outline-level="4"><draw:frame draw:style-name="fr3" draw:name="Bild19" text:anchor-type="paragraph" svg:y="0.1425in" svg:width="1.9839in" svg:height="0.7445in" draw:z-index="49"><draw:image xlink:href="Pictures/100000010000012A000000703D7CF985D1FF1160.png" xlink:type="simple" xlink:show="embed" xlink:actuate="onLoad" draw:mime-type="image/png"/></draw:frame><text:bookmark-start text:name="__RefHeading___Toc3941_1112412218"/>Sheen subpanel<text:bookmark-end text:name="__RefHeading___Toc3941_1112412218"/></text:h>
      <text:h text:style-name="P84" text:outline-level="5"><text:bookmark-start text:name="__RefHeading___Toc1787_3995298653"/>Weight <text:bookmark-end text:name="__RefHeading___Toc1787_3995298653"/></text:h>
      <text:p text:style-name="P61">Controls the intensity of the layer. </text:p>
      <text:h text:style-name="Heading_20_5" text:outline-level="5"><text:bookmark-start text:name="__RefHeading___Toc3943_1112412218"/>Roughness<text:bookmark-end text:name="__RefHeading___Toc3943_1112412218"/></text:h>
      <text:p text:style-name="P61">Controls the roughness of the layer. </text:p>
      <text:h text:style-name="Heading_20_5" text:outline-level="5"><text:bookmark-start text:name="__RefHeading___Toc1789_3995298653"/>Tint<text:bookmark-end text:name="__RefHeading___Toc1789_3995298653"/></text:h>
      <text:p text:style-name="Text_20_body">Mix between white and using base color for sheen reflection.</text:p>
      <text:p text:style-name="P7"/>
      <text:h text:style-name="Heading_20_4" text:outline-level="4"><draw:frame draw:style-name="fr3" draw:name="Bild21" text:anchor-type="paragraph" svg:y="0.1425in" svg:width="1.972in" svg:height="0.6339in" draw:z-index="50"><draw:image xlink:href="Pictures/10000001000001280000005FAE294DBDF1F2A4FD.png" xlink:type="simple" xlink:show="embed" xlink:actuate="onLoad" draw:mime-type="image/png"/></draw:frame><text:bookmark-start text:name="__RefHeading___Toc1801_3995298653"/>Emission<text:span text:style-name="T41"> subpanel</text:span><text:bookmark-end text:name="__RefHeading___Toc1801_3995298653"/></text:h>
      <text:p text:style-name="Text_20_body">Light emission from the surface, like the Emission shader.</text:p>
      <text:h text:style-name="Heading_20_5" text:outline-level="5"><text:bookmark-start text:name="__RefHeading___Toc3945_1112412218"/>Color<text:bookmark-end text:name="__RefHeading___Toc3945_1112412218"/></text:h>
      <text:p text:style-name="P61">The emission color.</text:p>
      <text:h text:style-name="Heading_20_5" text:outline-level="5"><text:bookmark-start text:name="__RefHeading___Toc1803_3995298653"/>Emission Strength<text:bookmark-end text:name="__RefHeading___Toc1803_3995298653"/></text:h>
      <text:p text:style-name="P91">The strength of the light emission.</text:p>
      <text:p text:style-name="P90"/>
      <text:h text:style-name="P78" text:outline-level="4"><text:bookmark-start text:name="__RefHeading___Toc1801_3995298653 Copy 1"/><text:span text:style-name="T42">Thin Film</text:span><text:span text:style-name="T41"> subpanel</text:span><draw:frame draw:style-name="fr1" draw:name="Image2" text:anchor-type="char" svg:x="5.298in" svg:y="0.0654in" svg:width="2.1299in" svg:height="0.7193in" draw:z-index="52"><draw:image xlink:href="Pictures/100000000000018700000084BD64AF74684A8CD3.png" xlink:type="simple" xlink:show="embed" xlink:actuate="onLoad" draw:mime-type="image/png"/></draw:frame><text:bookmark-end text:name="__RefHeading___Toc1801_3995298653 Copy 1"/></text:h>
      <text:p text:style-name="P92"><text:span text:style-name="T42">A thin film coating of a material with </text:span>a normal angle of incidence. </text:p>
      <text:p text:style-name="P92"><text:span text:style-name="T43">Note:</text:span><text:span text:style-name="T46"> </text:span><text:span text:style-name="T45">Useful for bubbles, oil floating on water and other similar effects. </text:span><text:span text:style-name="T44"><text:s/></text:span></text:p>
      <text:h text:style-name="P86" text:outline-level="5"><text:bookmark-start text:name="__RefHeading___Toc3945_1112412218 Copy 1"/><text:soft-page-break/>Thickness<text:bookmark-end text:name="__RefHeading___Toc3945_1112412218 Copy 1"/></text:h>
      <text:p text:style-name="P93">The thickness of the thin film </text:p>
      <text:h text:style-name="P86" text:outline-level="5"><text:bookmark-start text:name="__RefHeading___Toc1803_3995298653 Copy 1"/>IOR<text:bookmark-end text:name="__RefHeading___Toc1803_3995298653 Copy 1"/></text:h>
      <text:p text:style-name="P94">The index of refraction of the <text:span text:style-name="T47">thin film</text:span> layer. It affects the reflectivity and the falloff of <text:span text:style-name="T47">thin film</text:span>.</text:p>
      <text:p text:style-name="P89"/>
      <text:h text:style-name="Heading_20_3" text:outline-level="3"><text:bookmark-start text:name="__RefHeading___Toc1825_3995298653"/>Outputs<text:bookmark-end text:name="__RefHeading___Toc1825_3995298653"/></text:h>
      <text:h text:style-name="Heading_20_4" text:outline-level="4"><text:bookmark-start text:name="__RefHeading___Toc1827_3995298653"/>BSDF<text:bookmark-end text:name="__RefHeading___Toc1827_3995298653"/></text:h>
      <text:p text:style-name="P3">Standard shader output.</text:p>
      <text:p text:style-name="P3"/>
      <text:p text:style-name="Horizontal_20_Line"/>
      <text:p text:style-name="P3"/>
      <text:h text:style-name="Heading_20_2" text:outline-level="2"><text:bookmark-start text:name="__RefHeading___Toc3029_280651245"/>Principled Hair BSDF<text:bookmark-end text:name="__RefHeading___Toc3029_280651245"/></text:h>
      <text:p text:style-name="P17">Cycles Only</text:p>
      <text:p text:style-name="Text_20_body">The Principled Hair BSDF is a physically-based, easy-to-use shader for rendering hair and fur.</text:p>
      <text:h text:style-name="Heading_20_3" text:outline-level="3"><text:bookmark-start text:name="__RefHeading___Toc3552_2642346136"/>Properties<text:bookmark-end text:name="__RefHeading___Toc3552_2642346136"/></text:h>
      <text:h text:style-name="Heading_20_4" text:outline-level="4"><text:bookmark-start text:name="__RefHeading___Toc3554_2642346136"/>Scattering Mode<text:bookmark-end text:name="__RefHeading___Toc3554_2642346136"/></text:h>
      <text:h text:style-name="Heading_20_5" text:outline-level="5"><draw:frame draw:style-name="fr3" draw:name="Bild5" text:anchor-type="paragraph" svg:y="-0.0819in" svg:width="3.6299in" svg:height="2.4134in" draw:z-index="35"><draw:image xlink:href="Pictures/10000001000002D6000001E31476E6CB25A8A027.png" xlink:type="simple" xlink:show="embed" xlink:actuate="onLoad" draw:mime-type="image/png"/></draw:frame><text:bookmark-start text:name="__RefHeading___Toc3556_2642346136"/>Chiang Model<text:span text:style-name="T32"> versus Huang Model</text:span><text:bookmark-end text:name="__RefHeading___Toc3556_2642346136"/></text:h>
      <text:p text:style-name="P41">There are two scattering models available. Chiang and Huang. Chiang is the older model, with a less accurate result. Huang the newer model. The <text:s/>available options differs from model to model.</text:p>
      <text:p text:style-name="P41"><draw:frame draw:style-name="fr5" draw:name="Bild6" text:anchor-type="char" svg:y="0.1535in" svg:width="2in" svg:height="0.7598in" draw:z-index="36"><draw:image xlink:href="Pictures/100000010000012C000000721D70851238562404.png" xlink:type="simple" xlink:show="embed" xlink:actuate="onLoad" draw:mime-type="image/png"/></draw:frame></text:p>
      <text:p text:style-name="P41"/>
      <text:p text:style-name="P41"/>
      <text:p text:style-name="P41"/>
      <text:h text:style-name="Heading_20_4" text:outline-level="4"><draw:frame draw:style-name="fr4" draw:name="Bild50" text:anchor-type="paragraph" svg:y="0.0898in" svg:width="2.028in" svg:height="0.9217in" draw:z-index="15"><draw:image xlink:href="Pictures/10000001000001300000008A2C1D69F2180A2FE6.png" xlink:type="simple" xlink:show="embed" xlink:actuate="onLoad" draw:mime-type="image/png"/></draw:frame><text:bookmark-start text:name="__RefHeading___Toc1829_3995298653"/>Color<text:span text:style-name="T32"> Parametrization</text:span><text:bookmark-end text:name="__RefHeading___Toc1829_3995298653"/></text:h>
      <text:p text:style-name="Text_20_body">The shader provides three different ways, o<text:span text:style-name="T32">r </text:span>parametrizations, to color the hair strands.<text:span text:style-name="T16"> Direct coloring, Melanin concentration and Absorption coefficient. They have some different settings and inputs</text:span><text:span text:style-name="T37">.</text:span></text:p>
      <text:h text:style-name="P76" text:outline-level="3"><text:bookmark-start text:name="__RefHeading___Toc3558_2642346136"/>Inputs<text:bookmark-end text:name="__RefHeading___Toc3558_2642346136"/></text:h>
      <text:p text:style-name="P38"/>
      <text:h text:style-name="Heading_20_4" text:outline-level="4"><draw:frame draw:style-name="fr4" draw:name="Bild9" text:anchor-type="paragraph" svg:y="0.0898in" svg:width="2.4016in" svg:height="3.7445in" draw:z-index="37"><draw:image xlink:href="Pictures/1000000100000168000002320E10A7D7703A43AA.png" xlink:type="simple" xlink:show="embed" xlink:actuate="onLoad" draw:mime-type="image/png"/></draw:frame><text:bookmark-start text:name="__RefHeading___Toc1835_3995298653"/><text:soft-page-break/><text:span text:style-name="T33">Huang - </text:span>Absorption coefficient<text:bookmark-end text:name="__RefHeading___Toc1835_3995298653"/></text:h>
      <text:p text:style-name="Text_20_body">Specifies the attenuation coefficient sa, as applied by the Beer-Lambert law. This mode is intended mainly for technical users who want to use coefficients from the literature without any sort of conversion.</text:p>
      <text:h text:style-name="Heading_20_5" text:outline-level="5"><text:bookmark-start text:name="__RefHeading___Toc3560_2642346136"/>Absorption Coefficient<text:bookmark-end text:name="__RefHeading___Toc3560_2642346136"/></text:h>
      <text:p text:style-name="Text_20_body">Specifies the light absorption per unit length as the light passes through the value. A higher value leads to a darker color.<text:span text:style-name="T34"> The absorption coefficient is a vector 3.</text:span></text:p>
      <text:h text:style-name="Heading_20_5" text:outline-level="5"><text:bookmark-start text:name="__RefHeading___Toc3562_2642346136"/>Aspect Ratio<text:bookmark-end text:name="__RefHeading___Toc3562_2642346136"/></text:h>
      <text:p text:style-name="P42">For elliptical hair cross-section the aspect ratio is the ratio of the minor axis to the major axis. The major axis is alighed with the curve normal.</text:p>
      <text:p text:style-name="P42">Recommended values are 0.8 to 1 for asian hair, 0.654 to 0.9 for caucasian hair and 0.5 to 0.65 for african hair. Set it to 1 for a circular cross section.</text:p>
      <text:h text:style-name="Heading_20_5" text:outline-level="5"><text:bookmark-start text:name="__RefHeading___Toc3564_2642346136"/>Roughness<text:bookmark-end text:name="__RefHeading___Toc3564_2642346136"/></text:h>
      <text:p text:style-name="P46">The hair roughness. A lower value leads to a metallic look.</text:p>
      <text:h text:style-name="Heading_20_5" text:outline-level="5"><text:bookmark-start text:name="__RefHeading___Toc3566_2642346136"/>IOR<text:bookmark-end text:name="__RefHeading___Toc3566_2642346136"/></text:h>
      <text:p text:style-name="P46">Refraction coefficient. The default value of 1.550 is the refraction coefficient of melanin.</text:p>
      <text:h text:style-name="Heading_20_5" text:outline-level="5"><text:bookmark-start text:name="__RefHeading___Toc3568_2642346136"/>Offset<text:bookmark-end text:name="__RefHeading___Toc3568_2642346136"/></text:h>
      <text:p text:style-name="P46">The tilt angle of the cuticle scales. That'st the outermost part of the hair. They are always tilted towards the hair root. Human hair has a value between 2 and 4.</text:p>
      <text:h text:style-name="Heading_20_5" text:outline-level="5"><text:bookmark-start text:name="__RefHeading___Toc3570_2642346136"/>Random Roughness<text:bookmark-end text:name="__RefHeading___Toc3570_2642346136"/></text:h>
      <text:p text:style-name="P46">Adds a random roughness to each strand.</text:p>
      <text:h text:style-name="Heading_20_5" text:outline-level="5"><text:bookmark-start text:name="__RefHeading___Toc3572_2642346136"/>Random<text:bookmark-end text:name="__RefHeading___Toc3572_2642346136"/></text:h>
      <text:p text:style-name="P46">Add a random input value.</text:p>
      <text:h text:style-name="Heading_20_5" text:outline-level="5"><text:bookmark-start text:name="__RefHeading___Toc3574_2642346136"/>Reflection<text:bookmark-end text:name="__RefHeading___Toc3574_2642346136"/></text:h>
      <text:p text:style-name="P46">Optional factor for modulating the first light bounce off the hair surface. The color of this component is always white. Keep it 1.0 for physical correctness.</text:p>
      <text:h text:style-name="Heading_20_5" text:outline-level="5"><text:bookmark-start text:name="__RefHeading___Toc3576_2642346136"/>Transmission<text:bookmark-end text:name="__RefHeading___Toc3576_2642346136"/></text:h>
      <text:p text:style-name="P46">Optional factor for modulating the transmission component. The color of this component is always white. Keep it 1.0 for physical correctness.</text:p>
      <text:h text:style-name="Heading_20_5" text:outline-level="5"><text:bookmark-start text:name="__RefHeading___Toc3578_2642346136"/>Secondary Reflection<text:bookmark-end text:name="__RefHeading___Toc3578_2642346136"/></text:h>
      <text:p text:style-name="Text_20_body">Optional factor for modulating the component which is transmitted into the hair, reflected off the backside of the hair and then transmitted out of the hair. This component is oriented approximately around the incoming direction, and picks up the color of the pigment inside the hair. Keep this 1.0 for physical correctness<text:span text:style-name="T35">.</text:span></text:p>
      <text:h text:style-name="Heading_20_4" text:outline-level="4"><draw:frame draw:style-name="fr4" draw:name="Bild8" text:anchor-type="paragraph" svg:y="0.0898in" svg:width="2.3346in" svg:height="3.6929in" draw:z-index="38"><draw:image xlink:href="Pictures/100000010000015E0000022AE9A6E3AFF70B09F2.png" xlink:type="simple" xlink:show="embed" xlink:actuate="onLoad" draw:mime-type="image/png"/></draw:frame><text:bookmark-start text:name="__RefHeading___Toc1833_3995298653"/><text:soft-page-break/><text:span text:style-name="T33">Huang - </text:span>Melanin concentration<text:bookmark-end text:name="__RefHeading___Toc1833_3995298653"/></text:h>
      <text:p text:style-name="Text_20_body">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Text_20_body">White (Melanin 0),<text:span text:style-name="T17"> </text:span>Blonde (Melanin 0.25)<text:span text:style-name="T17">, </text:span>Reddish (Melanin 0.5)<text:span text:style-name="T17">, </text:span>Brown (Melanin 0.75)<text:span text:style-name="T17">, </text:span>Black (Melanin 1)</text:p>
      <text:p text:style-name="Text_20_body">Additionally, the Tint inputs allows to dye the hair with the desired color.</text:p>
      <text:h text:style-name="Heading_20_5" text:outline-level="5"><text:bookmark-start text:name="__RefHeading___Toc1843_39952986531"/>Melanin<text:bookmark-end text:name="__RefHeading___Toc1843_39952986531"/></text:h>
      <text:p text:style-name="P48">Absolute quantity of pigment. Range [0,1] equivalent to [0%,100%].</text:p>
      <text:p text:style-name="P48">Hint<text:span text:style-name="T17">. </text:span>This is a linear mapping to the underlying exponential function:<text:span text:style-name="T17"> </text:span>melanin_qty=-ln(max(1.0-Melanin,0.0001))</text:p>
      <text:h text:style-name="Heading_20_5" text:outline-level="5"><text:bookmark-start text:name="__RefHeading___Toc1845_39952986531"/>Melanin Redness<text:bookmark-end text:name="__RefHeading___Toc1845_39952986531"/></text:h>
      <text:p text:style-name="P48">Ratio of pheomelanin to eumelanin. Range [0,1] equivalent to [0%,100%].</text:p>
      <text:p text:style-name="P48">Hint<text:span text:style-name="T17">. </text:span>The ratio formula is: eumelanin=Melanin*(1.0-MelaninRedness), pheomelanin=Melanin*MelaninRedness.</text:p>
      <text:p text:style-name="P48">The resulting quantities are converted (after randomization, if specified) to absorption concentration via the following formula (section 6.1 of [EFHLA11], adjusted for the range [0,1]):<text:span text:style-name="T17"> </text:span>sa=eumelanin*???0.5060.8411.653???+pheomelanin*???0.3430.7331.924???</text:p>
      <text:h text:style-name="Heading_20_5" text:outline-level="5"><text:bookmark-start text:name="__RefHeading___Toc1847_39952986531"/>Tint<text:bookmark-end text:name="__RefHeading___Toc1847_39952986531"/></text:h>
      <text:p text:style-name="P48">Color used for dyeing the hair after applying the melanin pigment. It is not subject to randomization. It can be disabled by setting the color to white.</text:p>
      <text:p text:style-name="P48">Hint<text:span text:style-name="T17">. </text:span>This is converted via the Color mapping above and added to the absorption coefficient of the melanin concentration.</text:p>
      <text:h text:style-name="Heading_20_5" text:outline-level="5"><text:bookmark-start text:name="__RefHeading___Toc3580_2642346136"/>IOR<text:bookmark-end text:name="__RefHeading___Toc3580_2642346136"/></text:h>
      <text:p text:style-name="P46">Refraction coefficient. The default value of 1.550 is the refraction coefficient of melanin.</text:p>
      <text:h text:style-name="Heading_20_5" text:outline-level="5"><text:bookmark-start text:name="__RefHeading___Toc3582_2642346136"/>Offset<text:bookmark-end text:name="__RefHeading___Toc3582_2642346136"/></text:h>
      <text:p text:style-name="P46">The tilt angle of the cuticle scales. That'st the outermost part of the hair. They are always tilted towards the hair root. Human hair has a value between 2 and 4.</text:p>
      <text:h text:style-name="Heading_20_5" text:outline-level="5"><text:bookmark-start text:name="__RefHeading___Toc1861_39952986532"/>Random Color<text:bookmark-end text:name="__RefHeading___Toc1861_39952986532"/></text:h>
      <text:p text:style-name="P45">For each strand, vary the melanin concentration by RandomFactor. Range [0,1] equivalent to [0%,100%] of the initial melanin concentration.</text:p>
      <text:p text:style-name="P45">Hint<text:span text:style-name="T17">. </text:span>The melanin concentration is multiplied by randomFactor, where randomFactor=1.0+2.0*(Random-0.5)*RandomColor.</text:p>
      <text:h text:style-name="Heading_20_5" text:outline-level="5"><text:bookmark-start text:name="__RefHeading___Toc3584_2642346136"/><text:soft-page-break/>Random Roughness<text:bookmark-end text:name="__RefHeading___Toc3584_2642346136"/></text:h>
      <text:p text:style-name="P46">Adds a random roughness to each strand.</text:p>
      <text:h text:style-name="Heading_20_5" text:outline-level="5"><text:bookmark-start text:name="__RefHeading___Toc3586_2642346136"/>Reflection<text:bookmark-end text:name="__RefHeading___Toc3586_2642346136"/></text:h>
      <text:p text:style-name="P46">Optional factor for modulating the first light bounce off the hair surface. The color of this component is always white. Keep it 1.0 for physical correctness.</text:p>
      <text:h text:style-name="Heading_20_5" text:outline-level="5"><text:bookmark-start text:name="__RefHeading___Toc3588_2642346136"/>Transmission<text:bookmark-end text:name="__RefHeading___Toc3588_2642346136"/></text:h>
      <text:p text:style-name="P46">Optional factor for modulating the transmission component. The color of this component is always white. Keep it 1.0 for physical correctness.</text:p>
      <text:h text:style-name="Heading_20_5" text:outline-level="5"><text:bookmark-start text:name="__RefHeading___Toc3590_2642346136"/>Secondary Reflection<text:bookmark-end text:name="__RefHeading___Toc3590_2642346136"/></text:h>
      <text:p text:style-name="P48">Optional factor for modulating the component which is transmitted into the hair, reflected off the backside of the hair and then transmitted out of the hair. This component is oriented approximately around the incoming direction, and picks up the color of the pigment inside the hair. Keep this 1.0 for physical correctness<text:span text:style-name="T35">.</text:span></text:p>
      <text:p text:style-name="P8"/>
      <text:h text:style-name="Heading_20_4" text:outline-level="4"><draw:frame draw:style-name="fr4" draw:name="Bild7" text:anchor-type="paragraph" svg:y="0.0898in" svg:width="2.3583in" svg:height="3.2126in" draw:z-index="39"><draw:image xlink:href="Pictures/1000000100000162000001E22CF1FAEF3BBC7988.png" xlink:type="simple" xlink:show="embed" xlink:actuate="onLoad" draw:mime-type="image/png"/></draw:frame><text:bookmark-start text:name="__RefHeading___Toc3592_2642346136"/>Huang - Direct Coloring<text:bookmark-end text:name="__RefHeading___Toc3592_2642346136"/></text:h>
      <text:p text:style-name="P9">Choose the desired RGB color and the shader will approximate the necessary absorption coefficient (below).</text:p>
      <text:h text:style-name="Heading_20_5" text:outline-level="5"><text:bookmark-start text:name="__RefHeading___Toc3594_2642346136"/>Aspect Ratio<text:bookmark-end text:name="__RefHeading___Toc3594_2642346136"/></text:h>
      <text:p text:style-name="P43">For elliptical hair cross-section the aspect ratio is the ratio of the minor axis to the major axis. The major axis is alighed with the curve normal.</text:p>
      <text:p text:style-name="P43">Recommended values are 0.8 to 1 for asian hair, 0.654 to 0.9 for caucasian hair and 0.5 to 0.65 for african hair. Set it to 1 for a circular cross section.</text:p>
      <text:h text:style-name="Heading_20_5" text:outline-level="5"><text:bookmark-start text:name="__RefHeading___Toc3596_2642346136"/>Roughness<text:bookmark-end text:name="__RefHeading___Toc3596_2642346136"/></text:h>
      <text:p text:style-name="P46">The hair roughness. A lower value leads to a metallic look.</text:p>
      <text:h text:style-name="Heading_20_5" text:outline-level="5"><text:bookmark-start text:name="__RefHeading___Toc3598_2642346136"/>IOR<text:bookmark-end text:name="__RefHeading___Toc3598_2642346136"/></text:h>
      <text:p text:style-name="P46">Refraction coefficient. The default value of 1.550 is the refraction coefficient of melanin.</text:p>
      <text:h text:style-name="Heading_20_5" text:outline-level="5"><text:bookmark-start text:name="__RefHeading___Toc3600_2642346136"/>Offset<text:bookmark-end text:name="__RefHeading___Toc3600_2642346136"/></text:h>
      <text:p text:style-name="P46">The tilt angle of the cuticle scales. That'st the outermost part of the hair. They are always tilted towards the hair root. Human hair has a value between 2 and 4.</text:p>
      <text:h text:style-name="Heading_20_5" text:outline-level="5"><text:bookmark-start text:name="__RefHeading___Toc3602_2642346136"/>Random Roughness<text:bookmark-end text:name="__RefHeading___Toc3602_2642346136"/></text:h>
      <text:p text:style-name="P46">Adds a random roughness to each strand.</text:p>
      <text:p text:style-name="P8"/>
      <text:h text:style-name="Heading_20_5" text:outline-level="5"><text:bookmark-start text:name="__RefHeading___Toc3604_2642346136"/>Reflection<text:bookmark-end text:name="__RefHeading___Toc3604_2642346136"/></text:h>
      <text:p text:style-name="P46">Optional factor for modulating the first light bounce off the hair surface. The color of this component is always white. Keep it 1.0 for physical correctness.</text:p>
      <text:h text:style-name="Heading_20_5" text:outline-level="5"><text:bookmark-start text:name="__RefHeading___Toc3606_2642346136"/><text:soft-page-break/>Transmission<text:bookmark-end text:name="__RefHeading___Toc3606_2642346136"/></text:h>
      <text:p text:style-name="P46">Optional factor for modulating the transmission component. The color of this component is always white. Keep it 1.0 for physical correctness.</text:p>
      <text:p text:style-name="P46"/>
      <text:p text:style-name="P46"/>
      <text:h text:style-name="Heading_20_5" text:outline-level="5"><text:bookmark-start text:name="__RefHeading___Toc3608_2642346136"/>Secondary Reflection<text:bookmark-end text:name="__RefHeading___Toc3608_2642346136"/></text:h>
      <text:p text:style-name="P10">Optional factor for modulating the component which is transmitted into the hair, reflected off the backside of the hair and then transmitted out of the hair. This component is oriented approximately around the incoming direction, and picks up the color of the pigment inside the hair. Keep this 1.0 for physical correctness<text:span text:style-name="T35">.</text:span></text:p>
      <text:p text:style-name="P40"/>
      <text:h text:style-name="Heading_20_4" text:outline-level="4"><draw:frame draw:style-name="fr4" draw:name="Bild10" text:anchor-type="paragraph" svg:y="0.0898in" svg:width="2.3661in" svg:height="3.2917in" draw:z-index="40"><draw:image xlink:href="Pictures/1000000100000163000001EEEBE6F1F7E02BEFEF.png" xlink:type="simple" xlink:show="embed" xlink:actuate="onLoad" draw:mime-type="image/png"/></draw:frame><text:bookmark-start text:name="__RefHeading___Toc1835_39952986531"/><text:span text:style-name="T33">Chiang - </text:span>Absorption coefficient<text:bookmark-end text:name="__RefHeading___Toc1835_39952986531"/></text:h>
      <text:p text:style-name="P39">Specifies the attenuation coefficient sa, as applied by the Beer-Lambert law. This mode is intended mainly for technical users who want to use coefficients from the literature without any sort of conversion.</text:p>
      <text:h text:style-name="Heading_20_5" text:outline-level="5"><text:bookmark-start text:name="__RefHeading___Toc3610_2642346136"/>Absorption Coefficient<text:bookmark-end text:name="__RefHeading___Toc3610_2642346136"/></text:h>
      <text:p text:style-name="P45">Specifies the light absorption per unit length as the light passes through the value. A higher value leads to a darker color.<text:span text:style-name="T34"> The absorption coefficient is a vector 3.</text:span></text:p>
      <text:h text:style-name="Heading_20_5" text:outline-level="5"><text:bookmark-start text:name="__RefHeading___Toc3612_2642346136"/>Roughness<text:bookmark-end text:name="__RefHeading___Toc3612_2642346136"/></text:h>
      <text:p text:style-name="P47">The hair roughness. A lower value leads to a metallic look.</text:p>
      <text:h text:style-name="Heading_20_5" text:outline-level="5"><text:bookmark-start text:name="__RefHeading___Toc1853_39952986531"/>Radial Roughness<text:bookmark-end text:name="__RefHeading___Toc1853_39952986531"/></text:h>
      <text:p text:style-name="P44">Specify how much the glints are smoothed in the direction of the hair tangent. Too low values will concentrate the glint; while setting it too high will spread the light across the width of the strand.</text:p>
      <text:p text:style-name="P44"><text:span text:style-name="T36">Hint</text:span><text:span text:style-name="T17">. </text:span><text:span text:style-name="T36">Mathematically, this parameter is mapped to the logistic distribution’s scale factor s (section 4.1 of [CBTB16]).</text:span></text:p>
      <text:h text:style-name="Heading_20_5" text:outline-level="5"><text:bookmark-start text:name="__RefHeading___Toc3614_2642346136"/>Coat<text:bookmark-end text:name="__RefHeading___Toc3614_2642346136"/></text:h>
      <text:p text:style-name="P52"/>
      <text:p text:style-name="P39">Simulate a shiny coat by reducing the roughness to the given factor only for the first light bounce (diffuse). Range [0, 1] is equivalent to a reduction of [0%, 100%] of the original roughness.")</text:p>
      <text:h text:style-name="Heading_20_5" text:outline-level="5"><text:bookmark-start text:name="__RefHeading___Toc3616_2642346136"/>IOR<text:bookmark-end text:name="__RefHeading___Toc3616_2642346136"/></text:h>
      <text:p text:style-name="P47">Refraction coefficient. The default value of 1.550 is the refraction coefficient of melanin.</text:p>
      <text:h text:style-name="Heading_20_5" text:outline-level="5"><text:bookmark-start text:name="__RefHeading___Toc3618_2642346136"/>Offset<text:bookmark-end text:name="__RefHeading___Toc3618_2642346136"/></text:h>
      <text:p text:style-name="P47">The tilt angle of the cuticle scales. That'st the outermost part of the hair. They are always tilted towards the hair root. Human hair has a value between 2 and 4.</text:p>
      <text:h text:style-name="Heading_20_5" text:outline-level="5"><text:bookmark-start text:name="__RefHeading___Toc3620_2642346136"/><text:soft-page-break/>Random Roughness<text:bookmark-end text:name="__RefHeading___Toc3620_2642346136"/></text:h>
      <text:p text:style-name="P47">Adds a random roughness to each strand.</text:p>
      <text:h text:style-name="Heading_20_5" text:outline-level="5"><text:bookmark-start text:name="__RefHeading___Toc3622_2642346136"/>Random<text:bookmark-end text:name="__RefHeading___Toc3622_2642346136"/></text:h>
      <text:p text:style-name="P49">Add a random value.</text:p>
      <text:p text:style-name="P49"/>
      <text:p text:style-name="P49"/>
      <text:p text:style-name="P49"/>
      <text:p text:style-name="P49"/>
      <text:h text:style-name="Heading_20_4" text:outline-level="4"><draw:frame draw:style-name="fr4" draw:name="Bild11" text:anchor-type="paragraph" svg:y="0.0898in" svg:width="2.3862in" svg:height="3.4252in" draw:z-index="41"><draw:image xlink:href="Pictures/100000010000016600000202811DDFF611B95C6F.png" xlink:type="simple" xlink:show="embed" xlink:actuate="onLoad" draw:mime-type="image/png"/></draw:frame><text:bookmark-start text:name="__RefHeading___Toc1833_39952986531"/><text:span text:style-name="T33">Chiang - </text:span>Melanin concentration<text:bookmark-end text:name="__RefHeading___Toc1833_39952986531"/></text:h>
      <text:p text:style-name="P39">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P39">White (Melanin 0),<text:span text:style-name="T17"> </text:span>Blonde (Melanin 0.25)<text:span text:style-name="T17">, </text:span>Reddish (Melanin 0.5)<text:span text:style-name="T17">, </text:span>Brown (Melanin 0.75)<text:span text:style-name="T17">, </text:span>Black (Melanin 1)</text:p>
      <text:p text:style-name="P39">Additionally, the Tint inputs allows to dye the hair with the desired color.</text:p>
      <text:h text:style-name="Heading_20_5" text:outline-level="5"><text:bookmark-start text:name="__RefHeading___Toc1843_399529865311"/>Melanin<text:bookmark-end text:name="__RefHeading___Toc1843_399529865311"/></text:h>
      <text:p text:style-name="P45">Absolute quantity of pigment. Range [0,1] equivalent to [0%,100%].</text:p>
      <text:p text:style-name="P45">Hint<text:span text:style-name="T17">. </text:span>This is a linear mapping to the underlying exponential function:<text:span text:style-name="T17"> </text:span>melanin_qty=-ln(max(1.0-Melanin,0.0001))</text:p>
      <text:h text:style-name="Heading_20_5" text:outline-level="5"><text:bookmark-start text:name="__RefHeading___Toc1845_399529865311"/>Melanin Redness<text:bookmark-end text:name="__RefHeading___Toc1845_399529865311"/></text:h>
      <text:p text:style-name="P45">Ratio of pheomelanin to eumelanin. Range [0,1] equivalent to [0%,100%].</text:p>
      <text:p text:style-name="P45">Hint<text:span text:style-name="T17">. </text:span>The ratio formula is: eumelanin=Melanin*(1.0-MelaninRedness), pheomelanin=Melanin*MelaninRedness.</text:p>
      <text:p text:style-name="P45">The resulting quantities are converted (after randomization, if specified) to absorption concentration via the following formula (section 6.1 of [EFHLA11], adjusted for the range [0,1]):<text:span text:style-name="T17"> </text:span>sa=eumelanin*???0.5060.8411.653???+pheomelanin*???0.3430.7331.924???</text:p>
      <text:h text:style-name="Heading_20_5" text:outline-level="5"><text:bookmark-start text:name="__RefHeading___Toc1847_399529865311"/>Tint<text:bookmark-end text:name="__RefHeading___Toc1847_399529865311"/></text:h>
      <text:p text:style-name="P45">Color used for dyeing the hair after applying the melanin pigment. It is not subject to randomization. It can be disabled by setting the color to white.</text:p>
      <text:p text:style-name="P45">Hint<text:span text:style-name="T17">. </text:span>This is converted via the Color mapping above and added to the absorption coefficient of the melanin concentration.</text:p>
      <text:h text:style-name="Heading_20_5" text:outline-level="5"><text:bookmark-start text:name="__RefHeading___Toc3624_2642346136"/><text:soft-page-break/>Roughness<text:bookmark-end text:name="__RefHeading___Toc3624_2642346136"/></text:h>
      <text:p text:style-name="P47">The hair roughness. A lower value leads to a metallic look.</text:p>
      <text:h text:style-name="Heading_20_5" text:outline-level="5"><text:bookmark-start text:name="__RefHeading___Toc1853_3995298653"/>Radial Roughness<text:bookmark-end text:name="__RefHeading___Toc1853_3995298653"/></text:h>
      <text:p text:style-name="P44">Specify how much the glints are smoothed in the direction of the hair tangent. Too low values will concentrate the glint; while setting it too high will spread the light across the width of the strand.</text:p>
      <text:p text:style-name="P44"><text:span text:style-name="T36">Hint</text:span><text:span text:style-name="T17">. </text:span><text:span text:style-name="T36">Mathematically, this parameter is mapped to the logistic distribution’s scale factor s (section 4.1 of [CBTB16]).</text:span></text:p>
      <text:h text:style-name="Heading_20_5" text:outline-level="5"><text:bookmark-start text:name="__RefHeading___Toc3626_2642346136"/>Coat<text:bookmark-end text:name="__RefHeading___Toc3626_2642346136"/></text:h>
      <text:p text:style-name="P53"/>
      <text:p text:style-name="P45">Simulate a shiny coat by reducing the roughness to the given factor only for the first light bounce (diffuse). Range [0, 1] is equivalent to a reduction of [0%, 100%] of the original roughness.")</text:p>
      <text:h text:style-name="Heading_20_5" text:outline-level="5"><text:bookmark-start text:name="__RefHeading___Toc3628_2642346136"/>IOR<text:bookmark-end text:name="__RefHeading___Toc3628_2642346136"/></text:h>
      <text:p text:style-name="P47">Refraction coefficient. The default value of 1.550 is the refraction coefficient of melanin.</text:p>
      <text:h text:style-name="Heading_20_5" text:outline-level="5"><text:bookmark-start text:name="__RefHeading___Toc3630_2642346136"/>Offset<text:bookmark-end text:name="__RefHeading___Toc3630_2642346136"/></text:h>
      <text:p text:style-name="P47">The tilt angle of the cuticle scales. That'st the outermost part of the hair. They are always tilted towards the hair root. Human hair has a value between 2 and 4.</text:p>
      <text:h text:style-name="Heading_20_5" text:outline-level="5"><text:bookmark-start text:name="__RefHeading___Toc1861_39952986531"/>Random Color<text:bookmark-end text:name="__RefHeading___Toc1861_39952986531"/></text:h>
      <text:p text:style-name="P45">For each strand, vary the melanin concentration by RandomFactor. Range [0,1] equivalent to [0%,100%] of the initial melanin concentration.</text:p>
      <text:p text:style-name="P45">Hint<text:span text:style-name="T17">. </text:span>The melanin concentration is multiplied by randomFactor, where randomFactor=1.0+2.0*(Random-0.5)*RandomColor.</text:p>
      <text:h text:style-name="Heading_20_5" text:outline-level="5"><text:bookmark-start text:name="__RefHeading___Toc3632_2642346136"/>Random Roughness<text:bookmark-end text:name="__RefHeading___Toc3632_2642346136"/></text:h>
      <text:p text:style-name="P47">Adds a random roughness to each strand.</text:p>
      <text:p text:style-name="P8"/>
      <text:h text:style-name="Heading_20_4" text:outline-level="4"><draw:frame draw:style-name="fr4" draw:name="Bild12" text:anchor-type="paragraph" svg:y="0.0898in" svg:width="2.3744in" svg:height="2.8346in" draw:z-index="42"><draw:image xlink:href="Pictures/1000000100000164000001A9515FB2801D4A75A3.png" xlink:type="simple" xlink:show="embed" xlink:actuate="onLoad" draw:mime-type="image/png"/></draw:frame><text:bookmark-start text:name="__RefHeading___Toc3634_2642346136"/><text:span text:style-name="T33">Chiang</text:span> - Direct Coloring<text:bookmark-end text:name="__RefHeading___Toc3634_2642346136"/></text:h>
      <text:p text:style-name="P9">Choose the desired RGB color and the shader will approximate the necessary absorption coefficient (below).</text:p>
      <text:h text:style-name="Heading_20_5" text:outline-level="5"><text:bookmark-start text:name="__RefHeading___Toc1841_3995298653"/>Color<text:bookmark-end text:name="__RefHeading___Toc1841_3995298653"/></text:h>
      <text:p text:style-name="P45">The RGB color of the strand. Only used in Direct coloring.</text:p>
      <text:p text:style-name="P45">Hint<text:span text:style-name="T16">. </text:span>The chosen color is converted to an absorption coefficient with the following formula (section 4.2 of [CBTB16]):</text:p>
      <text:p text:style-name="P45">sa=ln(Color)(5.969-0.215ßN+2.532ß2N-10.73ß3N+5.574ß4N+0.245ß5N)2</text:p>
      <text:p text:style-name="P11">where ßN is the radial roughness of the hair after applying randomization (if specified).</text:p>
      <text:h text:style-name="Heading_20_5" text:outline-level="5"><text:bookmark-start text:name="__RefHeading___Toc3636_2642346136"/><text:soft-page-break/>Roughness<text:bookmark-end text:name="__RefHeading___Toc3636_2642346136"/></text:h>
      <text:p text:style-name="P47">The hair roughness. A lower value leads to a metallic look.</text:p>
      <text:h text:style-name="Heading_20_5" text:outline-level="5"><text:bookmark-start text:name="__RefHeading___Toc3638_2642346136"/>Radial Roughness<text:bookmark-end text:name="__RefHeading___Toc3638_2642346136"/></text:h>
      <text:p text:style-name="P49">Add an extra radial roughness.</text:p>
      <text:h text:style-name="Heading_20_5" text:outline-level="5"><text:bookmark-start text:name="__RefHeading___Toc1855_3995298653"/>Coat<text:bookmark-end text:name="__RefHeading___Toc1855_3995298653"/></text:h>
      <text:p text:style-name="P45">Simulate a shiny coat of fur, by reducing the Roughness to the given factor only for the first light bounce (diffuse). Range [0,1] equivalent to a reduction of [0%,100%] of the original Roughness.</text:p>
      <text:h text:style-name="Heading_20_5" text:outline-level="5"><text:bookmark-start text:name="__RefHeading___Toc1857_3995298653"/>IOR<text:bookmark-end text:name="__RefHeading___Toc1857_3995298653"/></text:h>
      <text:p text:style-name="P45">Index of refraction (IOR) defining how much the ray changes direction. At 1.0 rays pass straight through like in a transparent material; higher values give more refraction. Default value is 1.55.</text:p>
      <text:h text:style-name="Heading_20_5" text:outline-level="5"><text:bookmark-start text:name="__RefHeading___Toc1859_3995298653"/>Offset<text:bookmark-end text:name="__RefHeading___Toc1859_3995298653"/></text:h>
      <text:p text:style-name="P11">Tilts the glint of the hair by increasing the angle of the scales of the hair’s cuticle with respect to the hair shaft. Human hair usually has low values.</text:p>
      <text:p text:style-name="P8"/>
      <text:h text:style-name="Heading_20_5" text:outline-level="5"><text:bookmark-start text:name="__RefHeading___Toc1863_3995298653"/>Random Roughness<text:bookmark-end text:name="__RefHeading___Toc1863_3995298653"/></text:h>
      <text:p text:style-name="P11">For each strand, vary both Roughness values by RandomFactor. Range [0,1] equivalent to [0%,100%] of the initial roughness values.</text:p>
      <text:p text:style-name="P45"><text:span text:style-name="T38">Hint</text:span><text:span text:style-name="T17">. </text:span><text:span text:style-name="T38">The applied formula is the same one as for Random Color.</text:span></text:p>
      <text:h text:style-name="Heading_20_3" text:outline-level="3"><text:bookmark-start text:name="__RefHeading___Toc1871_3995298653"/>Outputs<text:bookmark-end text:name="__RefHeading___Toc1871_3995298653"/></text:h>
      <text:h text:style-name="Heading_20_4" text:outline-level="4"><text:bookmark-start text:name="__RefHeading___Toc1873_3995298653"/>BSDF<text:bookmark-end text:name="__RefHeading___Toc1873_3995298653"/></text:h>
      <text:p text:style-name="Text_20_body">Standard shader output.</text:p>
      <text:p text:style-name="P3"/>
      <text:p text:style-name="P7"/>
      <text:h text:style-name="Heading_20_2" text:outline-level="2"><draw:frame draw:style-name="fr3" draw:name="Bild51" text:anchor-type="paragraph" svg:y="0.0189in" svg:width="1.6339in" svg:height="2.0591in" draw:z-index="16"><draw:image xlink:href="Pictures/10000001000000F50000013569A5309F2AB94C51.png" xlink:type="simple" xlink:show="embed" xlink:actuate="onLoad" draw:mime-type="image/png"/></draw:frame><text:bookmark-start text:name="__RefHeading___Toc3031_280651245"/>Principled Volume<text:bookmark-end text:name="__RefHeading___Toc3031_280651245"/></text:h>
      <text:p text:style-name="Text_20_body">The Principled Volume shader combines all volume shading components into a single easy to use node. Volumes like smoke and fire can be rendered with a single shader node, which includes scattering, absorption and blackbody emission.</text:p>
      <text:h text:style-name="Heading_20_3" text:outline-level="3"><text:bookmark-start text:name="__RefHeading___Toc1875_3995298653"/>Inputs<text:bookmark-end text:name="__RefHeading___Toc1875_3995298653"/></text:h>
      <text:h text:style-name="Heading_20_4" text:outline-level="4"><text:bookmark-start text:name="__RefHeading___Toc1877_3995298653"/>Color<text:bookmark-end text:name="__RefHeading___Toc1877_3995298653"/></text:h>
      <text:p text:style-name="Text_20_body">Volume scattering color.</text:p>
      <text:h text:style-name="Heading_20_4" text:outline-level="4"><text:bookmark-start text:name="__RefHeading___Toc1879_3995298653"/>Color Attribute<text:bookmark-end text:name="__RefHeading___Toc1879_3995298653"/></text:h>
      <text:p text:style-name="Text_20_body">Volume grid for coloring the volume. Use “color” for smoke simulations.</text:p>
      <text:h text:style-name="Heading_20_4" text:outline-level="4"><text:bookmark-start text:name="__RefHeading___Toc1881_3995298653"/><text:soft-page-break/>Density<text:bookmark-end text:name="__RefHeading___Toc1881_3995298653"/></text:h>
      <text:p text:style-name="Text_20_body">Density of the volume.</text:p>
      <text:h text:style-name="Heading_20_4" text:outline-level="4"><text:bookmark-start text:name="__RefHeading___Toc1883_3995298653"/>Density Attribute<text:bookmark-end text:name="__RefHeading___Toc1883_3995298653"/></text:h>
      <text:p text:style-name="Text_20_body">Volume grid to define the density, typically “density”.</text:p>
      <text:h text:style-name="Heading_20_4" text:outline-level="4"><text:bookmark-start text:name="__RefHeading___Toc1885_3995298653"/>Anisotropy<text:bookmark-end text:name="__RefHeading___Toc1885_3995298653"/></text:h>
      <text:p text:style-name="Text_20_body">Backward or forward scattering direction.</text:p>
      <text:h text:style-name="Heading_20_4" text:outline-level="4"><text:bookmark-start text:name="__RefHeading___Toc1887_3995298653"/>Absorption Color<text:bookmark-end text:name="__RefHeading___Toc1887_3995298653"/></text:h>
      <text:p text:style-name="Text_20_body">Volume shadow color tint.</text:p>
      <text:h text:style-name="Heading_20_4" text:outline-level="4"><text:bookmark-start text:name="__RefHeading___Toc1889_3995298653"/>Emission Strength<text:bookmark-end text:name="__RefHeading___Toc1889_3995298653"/></text:h>
      <text:p text:style-name="Text_20_body">Amount of light to emit.</text:p>
      <text:h text:style-name="Heading_20_4" text:outline-level="4"><text:bookmark-start text:name="__RefHeading___Toc1891_3995298653"/>Emission Color<text:bookmark-end text:name="__RefHeading___Toc1891_3995298653"/></text:h>
      <text:p text:style-name="Text_20_body">Emission color tint.</text:p>
      <text:h text:style-name="Heading_20_4" text:outline-level="4"><text:bookmark-start text:name="__RefHeading___Toc1893_3995298653"/>Blackbody Intensity<text:bookmark-end text:name="__RefHeading___Toc1893_3995298653"/></text:h>
      <text:p text:style-name="Text_20_body">Blackbody emission for fire. Set to 1 for physically accurate intensity.</text:p>
      <text:h text:style-name="Heading_20_4" text:outline-level="4"><text:bookmark-start text:name="__RefHeading___Toc1895_3995298653"/>Blackbody Tint<text:bookmark-end text:name="__RefHeading___Toc1895_3995298653"/></text:h>
      <text:p text:style-name="Text_20_body">Color tint for blackbody emission.</text:p>
      <text:h text:style-name="Heading_20_4" text:outline-level="4"><text:bookmark-start text:name="__RefHeading___Toc1897_3995298653"/>Temperature<text:bookmark-end text:name="__RefHeading___Toc1897_3995298653"/></text:h>
      <text:p text:style-name="Text_20_body">Temperature in kelvin for blackbody emission, higher values emit more.</text:p>
      <text:h text:style-name="Heading_20_4" text:outline-level="4"><text:bookmark-start text:name="__RefHeading___Toc1899_3995298653"/>Temperature Attribute<text:bookmark-end text:name="__RefHeading___Toc1899_3995298653"/></text:h>
      <text:p text:style-name="Text_20_body">Volume grid to define the temperature, typically “temperature”.</text:p>
      <text:h text:style-name="Heading_20_3" text:outline-level="3"><text:bookmark-start text:name="__RefHeading___Toc1901_3995298653"/>Outputs<text:bookmark-end text:name="__RefHeading___Toc1901_3995298653"/></text:h>
      <text:h text:style-name="Heading_20_4" text:outline-level="4"><text:bookmark-start text:name="__RefHeading___Toc1903_3995298653"/>Volume<text:bookmark-end text:name="__RefHeading___Toc1903_3995298653"/></text:h>
      <text:p text:style-name="Text_20_body">Standard shader output.</text:p>
      <text:p text:style-name="P3"/>
      <text:p text:style-name="P7"/>
      <text:h text:style-name="Heading_20_2" text:outline-level="2"><draw:frame draw:style-name="fr3" draw:name="Bild52" text:anchor-type="paragraph" svg:y="0.0189in" svg:width="1.1339in" svg:height="1.2799in" draw:z-index="17"><draw:image xlink:href="Pictures/10000001000000AA000000C0CDB99480C41E98EC.png" xlink:type="simple" xlink:show="embed" xlink:actuate="onLoad" draw:mime-type="image/png"/></draw:frame><text:bookmark-start text:name="__RefHeading___Toc3033_280651245"/>Refraction BSDF<text:bookmark-end text:name="__RefHeading___Toc3033_280651245"/></text:h>
      <text:p text:style-name="Text_20_body">The Refraction BSDF is used to add glossy refraction with sharp or micro facet distribution, used for materials that transmit light. For best results this node should be considered as a building block and not be used on its own, but rather mixed with a glossy node using a Fresnel factor. Otherwise it will give quite dark results at the edges for glossy <text:soft-page-break/>refraction.</text:p>
      <text:h text:style-name="Heading_20_3" text:outline-level="3"><text:bookmark-start text:name="__RefHeading___Toc1905_3995298653"/>Inputs<text:bookmark-end text:name="__RefHeading___Toc1905_3995298653"/></text:h>
      <text:h text:style-name="Heading_20_4" text:outline-level="4"><text:bookmark-start text:name="__RefHeading___Toc1907_3995298653"/>Color<text:bookmark-end text:name="__RefHeading___Toc1907_3995298653"/></text:h>
      <text:p text:style-name="Text_20_body">Color of the surface, or physically speaking, the probability that light is refracted for each wavelength.</text:p>
      <text:h text:style-name="Heading_20_4" text:outline-level="4"><text:bookmark-start text:name="__RefHeading___Toc1909_3995298653"/>Roughness<text:bookmark-end text:name="__RefHeading___Toc1909_3995298653"/></text:h>
      <text:p text:style-name="Text_20_body">Influences sharpness of the refraction; perfectly sharp at 0.0 and smoother with higher values.</text:p>
      <text:h text:style-name="Heading_20_4" text:outline-level="4"><text:bookmark-start text:name="__RefHeading___Toc1911_3995298653"/>Normal<text:bookmark-end text:name="__RefHeading___Toc1911_3995298653"/></text:h>
      <text:p text:style-name="Text_20_body">Normal used for shading; if nothing is connected the default shading normal is used.</text:p>
      <text:p text:style-name="P3"/>
      <text:h text:style-name="Heading_20_3" text:outline-level="3"><text:bookmark-start text:name="__RefHeading___Toc1913_3995298653"/>Properties<text:bookmark-end text:name="__RefHeading___Toc1913_3995298653"/></text:h>
      <text:h text:style-name="Heading_20_4" text:outline-level="4"><draw:frame draw:style-name="fr3" draw:name="Bild53" text:anchor-type="paragraph" svg:y="0.0189in" svg:width="0.6063in" svg:height="0.4839in" draw:z-index="18"><draw:image xlink:href="Pictures/100000010000005B00000049CE54E4F228CEAB89.png" xlink:type="simple" xlink:show="embed" xlink:actuate="onLoad" draw:mime-type="image/png"/></draw:frame><text:bookmark-start text:name="__RefHeading___Toc1915_3995298653"/>Distribution<text:bookmark-end text:name="__RefHeading___Toc1915_3995298653"/></text:h>
      <text:p text:style-name="Text_20_body">Micro facet distribution to use. Sharp results in perfectly sharp refraction, while Beckmann and GGX can use the Roughness input for blurry refraction.</text:p>
      <text:h text:style-name="Heading_20_3" text:outline-level="3"><text:bookmark-start text:name="__RefHeading___Toc1917_3995298653"/>Outputs<text:bookmark-end text:name="__RefHeading___Toc1917_3995298653"/></text:h>
      <text:h text:style-name="Heading_20_4" text:outline-level="4"><text:bookmark-start text:name="__RefHeading___Toc1919_3995298653"/>BSDF<text:bookmark-end text:name="__RefHeading___Toc1919_3995298653"/></text:h>
      <text:p text:style-name="P3">Standard shader output.</text:p>
      <text:p text:style-name="P3"/>
      <text:p text:style-name="P7"/>
      <text:h text:style-name="Heading_20_2" text:outline-level="2"><draw:frame draw:style-name="fr3" draw:name="Bild54" text:anchor-type="paragraph" svg:y="0.0189in" svg:width="1.161in" svg:height="2.1457in" draw:z-index="19"><draw:image xlink:href="Pictures/10000001000000AE000001420B62A93D3A7F9242.png" xlink:type="simple" xlink:show="embed" xlink:actuate="onLoad" draw:mime-type="image/png"/></draw:frame><text:bookmark-start text:name="__RefHeading___Toc3035_280651245"/>Specular<text:span text:style-name="T30"> BSDF</text:span><text:bookmark-end text:name="__RefHeading___Toc3035_280651245"/></text:h>
      <text:p text:style-name="P15">Eevee Only</text:p>
      <text:p text:style-name="P3"/>
      <text:p text:style-name="Text_20_body">The Specular BSDF combines multiple <text:span text:style-name="T29">shader </text:span>layers into a single easy to use node.</text:p>
      <text:p text:style-name="Text_20_body">It is similar to the Principled BSDF node but uses the specular workflow instead of the metallic. It has far fewer parameters and supports less features. Both might be merged into one node in the future.</text:p>
      <text:p text:style-name="Text_20_body">The specular workflow functions by specifying the facing (along normal) reflection color. The result may not be physically plausible because there is no energy conservation.</text:p>
      <text:h text:style-name="Heading_20_3" text:outline-level="3"><text:bookmark-start text:name="__RefHeading___Toc1921_3995298653"/>Inputs<text:bookmark-end text:name="__RefHeading___Toc1921_3995298653"/></text:h>
      <text:h text:style-name="Heading_20_4" text:outline-level="4"><text:bookmark-start text:name="__RefHeading___Toc1923_3995298653"/>Base Color<text:bookmark-end text:name="__RefHeading___Toc1923_3995298653"/></text:h>
      <text:p text:style-name="Text_20_body">Diffuse surface color. For conductor materials (metals) it should be black.</text:p>
      <text:h text:style-name="Heading_20_4" text:outline-level="4"><text:bookmark-start text:name="__RefHeading___Toc1925_3995298653"/>Specular Color<text:bookmark-end text:name="__RefHeading___Toc1925_3995298653"/></text:h>
      <text:p text:style-name="Text_20_body">Amount of specular reflection. Specifies facing (along normal) reflectivity. Conductor materials (metals) can <text:soft-page-break/>have colored specular reflection.</text:p>
      <text:p text:style-name="Text_20_body">Hint<text:span text:style-name="T18">. </text:span>To compute this value for a realistic material with a known index of refraction, you may use this special case of the Fresnel formula: specular=((ior-1)/(ior+1))2</text:p>
      <text:p text:style-name="Text_20_body">For example:</text:p>
      <text:p text:style-name="Text_20_body">water: ior = 1.33, specular = 0.25</text:p>
      <text:p text:style-name="Text_20_body">glass: ior = 1.5, specular = 0.5</text:p>
      <text:p text:style-name="Text_20_body">diamond: ior = 2.417, specular = 2.15</text:p>
      <text:h text:style-name="Heading_20_4" text:outline-level="4"><text:bookmark-start text:name="__RefHeading___Toc1927_3995298653"/>Roughness<text:bookmark-end text:name="__RefHeading___Toc1927_3995298653"/></text:h>
      <text:p text:style-name="P3">Specifies micro facet roughness of the surface for diffuse and specular reflection.</text:p>
      <text:p text:style-name="P3"/>
      <text:p text:style-name="Text_20_body">Hint<text:span text:style-name="T18">. </text:span>When converting from the older Glossy BSDF node, use the square root of the original value.</text:p>
      <text:h text:style-name="Heading_20_4" text:outline-level="4"><text:bookmark-start text:name="__RefHeading___Toc1929_3995298653"/>Emissive Color<text:bookmark-end text:name="__RefHeading___Toc1929_3995298653"/></text:h>
      <text:p text:style-name="Text_20_body">Color of the emitted light. This light is added to the BSDF result.</text:p>
      <text:h text:style-name="Heading_20_4" text:outline-level="4"><text:bookmark-start text:name="__RefHeading___Toc1931_3995298653"/>Transparency<text:bookmark-end text:name="__RefHeading___Toc1931_3995298653"/></text:h>
      <text:p text:style-name="Text_20_body">Transparency factor. This is the inverse of the alpha channel (1 - alpha) you find in an image. Use an Invert node to convert alpha to transparency. This will only have an effect if the material uses a blend mode other than opaque.</text:p>
      <text:h text:style-name="Heading_20_4" text:outline-level="4"><text:bookmark-start text:name="__RefHeading___Toc1933_3995298653"/>Normal<text:bookmark-end text:name="__RefHeading___Toc1933_3995298653"/></text:h>
      <text:p text:style-name="Text_20_body">Controls the normals of the base layers.</text:p>
      <text:h text:style-name="Heading_20_4" text:outline-level="4"><text:bookmark-start text:name="__RefHeading___Toc1935_3995298653"/>Clear coat<text:bookmark-end text:name="__RefHeading___Toc1935_3995298653"/></text:h>
      <text:p text:style-name="Text_20_body">Extra white specular layer on top of others. This is useful for materials like car paint and the like.</text:p>
      <text:h text:style-name="Heading_20_4" text:outline-level="4"><text:bookmark-start text:name="__RefHeading___Toc1937_3995298653"/>Clear coat Roughness<text:bookmark-end text:name="__RefHeading___Toc1937_3995298653"/></text:h>
      <text:p text:style-name="Text_20_body">Roughness of clear coat specular.</text:p>
      <text:h text:style-name="Heading_20_4" text:outline-level="4"><text:bookmark-start text:name="__RefHeading___Toc1939_3995298653"/>Clear coat Normal<text:bookmark-end text:name="__RefHeading___Toc1939_3995298653"/></text:h>
      <text:p text:style-name="Text_20_body">Controls the normals of the Clear coat layer.</text:p>
      <text:h text:style-name="Heading_20_4" text:outline-level="4"><text:bookmark-start text:name="__RefHeading___Toc1941_3995298653"/>Ambient Occlusion<text:bookmark-end text:name="__RefHeading___Toc1941_3995298653"/></text:h>
      <text:p text:style-name="Text_20_body">Amount of occlusion to apply to indirect lighting. Usually a bake ambient occlusion map. The final occlusion factor is the minimum of this input and the runtime ambient occlusion effect.</text:p>
      <text:h text:style-name="P77" text:outline-level="3"><text:bookmark-start text:name="__RefHeading___Toc1943_3995298653"/>Outputs<text:bookmark-end text:name="__RefHeading___Toc1943_3995298653"/></text:h>
      <text:h text:style-name="P29" text:outline-level="4"><text:bookmark-start text:name="__RefHeading___Toc1945_3995298653"/>BSDF<text:bookmark-end text:name="__RefHeading___Toc1945_3995298653"/></text:h>
      <text:p text:style-name="Text_20_body">Standard shader output.</text:p>
      <text:p text:style-name="P7"/>
      <text:h text:style-name="Heading_20_2" text:outline-level="2"><draw:frame draw:style-name="fr3" draw:name="Bild55" text:anchor-type="paragraph" svg:y="0.0189in" svg:width="1.1374in" svg:height="1.4366in" draw:z-index="20"><draw:image xlink:href="Pictures/10000001000000AB000000D89C996D43C8476E45.png" xlink:type="simple" xlink:show="embed" xlink:actuate="onLoad" draw:mime-type="image/png"/></draw:frame><text:bookmark-start text:name="__RefHeading___Toc3037_280651245"/><text:soft-page-break/>Subsurface Scattering<text:bookmark-end text:name="__RefHeading___Toc3037_280651245"/></text:h>
      <text:p text:style-name="Text_20_body">The Subsurface Scattering node is used to add simple subsurface multiple scattering, for materials such as skin, wax, marble, milk and others. For these materials, rather than light being reflect directly off the surface, it will penetrate the surface and bounce around internally before getting absorbed or leaving the surface at a nearby point.</text:p>
      <text:p text:style-name="Text_20_body">How far the color scatters on average can be configured per RGB color channel. For example, for skin, red colors scatter further, which gives distinctive red-colored shadows, and a soft appearance.</text:p>
      <text:h text:style-name="Heading_20_3" text:outline-level="3"><text:bookmark-start text:name="__RefHeading___Toc1947_3995298653"/>Inputs<text:bookmark-end text:name="__RefHeading___Toc1947_3995298653"/></text:h>
      <text:h text:style-name="Heading_20_4" text:outline-level="4"><text:bookmark-start text:name="__RefHeading___Toc1949_3995298653"/>Color<text:bookmark-end text:name="__RefHeading___Toc1949_3995298653"/></text:h>
      <text:p text:style-name="Text_20_body">Color of the surface, or physically speaking, the probability that light is reflected for each wavelength.</text:p>
      <text:h text:style-name="Heading_20_4" text:outline-level="4"><text:bookmark-start text:name="__RefHeading___Toc1951_3995298653"/>Scale<text:bookmark-end text:name="__RefHeading___Toc1951_3995298653"/></text:h>
      <text:p text:style-name="Text_20_body">Global scale factor for the scattering radius.</text:p>
      <text:h text:style-name="Heading_20_4" text:outline-level="4"><draw:frame draw:style-name="fr4" draw:name="Bild57" text:anchor-type="paragraph" svg:y="0.0189in" svg:width="0.7717in" svg:height="0.5591in" draw:z-index="22"><draw:image xlink:href="Pictures/1000000100000074000000541BE7CC013DA4E0E6.png" xlink:type="simple" xlink:show="embed" xlink:actuate="onLoad" draw:mime-type="image/png"/></draw:frame><text:bookmark-start text:name="__RefHeading___Toc1953_3995298653"/>Radius<text:bookmark-end text:name="__RefHeading___Toc1953_3995298653"/></text:h>
      <text:p text:style-name="Text_20_body">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text:bookmark-start text:name="__RefHeading___Toc1955_3995298653"/>Sharpness<text:bookmark-end text:name="__RefHeading___Toc1955_3995298653"/></text:h>
      <text:p text:style-name="Text_20_body">Used only with Cubic falloff. Values increasing from 0 to 1 prevents softening of sharp edges and reduces unwanted darkening.</text:p>
      <text:h text:style-name="Heading_20_4" text:outline-level="4"><text:bookmark-start text:name="__RefHeading___Toc1957_3995298653"/>Normal<text:bookmark-end text:name="__RefHeading___Toc1957_3995298653"/></text:h>
      <text:p text:style-name="Text_20_body">Normal used for shading; if nothing is connected the default shading normal is used.</text:p>
      <text:h text:style-name="Heading_20_4" text:outline-level="4"><text:bookmark-start text:name="__RefHeading___Toc1959_3995298653"/>Texture Blur<text:bookmark-end text:name="__RefHeading___Toc1959_3995298653"/></text:h>
      <text:p text:style-name="Text_20_body">How much of the texture will be blurred along with the lighting, mixing the texture at the incoming and outgoing points on the surface. Note that the right choice depends on the texture. Consider for example a texture created from a photograph of skin, in this case the colors will already be pre-blurred and texture blur could be set to 0. Even for hand-painted textures, no blurring or minimal blurring might be appropriate, as a texture artist would likely paint in softening already. One would usually not even know what an unblurred skin texture looks like; we always see it blurred. For a procedural texture on the other hand this option would likely have a higher value.</text:p>
      <text:h text:style-name="Heading_20_3" text:outline-level="3"><draw:frame draw:style-name="fr3" draw:name="Bild56" text:anchor-type="paragraph" svg:y="0.2374in" svg:width="0.9134in" svg:height="0.7598in" draw:z-index="21"><draw:image xlink:href="Pictures/10000001000000890000007298276B2223A7EC69.png" xlink:type="simple" xlink:show="embed" xlink:actuate="onLoad" draw:mime-type="image/png"/></draw:frame><text:bookmark-start text:name="__RefHeading___Toc1961_3995298653"/>Properties<text:bookmark-end text:name="__RefHeading___Toc1961_3995298653"/></text:h>
      <text:h text:style-name="Heading_20_4" text:outline-level="4"><text:bookmark-start text:name="__RefHeading___Toc1963_3995298653"/><text:span text:style-name="T19">Falloff </text:span>Method<text:bookmark-end text:name="__RefHeading___Toc1963_3995298653"/></text:h>
      <text:p text:style-name="Text_20_body">Rendering method to simulate subsurface scattering.</text:p>
      <text:h text:style-name="Heading_20_5" text:outline-level="5"><text:bookmark-start text:name="__RefHeading___Toc1965_3995298653"/><text:soft-page-break/>Christensen-Burley<text:bookmark-end text:name="__RefHeading___Toc1965_3995298653"/></text:h>
      <text:p text:style-name="Text_20_body">Is an approximation to physically-based volume scattering. Gives less blurry results than Cubic and Gaussian functions.</text:p>
      <text:h text:style-name="P85" text:outline-level="5"><text:bookmark-start text:name="__RefHeading___Toc1967_3995298653"/>Random Walk <text:bookmark-end text:name="__RefHeading___Toc1967_3995298653"/></text:h>
      <text:p text:style-name="P17">Cycles Only</text:p>
      <text:p text:style-name="Text_20_body">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4" text:outline-level="4"><text:bookmark-start text:name="__RefHeading___Toc1969_3995298653"/>Cubic<text:bookmark-end text:name="__RefHeading___Toc1969_3995298653"/></text:h>
      <text:p text:style-name="Text_20_body">Is a sharp falloff useful for many simple materials. The function is (radius-x)3.</text:p>
      <text:h text:style-name="Heading_20_4" text:outline-level="4"><text:bookmark-start text:name="__RefHeading___Toc1971_3995298653"/>Gaussian<text:bookmark-end text:name="__RefHeading___Toc1971_3995298653"/></text:h>
      <text:p text:style-name="Text_20_body">Gives a smoother falloff following a normal distribution, which is particularly useful for more advanced materials that use measured data that was fitted to one or more such Gaussian functions. The function is e-8x2/radius2, such that the radius roughly matches the maximum falloff distance. To match a given measured variance v, set radius=sqrt(16×v).</text:p>
      <text:h text:style-name="Heading_20_3" text:outline-level="3"><text:bookmark-start text:name="__RefHeading___Toc1973_3995298653"/>Outputs<text:bookmark-end text:name="__RefHeading___Toc1973_3995298653"/></text:h>
      <text:h text:style-name="Heading_20_4" text:outline-level="4"><text:bookmark-start text:name="__RefHeading___Toc1975_3995298653"/>BSSRDF<text:bookmark-end text:name="__RefHeading___Toc1975_3995298653"/></text:h>
      <text:p text:style-name="Text_20_body">BSSRDF shader output.</text:p>
      <text:p text:style-name="P3"/>
      <text:p text:style-name="P7"/>
      <text:h text:style-name="Heading_20_2" text:outline-level="2"><draw:frame draw:style-name="fr3" draw:name="Bild58" text:anchor-type="paragraph" svg:y="0.2374in" svg:width="1.1728in" svg:height="1.3189in" draw:z-index="23"><draw:image xlink:href="Pictures/10000001000000B0000000C6F4F4FA0911CDB868.png" xlink:type="simple" xlink:show="embed" xlink:actuate="onLoad" draw:mime-type="image/png"/></draw:frame><text:bookmark-start text:name="__RefHeading___Toc3039_280651245"/>Toon BSDF<text:bookmark-end text:name="__RefHeading___Toc3039_280651245"/></text:h>
      <text:p text:style-name="P15">Cycles Only</text:p>
      <text:p text:style-name="P3"/>
      <text:p text:style-name="Text_20_body">The Toon BSDF is used to create Diffuse and Glossy materials with cartoon light effects.</text:p>
      <text:h text:style-name="Heading_20_3" text:outline-level="3"><text:bookmark-start text:name="__RefHeading___Toc1977_3995298653"/>Inputs<text:bookmark-end text:name="__RefHeading___Toc1977_3995298653"/></text:h>
      <text:h text:style-name="Heading_20_4" text:outline-level="4"><text:bookmark-start text:name="__RefHeading___Toc1979_3995298653"/>Color<text:bookmark-end text:name="__RefHeading___Toc1979_3995298653"/></text:h>
      <text:p text:style-name="Text_20_body">Color of the surface, or physically speaking, the probability that light is reflected for each wavelength.</text:p>
      <text:h text:style-name="Heading_20_4" text:outline-level="4"><text:bookmark-start text:name="__RefHeading___Toc1981_3995298653"/>Size<text:bookmark-end text:name="__RefHeading___Toc1981_3995298653"/></text:h>
      <text:p text:style-name="Text_20_body">Parameter between 0.0 and 1.0 that gives an angle of reflection between 0° and 90°.</text:p>
      <text:h text:style-name="Heading_20_4" text:outline-level="4"><text:bookmark-start text:name="__RefHeading___Toc1983_3995298653"/>Smooth<text:bookmark-end text:name="__RefHeading___Toc1983_3995298653"/></text:h>
      <text:p text:style-name="Text_20_body">This value specifies an angle over which a smooth transition from full to no reflection happens.</text:p>
      <text:h text:style-name="Heading_20_4" text:outline-level="4"><text:bookmark-start text:name="__RefHeading___Toc1985_3995298653"/><text:soft-page-break/>Normal<text:bookmark-end text:name="__RefHeading___Toc1985_3995298653"/></text:h>
      <text:p text:style-name="Text_20_body">Normal used for shading; if nothing is connected the default shading normal is used.</text:p>
      <text:h text:style-name="Heading_20_3" text:outline-level="3"><text:bookmark-start text:name="__RefHeading___Toc1987_3995298653"/>Properties<text:bookmark-end text:name="__RefHeading___Toc1987_3995298653"/></text:h>
      <text:h text:style-name="Heading_20_4" text:outline-level="4"><draw:frame draw:style-name="fr3" draw:name="Bild59" text:anchor-type="paragraph" svg:y="0.2374in" svg:width="0.7799in" svg:height="0.4839in" draw:z-index="24"><draw:image xlink:href="Pictures/1000000100000075000000498B45779E2E47F487.png" xlink:type="simple" xlink:show="embed" xlink:actuate="onLoad" draw:mime-type="image/png"/></draw:frame><text:bookmark-start text:name="__RefHeading___Toc1989_3995298653"/>Component<text:bookmark-end text:name="__RefHeading___Toc1989_3995298653"/></text:h>
      <text:h text:style-name="Heading_20_5" text:outline-level="5"><text:bookmark-start text:name="__RefHeading___Toc1991_3995298653"/>Diffuse<text:bookmark-end text:name="__RefHeading___Toc1991_3995298653"/></text:h>
      <text:p text:style-name="Text_20_body">Use shading based on the Diffuse BSDF.</text:p>
      <text:h text:style-name="Heading_20_5" text:outline-level="5"><text:bookmark-start text:name="__RefHeading___Toc1993_3995298653"/>Glossy<text:bookmark-end text:name="__RefHeading___Toc1993_3995298653"/></text:h>
      <text:p text:style-name="Text_20_body">Use shading based on the Glossy BSDF for specular reflection.</text:p>
      <text:h text:style-name="Heading_20_3" text:outline-level="3"><text:bookmark-start text:name="__RefHeading___Toc1995_3995298653"/>Outputs<text:bookmark-end text:name="__RefHeading___Toc1995_3995298653"/></text:h>
      <text:h text:style-name="Heading_20_4" text:outline-level="4"><text:bookmark-start text:name="__RefHeading___Toc1997_3995298653"/>BSDF<text:bookmark-end text:name="__RefHeading___Toc1997_3995298653"/></text:h>
      <text:p text:style-name="Text_20_body">Standard shader output.</text:p>
      <text:p text:style-name="P7"/>
      <text:h text:style-name="Heading_20_2" text:outline-level="2"><draw:frame draw:style-name="fr3" draw:name="Bild60" text:anchor-type="paragraph" svg:y="0.2374in" svg:width="1.0783in" svg:height="0.7598in" draw:z-index="25"><draw:image xlink:href="Pictures/10000001000000A2000000729939E27C37554E04.png" xlink:type="simple" xlink:show="embed" xlink:actuate="onLoad" draw:mime-type="image/png"/></draw:frame><text:bookmark-start text:name="__RefHeading___Toc3041_280651245"/>Translucent BSDF<text:bookmark-end text:name="__RefHeading___Toc3041_280651245"/></text:h>
      <text:p text:style-name="Text_20_body">The Translucent BSDF is used to add Lambertian diffuse transmission.</text:p>
      <text:h text:style-name="Heading_20_3" text:outline-level="3"><text:bookmark-start text:name="__RefHeading___Toc1999_3995298653"/>Inputs<text:bookmark-end text:name="__RefHeading___Toc1999_3995298653"/></text:h>
      <text:h text:style-name="Heading_20_4" text:outline-level="4"><text:bookmark-start text:name="__RefHeading___Toc2001_3995298653"/>Color<text:bookmark-end text:name="__RefHeading___Toc2001_3995298653"/></text:h>
      <text:p text:style-name="Text_20_body">Color of the surface, or physically speaking, the probability that light is transmitted for each wavelength.</text:p>
      <text:h text:style-name="Heading_20_4" text:outline-level="4"><text:bookmark-start text:name="__RefHeading___Toc2003_3995298653"/>Normal<text:bookmark-end text:name="__RefHeading___Toc2003_3995298653"/></text:h>
      <text:p text:style-name="P3">Normal used for shading; if nothing is connected the default shading normal is used.</text:p>
      <text:p text:style-name="P3"/>
      <text:h text:style-name="Heading_20_3" text:outline-level="3"><text:bookmark-start text:name="__RefHeading___Toc2005_3995298653"/>Outputs<text:bookmark-end text:name="__RefHeading___Toc2005_3995298653"/></text:h>
      <text:h text:style-name="Heading_20_4" text:outline-level="4"><text:bookmark-start text:name="__RefHeading___Toc2007_3995298653"/>BSDF output<text:bookmark-end text:name="__RefHeading___Toc2007_3995298653"/></text:h>
      <text:p text:style-name="Text_20_body">Standard shader output.</text:p>
      <text:p text:style-name="P7"/>
      <text:h text:style-name="Heading_20_2" text:outline-level="2"><draw:frame draw:style-name="fr3" draw:name="Bild61" text:anchor-type="paragraph" svg:y="0.2374in" svg:width="1.0866in" svg:height="0.6811in" draw:z-index="26"><draw:image xlink:href="Pictures/10000001000000A300000066F97F52678E789F10.png" xlink:type="simple" xlink:show="embed" xlink:actuate="onLoad" draw:mime-type="image/png"/></draw:frame><text:bookmark-start text:name="__RefHeading___Toc3043_280651245"/>Transparent BSDF<text:bookmark-end text:name="__RefHeading___Toc3043_280651245"/></text:h>
      <text:p text:style-name="Text_20_body">The Transparent BSDF is used to add transparency without refraction, passing straight through the surface, as if there were no geometry there. Useful with alpha maps, for example. This shader affects light paths somewhat differently than other BSDFs. Note that only pure white transparent shaders are completely transparent.</text:p>
      <text:h text:style-name="Heading_20_3" text:outline-level="3"><text:bookmark-start text:name="__RefHeading___Toc2009_3995298653"/><text:soft-page-break/>Inputs<text:bookmark-end text:name="__RefHeading___Toc2009_3995298653"/></text:h>
      <text:h text:style-name="Heading_20_4" text:outline-level="4"><text:bookmark-start text:name="__RefHeading___Toc2011_3995298653"/>Color<text:bookmark-end text:name="__RefHeading___Toc2011_3995298653"/></text:h>
      <text:p text:style-name="Text_20_body">Color of the surface, or physically speaking, the probability for each wavelength that light is blocked or passes straight through the surface.</text:p>
      <text:h text:style-name="Heading_20_3" text:outline-level="3"><text:bookmark-start text:name="__RefHeading___Toc2013_3995298653"/>Outputs<text:bookmark-end text:name="__RefHeading___Toc2013_3995298653"/></text:h>
      <text:h text:style-name="Heading_20_4" text:outline-level="4"><text:bookmark-start text:name="__RefHeading___Toc2015_3995298653"/>BSDF<text:bookmark-end text:name="__RefHeading___Toc2015_3995298653"/></text:h>
      <text:p text:style-name="Text_20_body">Standard shader output.</text:p>
      <text:p text:style-name="P3"/>
      <text:p text:style-name="Horizontal_20_Line"/>
      <text:h text:style-name="Heading_20_2" text:outline-level="2"><draw:frame draw:style-name="fr3" draw:name="Bild62" text:anchor-type="paragraph" svg:y="0.2374in" svg:width="1.2445in" svg:height="1.2681in" draw:z-index="27"><draw:image xlink:href="Pictures/10000001000000BB000000BED3857C8C3E4E5F71.png" xlink:type="simple" xlink:show="embed" xlink:actuate="onLoad" draw:mime-type="image/png"/></draw:frame><text:bookmark-start text:name="__RefHeading___Toc3045_280651245"/><text:span text:style-name="T31">Sheen</text:span> BSDF<text:bookmark-end text:name="__RefHeading___Toc3045_280651245"/></text:h>
      <text:p text:style-name="P15">Cycles Only</text:p>
      <text:p text:style-name="P15"/>
      <text:p text:style-name="Text_20_body">The <text:span text:style-name="T31">Sheen</text:span> BSDF is used to add reflection to materials such as cloth. It is meant to be used together with other shaders (such as a Diffuse Shader) and is not particularly useful on its own.</text:p>
      <text:h text:style-name="Heading_20_3" text:outline-level="3"><text:bookmark-start text:name="__RefHeading___Toc2017_3995298653"/>Inputs<text:bookmark-end text:name="__RefHeading___Toc2017_3995298653"/></text:h>
      <text:h text:style-name="Heading_20_4" text:outline-level="4"><text:bookmark-start text:name="__RefHeading___Toc2019_3995298653"/>Color<text:bookmark-end text:name="__RefHeading___Toc2019_3995298653"/></text:h>
      <text:p text:style-name="Text_20_body">Color of the surface, or physically speaking, the probability that light is reflected for each wavelength.</text:p>
      <text:h text:style-name="Heading_20_4" text:outline-level="4"><text:bookmark-start text:name="__RefHeading___Toc2021_3995298653"/>Sigma<text:bookmark-end text:name="__RefHeading___Toc2021_3995298653"/></text:h>
      <text:p text:style-name="Text_20_body">Variance of the normal distribution, controlling the sharpness of the peak. It can be thought of as a kind of roughness.</text:p>
      <text:h text:style-name="Heading_20_4" text:outline-level="4"><text:bookmark-start text:name="__RefHeading___Toc2023_3995298653"/>Normal<text:bookmark-end text:name="__RefHeading___Toc2023_3995298653"/></text:h>
      <text:p text:style-name="Text_20_body">Normal used for shading; if nothing is connected the default shading normal is used.</text:p>
      <text:h text:style-name="Heading_20_3" text:outline-level="3"><draw:frame draw:style-name="fr3" draw:name="Bild4" text:anchor-type="paragraph" svg:y="0.2374in" svg:width="0.9366in" svg:height="0.6374in" draw:z-index="34"><draw:image xlink:href="Pictures/100000010000008D000000601EC6487305F659CC.png" xlink:type="simple" xlink:show="embed" xlink:actuate="onLoad" draw:mime-type="image/png"/></draw:frame><text:bookmark-start text:name="__RefHeading___Toc3209_1606114879"/>Properties<text:bookmark-end text:name="__RefHeading___Toc3209_1606114879"/></text:h>
      <text:h text:style-name="Heading_20_4" text:outline-level="4"><text:bookmark-start text:name="__RefHeading___Toc3211_1606114879"/>Distribution<text:bookmark-end text:name="__RefHeading___Toc3211_1606114879"/></text:h>
      <text:p text:style-name="P37">The distribution algorithm. Akishikmin is the legacy model. Microfiber the modern approach.</text:p>
      <text:h text:style-name="Heading_20_3" text:outline-level="3"><text:bookmark-start text:name="__RefHeading___Toc2025_3995298653"/>Outputs<text:bookmark-end text:name="__RefHeading___Toc2025_3995298653"/></text:h>
      <text:h text:style-name="Heading_20_4" text:outline-level="4"><text:bookmark-start text:name="__RefHeading___Toc2027_3995298653"/>BSDF<text:bookmark-end text:name="__RefHeading___Toc2027_3995298653"/></text:h>
      <text:p text:style-name="Text_20_body">Standard shader output.</text:p>
      <text:p text:style-name="P7"/>
      <text:h text:style-name="Heading_20_2" text:outline-level="2"><draw:frame draw:style-name="fr3" draw:name="Bild63" text:anchor-type="paragraph" svg:y="0.2374in" svg:width="1.0752in" svg:height="0.7681in" draw:z-index="28"><draw:image xlink:href="Pictures/10000001000000A1000000731255A5E55197E5C1.png" xlink:type="simple" xlink:show="embed" xlink:actuate="onLoad" draw:mime-type="image/png"/></draw:frame><text:bookmark-start text:name="__RefHeading___Toc3047_280651245"/><text:soft-page-break/>Volume Absorption<text:bookmark-end text:name="__RefHeading___Toc3047_280651245"/></text:h>
      <text:p text:style-name="Text_20_body">The Volume Absorption node allows light to be absorbed as it passes through the volume. Typical usage for this node would be water and colored glass.</text:p>
      <text:h text:style-name="Heading_20_3" text:outline-level="3"><text:bookmark-start text:name="__RefHeading___Toc2029_3995298653"/>Inputs<text:bookmark-end text:name="__RefHeading___Toc2029_3995298653"/></text:h>
      <text:h text:style-name="Heading_20_4" text:outline-level="4"><text:bookmark-start text:name="__RefHeading___Toc2031_3995298653"/>Color<text:bookmark-end text:name="__RefHeading___Toc2031_3995298653"/></text:h>
      <text:p text:style-name="Text_20_body">Color of the volume.</text:p>
      <text:h text:style-name="Heading_20_4" text:outline-level="4"><text:bookmark-start text:name="__RefHeading___Toc2033_3995298653"/>Density<text:bookmark-end text:name="__RefHeading___Toc2033_3995298653"/></text:h>
      <text:p text:style-name="Text_20_body">The density of the absorption effect.</text:p>
      <text:h text:style-name="Heading_20_3" text:outline-level="3"><text:bookmark-start text:name="__RefHeading___Toc2035_3995298653"/>Outputs<text:bookmark-end text:name="__RefHeading___Toc2035_3995298653"/></text:h>
      <text:h text:style-name="Heading_20_4" text:outline-level="4"><text:bookmark-start text:name="__RefHeading___Toc2037_3995298653"/>Volume<text:bookmark-end text:name="__RefHeading___Toc2037_3995298653"/></text:h>
      <text:p text:style-name="Text_20_body">The Volume Shader<text:span text:style-name="T21">.</text:span></text:p>
      <text:p text:style-name="P3"/>
      <text:p text:style-name="Horizontal_20_Line"/>
      <text:h text:style-name="Heading_20_2" text:outline-level="2"><draw:frame draw:style-name="fr3" draw:name="Bild64" text:anchor-type="paragraph" svg:y="0.2374in" svg:width="1.0866in" svg:height="0.9217in" draw:z-index="29"><draw:image xlink:href="Pictures/10000001000000A30000008A85CD7DC597989272.png" xlink:type="simple" xlink:show="embed" xlink:actuate="onLoad" draw:mime-type="image/png"/></draw:frame><text:bookmark-start text:name="__RefHeading___Toc3049_280651245"/>Volume Scatter<text:bookmark-end text:name="__RefHeading___Toc3049_280651245"/></text:h>
      <text:p text:style-name="Text_20_body">The Volume Scatter node allows light to be scattered as it passes through the volume. Typical usage would be to add fog to a scene. It can also be used with the Volume Absorption node to create smoke.</text:p>
      <text:h text:style-name="Heading_20_3" text:outline-level="3"><text:bookmark-start text:name="__RefHeading___Toc2039_3995298653"/>Inputs<text:bookmark-end text:name="__RefHeading___Toc2039_3995298653"/></text:h>
      <text:h text:style-name="Heading_20_4" text:outline-level="4"><text:bookmark-start text:name="__RefHeading___Toc2041_3995298653"/>Color<text:bookmark-end text:name="__RefHeading___Toc2041_3995298653"/></text:h>
      <text:p text:style-name="Text_20_body">Color of the volume.</text:p>
      <text:h text:style-name="Heading_20_4" text:outline-level="4"><text:bookmark-start text:name="__RefHeading___Toc2043_3995298653"/>Density<text:bookmark-end text:name="__RefHeading___Toc2043_3995298653"/></text:h>
      <text:p text:style-name="Text_20_body">The density of the scatter effect.</text:p>
      <text:h text:style-name="Heading_20_4" text:outline-level="4"><text:bookmark-start text:name="__RefHeading___Toc2045_3995298653"/>Anisotropy<text:bookmark-end text:name="__RefHeading___Toc2045_3995298653"/></text:h>
      <text:p text:style-name="Text_20_body">Controls the look of the scatter effect depending on the direction of the light passing through it.</text:p>
      <text:h text:style-name="Heading_20_3" text:outline-level="3"><text:bookmark-start text:name="__RefHeading___Toc2047_3995298653"/>O<text:span text:style-name="T20">utput</text:span><text:bookmark-end text:name="__RefHeading___Toc2047_3995298653"/></text:h>
      <text:h text:style-name="Heading_20_4" text:outline-level="4"><text:bookmark-start text:name="__RefHeading___Toc2049_3995298653"/>Volume<text:bookmark-end text:name="__RefHeading___Toc2049_3995298653"/></text:h>
      <text:p text:style-name="Text_20_body">The Volume Shader output must be plugged into the Volume Input of the Material or World Output node.</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Consolas" svg:font-family="Consolas"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List_20_2_20_Start" style:display-name="List 2 Start" style:family="paragraph" style:parent-style-name="List" style:next-style-name="List_20_2" style:class="list">
      <style:paragraph-properties fo:margin-left="0.5in" fo:margin-right="0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ff768"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20ddd" style:font-size-asian="10pt" style:font-size-complex="10pt"/>
    </style:style>
    <style:style style:name="MT5" style:family="text">
      <style:text-properties fo:font-size="10pt" officeooo:rsid="03868aea"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2cce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3</text:span><text:span text:style-name="MT3">.1.</text:span><text:span text:style-name="MT5">8</text:span><text:span text:style-name="MT3"> Editors - Shader Editor - Header - A</text:span><text:span text:style-name="MT6">dd</text:span><text:span text:style-name="MT3"> Menu</text:span><text:span text:style-name="MT7"> - Shader</text:span></text:p>
      </style:header>
      <style:footer>
        <text:p text:style-name="MP2"><text:s/><text:page-number text:select-page="current">3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3H27M57S</meta:editing-duration>
    <meta:editing-cycles>827</meta:editing-cycles>
    <meta:generator>LibreOffice/7.4.6.2$Windows_X86_64 LibreOffice_project/5b1f5509c2decdade7fda905e3e1429a67acd63d</meta:generator>
    <dc:date>2024-06-07T18:03:34.460000000</dc:date>
    <meta:document-statistic meta:table-count="3" meta:image-count="53" meta:object-count="0" meta:page-count="35" meta:paragraph-count="957" meta:word-count="6507" meta:character-count="40347" meta:non-whitespace-character-count="34778"/>
    <meta:template xlink:type="simple" xlink:actuate="onRequest" xlink:title="standard1cm" xlink:href="../../../AppData/Roaming/LibreOffice/4/user/template/standard1cm.ott" meta:date="2016-03-29T10:15:31.334000000"/>
  </office:meta>
</office:document-meta>
</file>